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30000008D0A797014.png" manifest:media-type=""/>
  <manifest:file-entry manifest:full-path="Pictures/10000201000001F4000000A0E13E424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StarSymbol" svg:font-family="StarSymbol, 'Arial Unicode MS'"/>
    <style:font-face style:name="Tahoma2" svg:font-family="Tahoma, Lucidasans"/>
    <style:font-face style:name="Courier New" svg:font-family="'Courier New'" style:font-family-generic="modern"/>
    <style:font-face style:name="Courier New1" svg:font-family="'Courier New'" style:font-family-generic="modern" style:font-pitch="fixed"/>
    <style:font-face style:name="Cumberland AMT" svg:font-family="'Cumberland AMT'" style:font-family-generic="modern" style:font-pitch="fixed"/>
    <style:font-face style:name="DejaVu Sans Mono" svg:font-family="'DejaVu Sans Mono'" style:font-family-generic="modern" style:font-pitch="fixed"/>
    <style:font-face style:name="FreeSans" svg:font-family="FreeSans" style:font-family-generic="modern" style:font-pitch="fixed"/>
    <style:font-face style:name="HG Mincho Light J" svg:font-family="'HG Mincho Light J', msmincho" style:font-pitch="variable"/>
    <style:font-face style:name="Tahoma1" svg:font-family="Tahoma, Lucidasans" style:font-pitch="variable"/>
    <style:font-face style:name="맑은 고딕" svg:font-family="'맑은 고딕'" style:font-family-generic="modern" style:font-pitch="variable"/>
    <style:font-face style:name="맑은 고딕1" svg:font-family="'맑은 고딕'" style:font-adornments="보통"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P1"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310d91" style:font-size-asian="10pt" style:font-size-complex="10pt"/>
    </style:style>
    <style:style style:name="P2"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a2b89" officeooo:paragraph-rsid="00310d91" style:font-size-asian="10pt" style:font-size-complex="10pt"/>
    </style:style>
    <style:style style:name="P3"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386de6" style:font-size-asian="10pt" style:font-size-complex="10pt"/>
    </style:style>
    <style:style style:name="P4"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773d49" officeooo:paragraph-rsid="00773d49" style:font-size-asian="10pt" style:font-size-complex="10pt"/>
    </style:style>
    <style:style style:name="P5"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1e25e" officeooo:paragraph-rsid="0051dcd5" style:font-size-asian="10pt" style:font-size-complex="10pt"/>
    </style:style>
    <style:style style:name="P6"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2b47d" officeooo:paragraph-rsid="0052b47d" style:font-size-asian="10pt" style:font-size-complex="10pt"/>
    </style:style>
    <style:style style:name="P7"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10d91" officeooo:paragraph-rsid="0052e606" style:font-size-asian="10pt" style:font-size-complex="10pt"/>
    </style:style>
    <style:style style:name="P8"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2e606" officeooo:paragraph-rsid="0052e606" style:font-size-asian="10pt" style:font-size-complex="10pt"/>
    </style:style>
    <style:style style:name="P9" style:family="paragraph" style:parent-style-name="Autore">
      <style:paragraph-properties fo:margin-left="0cm" fo:margin-right="0cm" fo:margin-top="0.4cm" fo:margin-bottom="0cm" style:contextual-spacing="false" fo:line-height="100%" fo:orphans="0" fo:widows="0" fo:text-indent="0cm" style:auto-text-indent="false"/>
      <style:text-properties style:font-name="Liberation Serif" officeooo:rsid="00310d91" officeooo:paragraph-rsid="00549034"/>
    </style:style>
    <style:style style:name="P10"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2e606" officeooo:paragraph-rsid="00549034" style:font-size-asian="10pt" style:font-size-complex="10pt"/>
    </style:style>
    <style:style style:name="P11"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7dff8" officeooo:paragraph-rsid="005636e0" style:font-size-asian="10pt" style:font-size-complex="10pt"/>
    </style:style>
    <style:style style:name="P12"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61c13f" officeooo:paragraph-rsid="0061c13f" style:font-size-asian="10pt" style:font-size-complex="10pt"/>
    </style:style>
    <style:style style:name="P13"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10d91" officeooo:paragraph-rsid="0061c13f" style:font-size-asian="10pt" style:font-size-complex="10pt"/>
    </style:style>
    <style:style style:name="P14"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61c13f" style:font-size-asian="10pt" style:font-size-complex="10pt"/>
    </style:style>
    <style:style style:name="P15"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a508b" officeooo:paragraph-rsid="005a508b" style:font-size-asian="10pt" style:font-size-complex="10pt"/>
    </style:style>
    <style:style style:name="P16"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b4da4" officeooo:paragraph-rsid="005b4da4" style:font-size-asian="10pt" style:font-size-complex="10pt"/>
    </style:style>
    <style:style style:name="P17" style:family="paragraph" style:parent-style-name="Autore">
      <style:paragraph-properties fo:margin-left="0cm" fo:margin-right="0cm" fo:margin-top="0.4cm" fo:margin-bottom="0cm" style:contextual-spacing="false" fo:line-height="100%" fo:orphans="0" fo:widows="0" fo:text-indent="0cm" style:auto-text-indent="false"/>
      <style:text-properties style:font-name="Liberation Serif" officeooo:paragraph-rsid="005b4da4"/>
    </style:style>
    <style:style style:name="P18"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b4da4" officeooo:paragraph-rsid="005bd5f4" style:font-size-asian="10pt" style:font-size-complex="10pt"/>
    </style:style>
    <style:style style:name="P19"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bd5f4" officeooo:paragraph-rsid="005bd5f4" style:font-size-asian="10pt" style:font-size-complex="10pt"/>
    </style:style>
    <style:style style:name="P20"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10d91" officeooo:paragraph-rsid="00505e09" style:font-size-asian="10pt" style:font-size-complex="10pt"/>
    </style:style>
    <style:style style:name="P21"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e6f1a" officeooo:paragraph-rsid="00840fe9" style:font-size-asian="10pt" style:font-size-complex="10pt"/>
    </style:style>
    <style:style style:name="P22"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fba16" officeooo:paragraph-rsid="00840fe9" style:font-size-asian="10pt" style:font-size-complex="10pt"/>
    </style:style>
    <style:style style:name="P23"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608cf5" officeooo:paragraph-rsid="00608cf5" style:font-size-asian="10pt" style:font-size-complex="10pt"/>
    </style:style>
    <style:style style:name="P24"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625854" style:font-size-asian="10pt" style:font-size-complex="10pt"/>
    </style:style>
    <style:style style:name="P25"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625854" officeooo:paragraph-rsid="00625854" style:font-size-asian="10pt" style:font-size-complex="10pt"/>
    </style:style>
    <style:style style:name="P26" style:family="paragraph" style:parent-style-name="Preformatted_20_Text">
      <style:paragraph-properties fo:margin-top="0.4cm" fo:margin-bottom="0cm" style:contextual-spacing="false" fo:line-height="100%"/>
      <style:text-properties fo:font-variant="normal" fo:text-transform="none" style:use-window-font-color="true" style:font-name="Liberation Serif" fo:font-size="10pt" officeooo:rsid="006466df" officeooo:paragraph-rsid="006466df" style:font-size-asian="10pt" style:font-size-complex="10pt"/>
    </style:style>
    <style:style style:name="P27" style:family="paragraph" style:parent-style-name="Preformatted_20_Text">
      <style:paragraph-properties fo:margin-top="0.4cm" fo:margin-bottom="0cm" style:contextual-spacing="false" fo:line-height="100%"/>
      <style:text-properties style:font-name="Liberation Serif" officeooo:rsid="000c953e" officeooo:paragraph-rsid="006466df"/>
    </style:style>
    <style:style style:name="P28" style:family="paragraph" style:parent-style-name="Preformatted_20_Text">
      <style:paragraph-properties fo:margin-top="0.4cm" fo:margin-bottom="0cm" style:contextual-spacing="false" fo:line-height="100%"/>
      <style:text-properties style:font-name="Liberation Serif" officeooo:rsid="00660e20" officeooo:paragraph-rsid="00660e20"/>
    </style:style>
    <style:style style:name="P29" style:family="paragraph" style:parent-style-name="Autore">
      <style:paragraph-properties fo:margin-left="0.508cm" fo:margin-right="0cm" fo:margin-top="0.4cm" fo:margin-bottom="0cm" style:contextual-spacing="false" fo:line-height="100%" fo:orphans="0" fo:widows="0" fo:text-indent="-0.508cm" style:auto-text-indent="false">
        <style:tab-stops>
          <style:tab-stop style:position="0.49cm"/>
          <style:tab-stop style:position="0.499cm"/>
        </style:tab-stops>
      </style:paragraph-properties>
      <style:text-properties fo:font-variant="normal" fo:text-transform="none" style:use-window-font-color="true" style:font-name="Liberation Serif" fo:font-size="10pt" officeooo:rsid="00345bf8" officeooo:paragraph-rsid="00505e09" style:font-size-asian="10pt" style:font-size-complex="10pt"/>
    </style:style>
    <style:style style:name="P30" style:family="paragraph" style:parent-style-name="Preformatted_20_Text">
      <style:paragraph-properties fo:margin-left="0.508cm" fo:margin-right="0cm" fo:margin-top="0.4cm" fo:margin-bottom="0cm" style:contextual-spacing="false" fo:line-height="100%" fo:text-indent="-0.508cm" style:auto-text-indent="false">
        <style:tab-stops>
          <style:tab-stop style:position="0.49cm"/>
          <style:tab-stop style:position="0.499cm"/>
        </style:tab-stops>
      </style:paragraph-properties>
      <style:text-properties fo:font-variant="normal" fo:text-transform="none" style:use-window-font-color="true" style:font-name="Liberation Serif" fo:font-size="10pt" officeooo:rsid="00345bf8" officeooo:paragraph-rsid="0063ea2e" style:font-size-asian="10pt" style:font-size-complex="10pt"/>
    </style:style>
    <style:style style:name="P31" style:family="paragraph" style:parent-style-name="Header_20_left" style:master-page-name="">
      <style:paragraph-properties fo:margin-top="0.499cm" fo:margin-bottom="0cm" style:contextual-spacing="false" fo:text-align="end" style:justify-single-word="false" style:page-number="auto"/>
      <style:text-properties style:font-name="맑은 고딕" fo:font-size="24pt" fo:font-weight="bold" officeooo:rsid="009a6126" officeooo:paragraph-rsid="009a6126" style:font-name-asian="맑은 고딕" style:font-size-asian="24pt" style:font-weight-asian="bold" style:font-size-complex="24pt" style:font-weight-complex="bold"/>
    </style:style>
    <style:style style:name="P32" style:family="paragraph" style:parent-style-name="Header_20_left">
      <style:text-properties style:text-underline-style="solid" style:text-underline-type="double" style:text-underline-width="auto" style:text-underline-color="font-color"/>
    </style:style>
    <style:style style:name="P33"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a2b89" officeooo:paragraph-rsid="00310d91" style:font-size-asian="10pt" style:font-size-complex="10pt"/>
    </style:style>
    <style:style style:name="P34"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310d91" style:font-size-asian="10pt" style:font-size-complex="10pt"/>
    </style:style>
    <style:style style:name="P35"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386de6" style:font-size-asian="10pt" style:font-size-complex="10pt"/>
    </style:style>
    <style:style style:name="P36"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51dcd5" style:font-size-asian="10pt" style:font-size-complex="10pt"/>
    </style:style>
    <style:style style:name="P37"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61c13f" style:font-size-asian="10pt" style:font-size-complex="10pt"/>
    </style:style>
    <style:style style:name="P38"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625854" style:font-size-asian="10pt" style:font-size-complex="10pt"/>
    </style:style>
    <style:style style:name="P39"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773d49" officeooo:paragraph-rsid="00773d49" style:font-size-asian="10pt" style:font-size-complex="10pt"/>
    </style:style>
    <style:style style:name="P40"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1dcd5" officeooo:paragraph-rsid="0051dcd5" style:font-size-asian="10pt" style:font-size-complex="10pt"/>
    </style:style>
    <style:style style:name="P41"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1e25e" officeooo:paragraph-rsid="0051dcd5" style:font-size-asian="10pt" style:font-size-complex="10pt"/>
    </style:style>
    <style:style style:name="P42"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2b47d" officeooo:paragraph-rsid="0052b47d" style:font-size-asian="10pt" style:font-size-complex="10pt"/>
    </style:style>
    <style:style style:name="P43"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10d91" officeooo:paragraph-rsid="0052e606" style:font-size-asian="10pt" style:font-size-complex="10pt"/>
    </style:style>
    <style:style style:name="P44"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10d91" officeooo:paragraph-rsid="0061c13f" style:font-size-asian="10pt" style:font-size-complex="10pt"/>
    </style:style>
    <style:style style:name="P45"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10d91" officeooo:paragraph-rsid="00505e09" style:font-size-asian="10pt" style:font-size-complex="10pt"/>
    </style:style>
    <style:style style:name="P46"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2e606" officeooo:paragraph-rsid="0052e606" style:font-size-asian="10pt" style:font-size-complex="10pt"/>
    </style:style>
    <style:style style:name="P47"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2e606" officeooo:paragraph-rsid="00549034" style:font-size-asian="10pt" style:font-size-complex="10pt"/>
    </style:style>
    <style:style style:name="P48"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7dff8" officeooo:paragraph-rsid="005636e0" style:font-size-asian="10pt" style:font-size-complex="10pt"/>
    </style:style>
    <style:style style:name="P49"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61c13f" officeooo:paragraph-rsid="0061c13f" style:font-size-asian="10pt" style:font-size-complex="10pt"/>
    </style:style>
    <style:style style:name="P50"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a508b" officeooo:paragraph-rsid="005a508b" style:font-size-asian="10pt" style:font-size-complex="10pt"/>
    </style:style>
    <style:style style:name="P51"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b4da4" officeooo:paragraph-rsid="005b4da4" style:font-size-asian="10pt" style:font-size-complex="10pt"/>
    </style:style>
    <style:style style:name="P52"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b4da4" officeooo:paragraph-rsid="005bd5f4" style:font-size-asian="10pt" style:font-size-complex="10pt"/>
    </style:style>
    <style:style style:name="P53"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bd5f4" officeooo:paragraph-rsid="005bd5f4" style:font-size-asian="10pt" style:font-size-complex="10pt"/>
    </style:style>
    <style:style style:name="P54"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e6f1a" officeooo:paragraph-rsid="00840fe9" style:font-size-asian="10pt" style:font-size-complex="10pt"/>
    </style:style>
    <style:style style:name="P55"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fba16" officeooo:paragraph-rsid="00840fe9" style:font-size-asian="10pt" style:font-size-complex="10pt"/>
    </style:style>
    <style:style style:name="P56"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608cf5" officeooo:paragraph-rsid="00608cf5" style:font-size-asian="10pt" style:font-size-complex="10pt"/>
    </style:style>
    <style:style style:name="P57"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625854" officeooo:paragraph-rsid="00625854" style:font-size-asian="10pt" style:font-size-complex="10pt"/>
    </style:style>
    <style:style style:name="P58" style:family="paragraph" style:parent-style-name="Autore">
      <style:paragraph-properties fo:margin-left="0cm" fo:margin-right="0cm" fo:margin-top="0.4cm" fo:margin-bottom="0cm" style:contextual-spacing="false" fo:line-height="100%" fo:orphans="0" fo:widows="0" fo:text-indent="0cm" style:auto-text-indent="false"/>
      <style:text-properties style:font-name="Liberation Serif" officeooo:rsid="00310d91" officeooo:paragraph-rsid="00549034"/>
    </style:style>
    <style:style style:name="P59" style:family="paragraph" style:parent-style-name="Autore">
      <style:paragraph-properties fo:margin-left="0cm" fo:margin-right="0cm" fo:margin-top="0.4cm" fo:margin-bottom="0cm" style:contextual-spacing="false" fo:line-height="100%" fo:orphans="0" fo:widows="0" fo:text-indent="0cm" style:auto-text-indent="false"/>
      <style:text-properties style:font-name="Liberation Serif" officeooo:paragraph-rsid="005b4da4"/>
    </style:style>
    <style:style style:name="P60"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0pt" officeooo:rsid="00310d91" officeooo:paragraph-rsid="006ad951" style:font-size-asian="10pt" style:font-size-complex="10pt"/>
    </style:style>
    <style:style style:name="P61"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fo:font-style="italic" fo:font-weight="bold" officeooo:rsid="0051e25e" officeooo:paragraph-rsid="0051e25e" style:font-size-asian="12pt" style:language-asian="ko" style:country-asian="KR" style:font-style-asian="italic" style:font-weight-asian="bold" style:font-size-complex="12pt" style:language-complex="ar" style:country-complex="SA" style:font-style-complex="italic" style:font-weight-complex="bold"/>
    </style:style>
    <style:style style:name="P62"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fo:font-style="italic" fo:font-weight="bold" officeooo:rsid="005d7519" officeooo:paragraph-rsid="005d7519" style:font-size-asian="12pt" style:language-asian="ko" style:country-asian="KR" style:font-style-asian="italic" style:font-weight-asian="bold" style:font-size-complex="12pt" style:language-complex="ar" style:country-complex="SA" style:font-style-complex="italic" style:font-weight-complex="bold"/>
    </style:style>
    <style:style style:name="P63"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rsid="00310d91" officeooo:paragraph-rsid="0052b47d" style:font-size-asian="12pt" style:language-asian="ko" style:country-asian="KR" style:font-size-complex="12pt" style:language-complex="ar" style:country-complex="SA"/>
    </style:style>
    <style:style style:name="P64"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rsid="00310d91" officeooo:paragraph-rsid="0052e606" style:font-size-asian="12pt" style:language-asian="ko" style:country-asian="KR" style:font-size-complex="12pt" style:language-complex="ar" style:country-complex="SA"/>
    </style:style>
    <style:style style:name="P65"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rsid="00310d91" officeooo:paragraph-rsid="005636e0" style:font-size-asian="12pt" style:language-asian="ko" style:country-asian="KR" style:font-size-complex="12pt" style:language-complex="ar" style:country-complex="SA"/>
    </style:style>
    <style:style style:name="P66"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rsid="00310d91" officeooo:paragraph-rsid="0061c13f" style:font-size-asian="12pt" style:language-asian="ko" style:country-asian="KR" style:font-size-complex="12pt" style:language-complex="ar" style:country-complex="SA"/>
    </style:style>
    <style:style style:name="P67"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rsid="00310d91" officeooo:paragraph-rsid="00840fe9" style:font-size-asian="12pt" style:language-asian="ko" style:country-asian="KR" style:font-size-complex="12pt" style:language-complex="ar" style:country-complex="SA"/>
    </style:style>
    <style:style style:name="P68"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rsid="00310d91" officeooo:paragraph-rsid="00608cf5" style:font-size-asian="12pt" style:language-asian="ko" style:country-asian="KR" style:font-size-complex="12pt" style:language-complex="ar" style:country-complex="SA"/>
    </style:style>
    <style:style style:name="P69"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rsid="002b3c60" officeooo:paragraph-rsid="0061c13f" style:font-size-asian="12pt" style:language-asian="ko" style:country-asian="KR" style:font-size-complex="12pt" style:language-complex="ar" style:country-complex="SA"/>
    </style:style>
    <style:style style:name="P70"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rsid="002b3c60" officeooo:paragraph-rsid="00625854" style:font-size-asian="12pt" style:language-asian="ko" style:country-asian="KR" style:font-size-complex="12pt" style:language-complex="ar" style:country-complex="SA"/>
    </style:style>
    <style:style style:name="P71"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rsid="0051e25e" officeooo:paragraph-rsid="0051dcd5" style:font-size-asian="12pt" style:language-asian="ko" style:country-asian="KR" style:font-size-complex="12pt" style:language-complex="ar" style:country-complex="SA"/>
    </style:style>
    <style:style style:name="P72"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paragraph-rsid="005a508b" style:font-size-asian="12pt" style:language-asian="ko" style:country-asian="KR" style:font-size-complex="12pt" style:language-complex="ar" style:country-complex="SA"/>
    </style:style>
    <style:style style:name="P73"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paragraph-rsid="008656f6" style:font-size-asian="12pt" style:language-asian="ko" style:country-asian="KR" style:font-size-complex="12pt" style:language-complex="ar" style:country-complex="SA"/>
    </style:style>
    <style:style style:name="P74"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rsid="00345bf8" officeooo:paragraph-rsid="00625854" style:font-size-asian="12pt" style:language-asian="ko" style:country-asian="KR" style:font-size-complex="12pt" style:language-complex="ar" style:country-complex="SA"/>
    </style:style>
    <style:style style:name="P75"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fo:font-weight="bold" officeooo:rsid="006ad951" officeooo:paragraph-rsid="0096ab60" style:font-size-asian="12pt" style:language-asian="ko" style:country-asian="KR" style:font-weight-asian="bold" style:font-size-complex="12pt" style:language-complex="ar" style:country-complex="SA" style:font-weight-complex="bold"/>
    </style:style>
    <style:style style:name="P76"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1pt" officeooo:rsid="00310d91" officeooo:paragraph-rsid="009a6126" style:font-name-asian="맑은 고딕" style:font-size-asian="11pt" style:language-asian="ko" style:country-asian="KR" style:font-size-complex="11pt" style:language-complex="ar" style:country-complex="SA"/>
    </style:style>
    <style:style style:name="P77"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2b3c60" officeooo:paragraph-rsid="00a7c114" style:font-name-asian="맑은 고딕" style:font-size-asian="10pt" style:language-asian="ko" style:country-asian="KR" style:font-size-complex="10pt" style:language-complex="ar" style:country-complex="SA"/>
    </style:style>
    <style:style style:name="P78"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2b3c60" officeooo:paragraph-rsid="00a98dc7" style:font-name-asian="맑은 고딕" style:font-size-asian="10pt" style:language-asian="ko" style:country-asian="KR" style:font-size-complex="10pt" style:language-complex="ar" style:country-complex="SA"/>
    </style:style>
    <style:style style:name="P79"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2b3c60" officeooo:paragraph-rsid="00aff188" style:font-name-asian="맑은 고딕" style:font-size-asian="10pt" style:language-asian="ko" style:country-asian="KR" style:font-size-complex="10pt" style:language-complex="ar" style:country-complex="SA"/>
    </style:style>
    <style:style style:name="P80"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2b3c60" officeooo:paragraph-rsid="003f7b61" style:font-name-asian="맑은 고딕" style:font-size-asian="10pt" style:language-asian="ko" style:country-asian="KR" style:font-size-complex="10pt" style:language-complex="ar" style:country-complex="SA"/>
    </style:style>
    <style:style style:name="P81"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2b3c60" officeooo:paragraph-rsid="00b1e48d" style:font-name-asian="맑은 고딕" style:font-size-asian="10pt" style:language-asian="ko" style:country-asian="KR" style:font-size-complex="10pt" style:language-complex="ar" style:country-complex="SA"/>
    </style:style>
    <style:style style:name="P82"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36c6be" officeooo:paragraph-rsid="00ab0cc9" style:font-name-asian="맑은 고딕" style:font-size-asian="10pt" style:language-asian="ko" style:country-asian="KR" style:font-size-complex="10pt" style:language-complex="ar" style:country-complex="SA"/>
    </style:style>
    <style:style style:name="P83"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2pt" fo:font-weight="bold" officeooo:rsid="003a2b89" officeooo:paragraph-rsid="003a2b89" style:font-name-asian="맑은 고딕" style:font-size-asian="12pt" style:language-asian="ko" style:country-asian="KR" style:font-weight-asian="bold" style:font-size-complex="12pt" style:language-complex="ar" style:country-complex="SA" style:font-weight-complex="bold"/>
    </style:style>
    <style:style style:name="P84"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officeooo:paragraph-rsid="008656f6"/>
    </style:style>
    <style:style style:name="P85"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style:font-name="맑은 고딕" fo:font-size="10pt" officeooo:paragraph-rsid="00322757" style:font-name-asian="맑은 고딕" style:font-size-asian="10pt" style:language-asian="ko" style:country-asian="KR" style:font-size-complex="10pt" style:language-complex="ar" style:country-complex="SA"/>
    </style:style>
    <style:style style:name="P86"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style:font-name="Liberation Serif" fo:font-size="12pt" officeooo:rsid="00310d91" officeooo:paragraph-rsid="00549034" style:font-size-asian="12pt" style:language-asian="ko" style:country-asian="KR" style:font-size-complex="12pt" style:language-complex="ar" style:country-complex="SA"/>
    </style:style>
    <style:style style:name="P87"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style:font-name="Liberation Serif" fo:font-size="12pt" officeooo:paragraph-rsid="005b4da4" style:font-size-asian="12pt" style:language-asian="ko" style:country-asian="KR" style:font-size-complex="12pt" style:language-complex="ar" style:country-complex="SA"/>
    </style:style>
    <style:style style:name="P88"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style:font-name="Liberation Serif" fo:font-size="12pt" officeooo:paragraph-rsid="00891782" style:font-size-asian="12pt" style:language-asian="ko" style:country-asian="KR" style:font-size-complex="12pt" style:language-complex="ar" style:country-complex="SA"/>
    </style:style>
    <style:style style:name="P89"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style:font-name="Liberation Serif" fo:font-size="12pt" fo:font-style="italic" fo:font-weight="bold" officeooo:rsid="00310d91" officeooo:paragraph-rsid="00549034" style:font-size-asian="12pt" style:language-asian="ko" style:country-asian="KR" style:font-style-asian="italic" style:font-weight-asian="bold" style:font-size-complex="12pt" style:language-complex="ar" style:country-complex="SA" style:font-style-complex="italic" style:font-weight-complex="bold"/>
    </style:style>
    <style:style style:name="P90" style:family="paragraph" style:parent-style-name="TitoloPrincipale" style:master-page-name="">
      <style:paragraph-properties fo:margin-left="0cm" fo:margin-right="0cm" fo:margin-top="0.3cm" fo:margin-bottom="0cm" style:contextual-spacing="false" fo:line-height="100%" fo:text-align="center" style:justify-single-word="false" fo:orphans="0" fo:widows="0" fo:text-indent="0cm" style:auto-text-indent="false" style:page-number="auto" fo:keep-with-next="auto"/>
      <style:text-properties fo:font-variant="normal" fo:text-transform="none" style:use-window-font-color="true" style:font-name="맑은 고딕" fo:font-size="14pt" fo:font-weight="bold" officeooo:rsid="0099e0bb" officeooo:paragraph-rsid="0099e0bb" style:font-name-asian="맑은 고딕" style:font-size-asian="14pt" style:language-asian="ko" style:country-asian="KR" style:font-weight-asian="bold" style:font-size-complex="14pt" style:language-complex="ar" style:country-complex="SA" style:font-weight-complex="bold"/>
    </style:style>
    <style:style style:name="P91"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style:text-properties fo:font-variant="normal" fo:text-transform="none" style:use-window-font-color="true" style:font-name="맑은 고딕" fo:font-size="10pt" officeooo:rsid="00310d91" officeooo:paragraph-rsid="009a6126" style:font-name-asian="맑은 고딕" style:font-size-asian="10pt" style:language-asian="ko" style:country-asian="KR" style:font-size-complex="10pt" style:language-complex="ar" style:country-complex="SA"/>
    </style:style>
    <style:style style:name="P92"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style:text-properties fo:font-variant="normal" fo:text-transform="none" style:use-window-font-color="true" style:font-name="맑은 고딕" fo:font-size="10pt" officeooo:rsid="0036c6be" officeooo:paragraph-rsid="00ab0cc9" style:font-name-asian="맑은 고딕" style:font-size-asian="10pt" style:language-asian="ko" style:country-asian="KR" style:font-size-complex="10pt" style:language-complex="ar" style:country-complex="SA"/>
    </style:style>
    <style:style style:name="P93"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style:text-properties fo:font-variant="normal" fo:text-transform="none" style:use-window-font-color="true" style:font-name="맑은 고딕" fo:font-size="10pt" officeooo:rsid="00b1e48d" officeooo:paragraph-rsid="00b1e48d" style:font-name-asian="맑은 고딕" style:font-size-asian="10pt" style:language-asian="ko" style:country-asian="KR" style:font-size-complex="10pt" style:language-complex="ar" style:country-complex="SA"/>
    </style:style>
    <style:style style:name="P94"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style:text-properties fo:font-variant="normal" fo:text-transform="none" style:use-window-font-color="true" style:font-name="Liberation Serif" fo:font-size="12pt" officeooo:rsid="0096ab60" officeooo:paragraph-rsid="0096ab60" style:font-size-asian="12pt" style:language-asian="ko" style:country-asian="KR" style:font-size-complex="12pt" style:language-complex="ar" style:country-complex="SA"/>
    </style:style>
    <style:style style:name="P95" style:family="paragraph" style:parent-style-name="Autore">
      <style:paragraph-properties fo:margin-left="0cm" fo:margin-right="0cm" fo:margin-top="0.3cm" fo:margin-bottom="0cm" style:contextual-spacing="false" fo:line-height="100%" fo:orphans="0" fo:widows="0" fo:text-indent="0cm" style:auto-text-indent="false"/>
      <style:text-properties fo:font-variant="normal" fo:text-transform="none" style:use-window-font-color="true" style:font-name="Liberation Serif" fo:font-size="12pt" officeooo:rsid="0096ab60" officeooo:paragraph-rsid="0096ab60" style:font-size-asian="12pt" style:language-asian="ko" style:country-asian="KR" style:font-size-complex="12pt" style:language-complex="ar" style:country-complex="SA"/>
    </style:style>
    <style:style style:name="P96" style:family="paragraph" style:parent-style-name="Autore">
      <style:paragraph-properties fo:margin-left="0cm" fo:margin-right="0cm" fo:margin-top="0.3cm" fo:margin-bottom="0cm" style:contextual-spacing="false" fo:line-height="100%" fo:orphans="0" fo:widows="0" fo:text-indent="0cm" style:auto-text-indent="false"/>
      <style:text-properties fo:font-variant="normal" fo:text-transform="none" style:use-window-font-color="true" style:font-name="Liberation Serif" fo:font-size="12pt" officeooo:rsid="00310d91" officeooo:paragraph-rsid="0096ab60" style:font-size-asian="12pt" style:language-asian="ko" style:country-asian="KR" style:font-size-complex="12pt" style:language-complex="ar" style:country-complex="SA"/>
    </style:style>
    <style:style style:name="P97" style:family="paragraph" style:parent-style-name="Autore">
      <style:paragraph-properties fo:margin-left="0cm" fo:margin-right="0cm" fo:margin-top="0.3cm" fo:margin-bottom="0cm" style:contextual-spacing="false" fo:line-height="100%" fo:orphans="0" fo:widows="0" fo:text-indent="0cm" style:auto-text-indent="false"/>
      <style:text-properties fo:font-variant="normal" fo:text-transform="none" style:use-window-font-color="true" style:font-name="Liberation Serif" fo:font-size="12pt" officeooo:rsid="00310d91" officeooo:paragraph-rsid="0096b63c" style:font-size-asian="12pt" style:language-asian="ko" style:country-asian="KR" style:font-size-complex="12pt" style:language-complex="ar" style:country-complex="SA"/>
    </style:style>
    <style:style style:name="P98" style:family="paragraph" style:parent-style-name="Autore">
      <style:paragraph-properties fo:margin-left="0cm" fo:margin-right="0cm" fo:margin-top="0.3cm" fo:margin-bottom="0cm" style:contextual-spacing="false" fo:line-height="100%" fo:orphans="0" fo:widows="0" fo:text-indent="0cm" style:auto-text-indent="false"/>
      <style:text-properties style:font-name="Liberation Serif" fo:font-size="12pt" officeooo:rsid="002b3c60" officeooo:paragraph-rsid="0096ab60" style:font-size-asian="12pt" style:language-asian="ko" style:country-asian="KR" style:font-size-complex="12pt" style:language-complex="ar" style:country-complex="SA"/>
    </style:style>
    <style:style style:name="P99" style:family="paragraph" style:parent-style-name="Preformatted_20_Text">
      <style:paragraph-properties fo:margin-top="0.4cm" fo:margin-bottom="0cm" style:contextual-spacing="false" fo:line-height="100%"/>
      <style:text-properties style:font-name="Liberation Serif" officeooo:rsid="000c953e" officeooo:paragraph-rsid="006466df"/>
    </style:style>
    <style:style style:name="P100" style:family="paragraph" style:parent-style-name="Preformatted_20_Text">
      <style:paragraph-properties fo:margin-top="0.4cm" fo:margin-bottom="0cm" style:contextual-spacing="false" fo:line-height="100%"/>
      <style:text-properties style:font-name="Liberation Serif" officeooo:rsid="00660e20" officeooo:paragraph-rsid="00660e20"/>
    </style:style>
    <style:style style:name="P101" style:family="paragraph" style:parent-style-name="Preformatted_20_Text">
      <style:paragraph-properties fo:margin-top="0.4cm" fo:margin-bottom="0cm" style:contextual-spacing="false" fo:line-height="100%"/>
      <style:text-properties fo:font-variant="normal" fo:text-transform="none" style:use-window-font-color="true" style:font-name="Liberation Serif" fo:font-size="10pt" officeooo:rsid="006466df" officeooo:paragraph-rsid="006466df" style:font-size-asian="10pt" style:font-size-complex="10pt"/>
    </style:style>
    <style:style style:name="P102" style:family="paragraph" style:parent-style-name="Autore">
      <style:paragraph-properties fo:margin-left="0.508cm" fo:margin-right="0cm" fo:margin-top="0.4cm" fo:margin-bottom="0cm" style:contextual-spacing="false" fo:line-height="100%" fo:orphans="0" fo:widows="0" fo:text-indent="-0.508cm" style:auto-text-indent="false">
        <style:tab-stops>
          <style:tab-stop style:position="0.49cm"/>
          <style:tab-stop style:position="0.499cm"/>
        </style:tab-stops>
      </style:paragraph-properties>
      <style:text-properties fo:font-variant="normal" fo:text-transform="none" style:use-window-font-color="true" style:font-name="Liberation Serif" fo:font-size="10pt" officeooo:rsid="00345bf8" officeooo:paragraph-rsid="00505e09" style:font-size-asian="10pt" style:font-size-complex="10pt"/>
    </style:style>
    <style:style style:name="P103" style:family="paragraph" style:parent-style-name="Preformatted_20_Text">
      <style:paragraph-properties fo:margin-left="0.508cm" fo:margin-right="0cm" fo:margin-top="0.4cm" fo:margin-bottom="0cm" style:contextual-spacing="false" fo:line-height="100%" fo:text-indent="-0.508cm" style:auto-text-indent="false">
        <style:tab-stops>
          <style:tab-stop style:position="0.49cm"/>
          <style:tab-stop style:position="0.499cm"/>
        </style:tab-stops>
      </style:paragraph-properties>
      <style:text-properties fo:font-variant="normal" fo:text-transform="none" style:use-window-font-color="true" style:font-name="Liberation Serif" fo:font-size="10pt" officeooo:rsid="00345bf8" officeooo:paragraph-rsid="0063ea2e" style:font-size-asian="10pt" style:font-size-complex="10pt"/>
    </style:style>
    <style:style style:name="P104" style:family="paragraph" style:parent-style-name="Text_20_body">
      <style:paragraph-properties fo:margin-top="0.3cm" fo:margin-bottom="0cm" style:contextual-spacing="false" fo:line-height="100%" fo:text-align="justify" style:justify-single-word="false" fo:keep-with-next="auto"/>
      <style:text-properties officeooo:paragraph-rsid="006ad951"/>
    </style:style>
    <style:style style:name="P105" style:family="paragraph" style:parent-style-name="Text_20_body">
      <style:paragraph-properties fo:margin-top="0.3cm" fo:margin-bottom="0cm" style:contextual-spacing="false" fo:line-height="100%" fo:text-align="justify" style:justify-single-word="false" fo:keep-with-next="auto">
        <style:tab-stops/>
      </style:paragraph-properties>
      <style:text-properties officeooo:paragraph-rsid="006ad951"/>
    </style:style>
    <style:style style:name="P106" style:family="paragraph" style:parent-style-name="Heading_20_3">
      <style:paragraph-properties fo:margin-top="0.3cm" fo:margin-bottom="0cm" style:contextual-spacing="false" fo:line-height="100%" fo:text-align="justify" style:justify-single-word="false" fo:keep-with-next="auto"/>
      <style:text-properties fo:font-variant="normal" fo:text-transform="none" style:use-window-font-color="true" style:font-name="Liberation Serif" fo:font-size="12pt" fo:font-weight="bold" officeooo:rsid="007bd50b" officeooo:paragraph-rsid="007bd50b" style:font-size-asian="12pt" style:language-asian="ko" style:country-asian="KR" style:font-weight-asian="bold" style:font-size-complex="12pt" style:language-complex="ar" style:country-complex="SA" style:font-weight-complex="bold"/>
    </style:style>
    <style:style style:name="P107" style:family="paragraph" style:parent-style-name="Preformatted_20_Text">
      <style:paragraph-properties fo:margin-top="0.3cm" fo:margin-bottom="0cm" style:contextual-spacing="false" fo:line-height="100%" fo:text-align="justify" style:justify-single-word="false" fo:keep-with-next="auto"/>
      <style:text-properties style:font-name="맑은 고딕" fo:font-size="12pt" fo:font-style="italic" fo:font-weight="bold" officeooo:rsid="00b45465" officeooo:paragraph-rsid="0051e25e" style:font-name-asian="맑은 고딕" style:font-size-asian="12pt" style:language-asian="ko" style:country-asian="KR" style:font-style-asian="italic" style:font-weight-asian="bold" style:font-size-complex="12pt" style:language-complex="ar" style:country-complex="SA" style:font-style-complex="italic" style:font-weight-complex="bold"/>
    </style:style>
    <style:style style:name="P108" style:family="paragraph" style:parent-style-name="Preformatted_20_Text">
      <style:paragraph-properties fo:margin-top="0.3cm" fo:margin-bottom="0cm" style:contextual-spacing="false" fo:line-height="100%" fo:text-align="justify" style:justify-single-word="false" fo:keep-with-next="auto"/>
      <style:text-properties style:font-name="Liberation Serif" fo:font-size="12pt" officeooo:rsid="000c953e" officeooo:paragraph-rsid="006466df" style:font-size-asian="12pt" style:language-asian="ko" style:country-asian="KR" style:font-size-complex="12pt" style:language-complex="ar" style:country-complex="SA"/>
    </style:style>
    <style:style style:name="P109" style:family="paragraph" style:parent-style-name="Preformatted_20_Text">
      <style:paragraph-properties fo:margin-top="0.3cm" fo:margin-bottom="0cm" style:contextual-spacing="false" fo:line-height="100%" fo:text-align="justify" style:justify-single-word="false" fo:keep-with-next="auto"/>
      <style:text-properties style:font-name="Liberation Serif" fo:font-size="12pt" officeooo:rsid="000c953e" officeooo:paragraph-rsid="00660e20" style:font-size-asian="12pt" style:language-asian="ko" style:country-asian="KR" style:font-size-complex="12pt" style:language-complex="ar" style:country-complex="SA"/>
    </style:style>
    <style:style style:name="P110" style:family="paragraph" style:parent-style-name="Preformatted_20_Text">
      <style:paragraph-properties fo:margin-top="0.3cm" fo:margin-bottom="0cm" style:contextual-spacing="false" fo:line-height="100%" fo:text-align="justify" style:justify-single-word="false" fo:keep-with-next="auto"/>
      <style:text-properties style:font-name="Liberation Serif" fo:font-size="12pt" officeooo:rsid="000c953e" officeooo:paragraph-rsid="0067f84c" style:font-size-asian="12pt" style:language-asian="ko" style:country-asian="KR" style:font-size-complex="12pt" style:language-complex="ar" style:country-complex="SA"/>
    </style:style>
    <style:style style:name="P111" style:family="paragraph" style:parent-style-name="Preformatted_20_Text">
      <style:paragraph-properties fo:margin-top="0.3cm" fo:margin-bottom="0cm" style:contextual-spacing="false" fo:line-height="100%" fo:text-align="justify" style:justify-single-word="false" fo:keep-with-next="auto"/>
      <style:text-properties fo:font-variant="normal" fo:text-transform="none" style:use-window-font-color="true" style:font-name="Liberation Serif" fo:font-size="12pt" fo:font-style="italic" fo:font-weight="bold" officeooo:rsid="0051e25e" officeooo:paragraph-rsid="0051e25e" style:font-size-asian="12pt" style:language-asian="ko" style:country-asian="KR" style:font-style-asian="italic" style:font-weight-asian="bold" style:font-size-complex="12pt" style:language-complex="ar" style:country-complex="SA" style:font-style-complex="italic" style:font-weight-complex="bold"/>
    </style:style>
    <style:style style:name="P112" style:family="paragraph" style:parent-style-name="Preformatted_20_Text">
      <style:paragraph-properties fo:margin-top="0.3cm" fo:margin-bottom="0cm" style:contextual-spacing="false" fo:line-height="100%" fo:text-align="justify" style:justify-single-word="false" fo:keep-with-next="auto"/>
      <style:text-properties fo:font-variant="normal" fo:text-transform="none" style:use-window-font-color="true" style:font-name="Liberation Serif" fo:font-size="12pt" fo:font-weight="bold" officeooo:rsid="00505e09" officeooo:paragraph-rsid="00505e09" style:font-size-asian="12pt" style:language-asian="ko" style:country-asian="KR" style:font-weight-asian="bold" style:font-size-complex="12pt" style:language-complex="ar" style:country-complex="SA" style:font-weight-complex="bold"/>
    </style:style>
    <style:style style:name="P113" style:family="paragraph" style:parent-style-name="Preformatted_20_Text" style:master-page-name="">
      <style:paragraph-properties fo:margin-top="0.3cm" fo:margin-bottom="0cm" style:contextual-spacing="false" fo:line-height="100%" fo:text-align="justify" style:justify-single-word="false" fo:orphans="0" fo:widows="0" style:page-number="auto" fo:keep-with-next="auto"/>
      <style:text-properties style:font-name="Liberation Serif" fo:font-size="12pt" officeooo:rsid="00660e20" officeooo:paragraph-rsid="00660e20" style:font-size-asian="12pt" style:language-asian="ko" style:country-asian="KR" style:font-size-complex="12pt" style:language-complex="ar" style:country-complex="SA"/>
    </style:style>
    <style:style style:name="P114" style:family="paragraph" style:parent-style-name="Preformatted_20_Text" style:master-page-name="">
      <style:paragraph-properties fo:margin-top="0.3cm" fo:margin-bottom="0cm" style:contextual-spacing="false" fo:line-height="100%" fo:text-align="justify" style:justify-single-word="false" fo:orphans="0" fo:widows="0" style:page-number="auto" fo:keep-with-next="auto"/>
      <style:text-properties style:font-name="Liberation Serif" fo:font-size="12pt" officeooo:rsid="000c953e" officeooo:paragraph-rsid="006466df" style:font-size-asian="12pt" style:language-asian="ko" style:country-asian="KR" style:font-size-complex="12pt" style:language-complex="ar" style:country-complex="SA"/>
    </style:style>
    <style:style style:name="P115" style:family="paragraph" style:parent-style-name="Autore">
      <style:text-properties officeooo:rsid="000313f0"/>
    </style:style>
    <style:style style:name="P116" style:family="paragraph" style:parent-style-name="Autore">
      <style:text-properties officeooo:rsid="004b3f28"/>
    </style:style>
    <style:style style:name="P117" style:family="paragraph" style:parent-style-name="Autore" style:list-style-name="L1"/>
    <style:style style:name="P118" style:family="paragraph" style:parent-style-name="Autore">
      <style:text-properties officeooo:paragraph-rsid="00c68300"/>
    </style:style>
    <style:style style:name="P119" style:family="paragraph" style:parent-style-name="Autore" style:list-style-name="L2">
      <style:paragraph-properties fo:margin-left="0.508cm" fo:margin-right="0cm" fo:margin-top="0.3cm" fo:margin-bottom="0cm" style:contextual-spacing="false" fo:line-height="100%" fo:text-align="justify" style:justify-single-word="false" fo:orphans="0" fo:widows="0" fo:text-indent="-0.508cm" style:auto-text-indent="false" fo:keep-with-next="auto">
        <style:tab-stops>
          <style:tab-stop style:position="0.49cm"/>
          <style:tab-stop style:position="0.499cm"/>
        </style:tab-stops>
      </style:paragraph-properties>
      <style:text-properties fo:font-variant="normal" fo:text-transform="none" style:use-window-font-color="true" style:font-name="Liberation Serif" fo:font-size="12pt" officeooo:rsid="00625854" officeooo:paragraph-rsid="00625854" style:font-size-asian="12pt" style:language-asian="ko" style:country-asian="KR" style:font-size-complex="12pt" style:language-complex="ar" style:country-complex="SA"/>
    </style:style>
    <style:style style:name="P120" style:family="paragraph" style:parent-style-name="Autore" style:list-style-name="L2">
      <style:paragraph-properties fo:margin-left="0.508cm" fo:margin-right="0cm" fo:margin-top="0.3cm" fo:margin-bottom="0cm" style:contextual-spacing="false" fo:line-height="100%" fo:text-align="justify" style:justify-single-word="false" fo:orphans="0" fo:widows="0" fo:text-indent="-0.508cm" style:auto-text-indent="false" fo:keep-with-next="auto">
        <style:tab-stops>
          <style:tab-stop style:position="0.49cm"/>
          <style:tab-stop style:position="0.499cm"/>
        </style:tab-stops>
      </style:paragraph-properties>
      <style:text-properties fo:font-variant="normal" fo:text-transform="none" style:use-window-font-color="true" style:font-name="Liberation Serif" fo:font-size="12pt" officeooo:rsid="00345bf8" officeooo:paragraph-rsid="0063ea2e" style:font-size-asian="12pt" style:language-asian="ko" style:country-asian="KR" style:font-size-complex="12pt" style:language-complex="ar" style:country-complex="SA"/>
    </style:style>
    <style:style style:name="P121" style:family="paragraph" style:parent-style-name="Autore" style:list-style-name="L2">
      <style:paragraph-properties fo:margin-left="0.508cm" fo:margin-right="0cm" fo:margin-top="0.3cm" fo:margin-bottom="0cm" style:contextual-spacing="false" fo:line-height="100%" fo:text-align="justify" style:justify-single-word="false" fo:orphans="0" fo:widows="0" fo:text-indent="-0.508cm" style:auto-text-indent="false" fo:keep-with-next="auto">
        <style:tab-stops>
          <style:tab-stop style:position="0.49cm"/>
          <style:tab-stop style:position="0.499cm"/>
        </style:tab-stops>
      </style:paragraph-properties>
      <style:text-properties fo:font-variant="normal" fo:text-transform="none" style:use-window-font-color="true" style:font-name="Liberation Serif" fo:font-size="12pt" officeooo:rsid="00345bf8" officeooo:paragraph-rsid="00505e09" style:font-size-asian="12pt" style:language-asian="ko" style:country-asian="KR" style:font-size-complex="12pt" style:language-complex="ar" style:country-complex="SA"/>
    </style:style>
    <style:style style:name="P122" style:family="paragraph" style:parent-style-name="Autore" style:list-style-name="L3">
      <style:paragraph-properties fo:margin-top="0.3cm" fo:margin-bottom="0cm" style:contextual-spacing="false" fo:line-height="100%" fo:orphans="0" fo:widows="0"/>
      <style:text-properties fo:font-variant="normal" fo:text-transform="none" style:use-window-font-color="true" style:font-name="Liberation Serif" fo:font-size="12pt" officeooo:rsid="0096ab60" officeooo:paragraph-rsid="0096ab60" style:font-size-asian="12pt" style:language-asian="ko" style:country-asian="KR" style:font-size-complex="12pt" style:language-complex="ar" style:country-complex="SA"/>
    </style:style>
    <style:style style:name="P123" style:family="paragraph" style:parent-style-name="Autore" style:list-style-name="L3">
      <style:paragraph-properties fo:margin-top="0.3cm" fo:margin-bottom="0cm" style:contextual-spacing="false" fo:line-height="100%" fo:orphans="0" fo:widows="0"/>
      <style:text-properties fo:font-variant="normal" fo:text-transform="none" style:use-window-font-color="true" style:font-name="Liberation Serif" fo:font-size="12pt" officeooo:rsid="00310d91" officeooo:paragraph-rsid="0096b63c" style:font-size-asian="12pt" style:language-asian="ko" style:country-asian="KR" style:font-size-complex="12pt" style:language-complex="ar" style:country-complex="SA"/>
    </style:style>
    <style:style style:name="P124" style:family="paragraph" style:parent-style-name="Autore" style:list-style-name="L3">
      <style:paragraph-properties fo:margin-top="0.3cm" fo:margin-bottom="0cm" style:contextual-spacing="false" fo:line-height="100%" fo:orphans="0" fo:widows="0"/>
      <style:text-properties fo:font-variant="normal" fo:text-transform="none" style:use-window-font-color="true" style:font-name="Liberation Serif" fo:font-size="12pt" officeooo:rsid="00310d91" officeooo:paragraph-rsid="0096ab60" style:font-size-asian="12pt" style:language-asian="ko" style:country-asian="KR" style:font-size-complex="12pt" style:language-complex="ar" style:country-complex="SA"/>
    </style:style>
    <style:style style:name="P125" style:family="paragraph" style:parent-style-name="Preformatted_20_Text" style:list-style-name="L2">
      <style:paragraph-properties fo:margin-left="0.508cm" fo:margin-right="0cm" fo:margin-top="0.3cm" fo:margin-bottom="0cm" style:contextual-spacing="false" fo:line-height="100%" fo:text-align="justify" style:justify-single-word="false" fo:text-indent="-0.508cm" style:auto-text-indent="false" fo:keep-with-next="auto">
        <style:tab-stops>
          <style:tab-stop style:position="0.49cm"/>
          <style:tab-stop style:position="0.499cm"/>
        </style:tab-stops>
      </style:paragraph-properties>
      <style:text-properties style:font-name="Liberation Serif" fo:font-size="12pt" officeooo:rsid="000c953e" officeooo:paragraph-rsid="0063ea2e" style:font-size-asian="12pt" style:language-asian="ko" style:country-asian="KR" style:font-size-complex="12pt" style:language-complex="ar" style:country-complex="SA"/>
    </style:style>
    <style:style style:name="T1" style:family="text">
      <style:text-properties officeooo:rsid="00310d91"/>
    </style:style>
    <style:style style:name="T2" style:family="text">
      <style:text-properties officeooo:rsid="003a2b89"/>
    </style:style>
    <style:style style:name="T3" style:family="text">
      <style:text-properties officeooo:rsid="0036c6be"/>
    </style:style>
    <style:style style:name="T4" style:family="text">
      <style:text-properties officeooo:rsid="00386de6"/>
    </style:style>
    <style:style style:name="T5" style:family="text">
      <style:text-properties officeooo:rsid="0052e606"/>
    </style:style>
    <style:style style:name="T6" style:family="text">
      <style:text-properties fo:font-variant="normal" fo:text-transform="none" style:use-window-font-color="true" fo:font-size="10pt" style:font-size-asian="10pt" style:font-size-complex="10pt"/>
    </style:style>
    <style:style style:name="T7" style:family="text">
      <style:text-properties fo:font-variant="normal" fo:text-transform="none" style:use-window-font-color="true" fo:font-size="10pt" officeooo:rsid="0052e606" style:font-size-asian="10pt" style:font-size-complex="10pt"/>
    </style:style>
    <style:style style:name="T8" style:family="text">
      <style:text-properties officeooo:rsid="002b3c60"/>
    </style:style>
    <style:style style:name="T9" style:family="text">
      <style:text-properties officeooo:rsid="0061c13f"/>
    </style:style>
    <style:style style:name="T10" style:family="text">
      <style:text-properties fo:font-variant="normal" fo:text-transform="none" style:use-window-font-color="true" fo:font-size="10pt" officeooo:rsid="005b4da4" style:font-size-asian="10pt" style:font-size-complex="10pt"/>
    </style:style>
    <style:style style:name="T11" style:family="text">
      <style:text-properties fo:font-variant="normal" fo:text-transform="none" style:use-window-font-color="true" fo:font-size="10pt" officeooo:rsid="00310d91" style:font-size-asian="10pt" style:font-size-complex="10pt"/>
    </style:style>
    <style:style style:name="T12" style:family="text">
      <style:text-properties officeooo:rsid="005d2b66"/>
    </style:style>
    <style:style style:name="T13" style:family="text">
      <style:text-properties officeooo:rsid="00625854"/>
    </style:style>
    <style:style style:name="T14" style:family="text">
      <style:text-properties fo:font-variant="normal" fo:text-transform="none" style:use-window-font-color="true" fo:font-size="10pt" officeooo:rsid="006466df" style:font-size-asian="10pt" style:font-size-complex="10pt"/>
    </style:style>
    <style:style style:name="T15" style:family="text">
      <style:text-properties fo:font-variant="normal" fo:text-transform="none" style:use-window-font-color="true" fo:font-size="10pt" officeooo:rsid="00660e20" style:font-size-asian="10pt" style:font-size-complex="10pt"/>
    </style:style>
    <style:style style:name="T16" style:family="text">
      <style:text-properties officeooo:rsid="00310d91"/>
    </style:style>
    <style:style style:name="T17" style:family="text">
      <style:text-properties officeooo:rsid="003a2b89"/>
    </style:style>
    <style:style style:name="T18" style:family="text">
      <style:text-properties officeooo:rsid="0036c6be"/>
    </style:style>
    <style:style style:name="T19" style:family="text">
      <style:text-properties officeooo:rsid="00386de6"/>
    </style:style>
    <style:style style:name="T20" style:family="text">
      <style:text-properties officeooo:rsid="0051e25e"/>
    </style:style>
    <style:style style:name="T21" style:family="text">
      <style:text-properties officeooo:rsid="0052e606"/>
    </style:style>
    <style:style style:name="T22" style:family="text">
      <style:text-properties fo:font-variant="normal" fo:text-transform="none" style:use-window-font-color="true"/>
    </style:style>
    <style:style style:name="T23" style:family="text">
      <style:text-properties fo:font-variant="normal" fo:text-transform="none" style:use-window-font-color="true" fo:font-size="10pt" style:font-size-asian="10pt" style:font-size-complex="10pt"/>
    </style:style>
    <style:style style:name="T24" style:family="text">
      <style:text-properties fo:font-variant="normal" fo:text-transform="none" style:use-window-font-color="true" fo:font-size="10pt" officeooo:rsid="0052e606" style:font-size-asian="10pt" style:font-size-complex="10pt"/>
    </style:style>
    <style:style style:name="T25" style:family="text">
      <style:text-properties fo:font-variant="normal" fo:text-transform="none" style:use-window-font-color="true" fo:font-size="10pt" officeooo:rsid="005b4da4" style:font-size-asian="10pt" style:font-size-complex="10pt"/>
    </style:style>
    <style:style style:name="T26" style:family="text">
      <style:text-properties fo:font-variant="normal" fo:text-transform="none" style:use-window-font-color="true" fo:font-size="10pt" officeooo:rsid="00310d91" style:font-size-asian="10pt" style:font-size-complex="10pt"/>
    </style:style>
    <style:style style:name="T27" style:family="text">
      <style:text-properties fo:font-variant="normal" fo:text-transform="none" style:use-window-font-color="true" fo:font-size="10pt" officeooo:rsid="006466df" style:font-size-asian="10pt" style:font-size-complex="10pt"/>
    </style:style>
    <style:style style:name="T28" style:family="text">
      <style:text-properties fo:font-variant="normal" fo:text-transform="none" style:use-window-font-color="true" fo:font-size="10pt" officeooo:rsid="00660e20" style:font-size-asian="10pt" style:font-size-complex="10pt"/>
    </style:style>
    <style:style style:name="T29" style:family="text">
      <style:text-properties fo:font-variant="normal" fo:text-transform="none" style:use-window-font-color="true" style:font-name="Liberation Serif" fo:font-size="12pt" officeooo:rsid="008656f6" style:font-size-asian="12pt" style:language-asian="ko" style:country-asian="KR" style:font-size-complex="12pt" style:language-complex="ar" style:country-complex="SA"/>
    </style:style>
    <style:style style:name="T30" style:family="text">
      <style:text-properties fo:font-variant="normal" fo:text-transform="none" style:use-window-font-color="true" style:font-name="Liberation Serif" fo:font-size="12pt" officeooo:rsid="00869e78" style:font-size-asian="12pt" style:language-asian="ko" style:country-asian="KR" style:font-size-complex="12pt" style:language-complex="ar" style:country-complex="SA"/>
    </style:style>
    <style:style style:name="T31" style:family="text">
      <style:text-properties fo:font-variant="normal" fo:text-transform="none" style:use-window-font-color="true" officeooo:rsid="0052e606"/>
    </style:style>
    <style:style style:name="T32" style:family="text">
      <style:text-properties fo:font-variant="normal" fo:text-transform="none" style:use-window-font-color="true" officeooo:rsid="007a171d"/>
    </style:style>
    <style:style style:name="T33" style:family="text">
      <style:text-properties fo:font-variant="normal" fo:text-transform="none" style:use-window-font-color="true" officeooo:rsid="005d7519"/>
    </style:style>
    <style:style style:name="T34" style:family="text">
      <style:text-properties fo:font-variant="normal" fo:text-transform="none" style:use-window-font-color="true" officeooo:rsid="00549034"/>
    </style:style>
    <style:style style:name="T35" style:family="text">
      <style:text-properties fo:font-variant="normal" fo:text-transform="none" style:use-window-font-color="true" officeooo:rsid="005b4da4"/>
    </style:style>
    <style:style style:name="T36" style:family="text">
      <style:text-properties fo:font-variant="normal" fo:text-transform="none" style:use-window-font-color="true" officeooo:rsid="007bd50b"/>
    </style:style>
    <style:style style:name="T37" style:family="text">
      <style:text-properties fo:font-variant="normal" fo:text-transform="none" style:use-window-font-color="true" officeooo:rsid="00310d91"/>
    </style:style>
    <style:style style:name="T38" style:family="text">
      <style:text-properties fo:font-variant="normal" fo:text-transform="none" style:use-window-font-color="true" officeooo:rsid="005bd5f4"/>
    </style:style>
    <style:style style:name="T39" style:family="text">
      <style:text-properties fo:font-variant="normal" fo:text-transform="none" style:use-window-font-color="true" officeooo:rsid="00839d61"/>
    </style:style>
    <style:style style:name="T40" style:family="text">
      <style:text-properties fo:font-variant="normal" fo:text-transform="none" style:use-window-font-color="true" officeooo:rsid="0082f3d1"/>
    </style:style>
    <style:style style:name="T41" style:family="text">
      <style:text-properties fo:font-variant="normal" fo:text-transform="none" style:use-window-font-color="true" officeooo:rsid="005d2b66"/>
    </style:style>
    <style:style style:name="T42" style:family="text">
      <style:text-properties fo:font-variant="normal" fo:text-transform="none" style:use-window-font-color="true" officeooo:rsid="006466df"/>
    </style:style>
    <style:style style:name="T43" style:family="text">
      <style:text-properties fo:font-variant="normal" fo:text-transform="none" style:use-window-font-color="true" officeooo:rsid="007dbd97"/>
    </style:style>
    <style:style style:name="T44" style:family="text">
      <style:text-properties fo:font-variant="normal" fo:text-transform="none" style:use-window-font-color="true" officeooo:rsid="00660e20"/>
    </style:style>
    <style:style style:name="T45" style:family="text">
      <style:text-properties fo:font-variant="normal" fo:text-transform="none" style:use-window-font-color="true" officeooo:rsid="0063ea2e"/>
    </style:style>
    <style:style style:name="T46" style:family="text">
      <style:text-properties fo:font-variant="normal" fo:text-transform="none" style:use-window-font-color="true" officeooo:rsid="00345bf8"/>
    </style:style>
    <style:style style:name="T47" style:family="text">
      <style:text-properties fo:font-variant="normal" fo:text-transform="none" style:use-window-font-color="true" officeooo:rsid="0096ab60"/>
    </style:style>
    <style:style style:name="T48" style:family="text">
      <style:text-properties fo:font-variant="normal" fo:text-transform="none" style:use-window-font-color="true" fo:font-weight="bold" officeooo:rsid="00549094" style:font-weight-asian="bold" style:font-weight-complex="bold"/>
    </style:style>
    <style:style style:name="T49" style:family="text">
      <style:text-properties fo:font-variant="normal" fo:text-transform="none" style:use-window-font-color="true" fo:font-weight="bold" officeooo:rsid="00549034" style:font-weight-asian="bold" style:font-weight-complex="bold"/>
    </style:style>
    <style:style style:name="T50" style:family="text">
      <style:text-properties fo:font-variant="normal" fo:text-transform="none" style:use-window-font-color="true" officeooo:rsid="00322757"/>
    </style:style>
    <style:style style:name="T51" style:family="text">
      <style:text-properties fo:font-variant="normal" fo:text-transform="none" style:use-window-font-color="true" officeooo:rsid="00a22d39"/>
    </style:style>
    <style:style style:name="T52" style:family="text">
      <style:text-properties fo:font-variant="normal" fo:text-transform="none" style:use-window-font-color="true" officeooo:rsid="00a3ae06"/>
    </style:style>
    <style:style style:name="T53" style:family="text">
      <style:text-properties fo:font-variant="normal" fo:text-transform="none" style:use-window-font-color="true" officeooo:rsid="00a47830"/>
    </style:style>
    <style:style style:name="T54" style:family="text">
      <style:text-properties officeooo:rsid="002b3c60"/>
    </style:style>
    <style:style style:name="T55" style:family="text">
      <style:text-properties officeooo:rsid="0061c13f"/>
    </style:style>
    <style:style style:name="T56" style:family="text">
      <style:text-properties officeooo:rsid="005d2b66"/>
    </style:style>
    <style:style style:name="T57" style:family="text">
      <style:text-properties officeooo:rsid="00625854"/>
    </style:style>
    <style:style style:name="T58" style:family="text">
      <style:text-properties officeooo:rsid="000313f0"/>
    </style:style>
    <style:style style:name="T59" style:family="text">
      <style:text-properties officeooo:rsid="00472ef0"/>
    </style:style>
    <style:style style:name="T60" style:family="text">
      <style:text-properties officeooo:rsid="0051dcd5"/>
    </style:style>
    <style:style style:name="T61" style:family="text">
      <style:text-properties officeooo:rsid="0052b47d"/>
    </style:style>
    <style:style style:name="T62" style:family="text">
      <style:text-properties officeooo:rsid="0057dff8"/>
    </style:style>
    <style:style style:name="T63" style:family="text">
      <style:text-properties officeooo:rsid="005a508b"/>
    </style:style>
    <style:style style:name="T64" style:family="text">
      <style:text-properties officeooo:rsid="005e6f1a"/>
    </style:style>
    <style:style style:name="T65" style:family="text">
      <style:text-properties officeooo:rsid="005fba16"/>
    </style:style>
    <style:style style:name="T66" style:family="text">
      <style:text-properties officeooo:rsid="00608cf5"/>
    </style:style>
    <style:style style:name="T67" style:family="text">
      <style:text-properties officeooo:rsid="0067f84c"/>
    </style:style>
    <style:style style:name="T68" style:family="text">
      <style:text-properties officeooo:rsid="0040b387"/>
    </style:style>
    <style:style style:name="T69" style:family="text">
      <style:text-properties officeooo:rsid="004b3f28"/>
    </style:style>
    <style:style style:name="T70" style:family="text">
      <style:text-properties officeooo:rsid="00502a23"/>
    </style:style>
    <style:style style:name="T71" style:family="text">
      <style:text-properties officeooo:rsid="005636e0"/>
    </style:style>
    <style:style style:name="T72" style:family="text">
      <style:text-properties officeooo:rsid="00599485"/>
    </style:style>
    <style:style style:name="T73" style:family="text">
      <style:text-properties officeooo:rsid="005d7519"/>
    </style:style>
    <style:style style:name="T74" style:family="text">
      <style:text-properties officeooo:rsid="0063ea2e"/>
    </style:style>
    <style:style style:name="T75" style:family="text">
      <style:text-properties officeooo:rsid="00660e20"/>
    </style:style>
    <style:style style:name="T76" style:family="text">
      <style:text-properties officeooo:rsid="006b582b"/>
    </style:style>
    <style:style style:name="T77" style:family="text">
      <style:text-properties officeooo:rsid="007a171d"/>
    </style:style>
    <style:style style:name="T78" style:family="text">
      <style:text-properties officeooo:rsid="007bd50b"/>
    </style:style>
    <style:style style:name="T79" style:family="text">
      <style:text-properties officeooo:rsid="007dbd97"/>
    </style:style>
    <style:style style:name="T80" style:family="text">
      <style:text-properties officeooo:rsid="007e3a26"/>
    </style:style>
    <style:style style:name="T81" style:family="text">
      <style:text-properties officeooo:rsid="008408de"/>
    </style:style>
    <style:style style:name="T82" style:family="text">
      <style:text-properties officeooo:rsid="00856a97"/>
    </style:style>
    <style:style style:name="T83" style:family="text">
      <style:text-properties style:font-name="Liberation Serif" fo:font-size="12pt" fo:language="en" fo:country="US" style:font-size-asian="12pt" style:language-asian="ko" style:country-asian="KR" style:font-size-complex="12pt" style:language-complex="ar" style:country-complex="SA"/>
    </style:style>
    <style:style style:name="T84" style:family="text">
      <style:text-properties style:font-name="Liberation Serif" fo:font-size="12pt" fo:language="en" fo:country="US" officeooo:rsid="00076220" style:font-size-asian="12pt" style:language-asian="ko" style:country-asian="KR" style:font-size-complex="12pt" style:language-complex="ar" style:country-complex="SA"/>
    </style:style>
    <style:style style:name="T85" style:family="text">
      <style:text-properties style:font-name="Liberation Serif" fo:font-size="12pt" fo:language="en" fo:country="US" officeooo:rsid="0027ec2f" style:font-size-asian="12pt" style:language-asian="ko" style:country-asian="KR" style:font-size-complex="12pt" style:language-complex="ar" style:country-complex="SA"/>
    </style:style>
    <style:style style:name="T86" style:family="text">
      <style:text-properties style:font-name="Liberation Serif" fo:font-size="12pt" fo:language="en" fo:country="US" officeooo:rsid="000eede4" style:font-size-asian="12pt" style:language-asian="ko" style:country-asian="KR" style:font-size-complex="12pt" style:language-complex="ar" style:country-complex="SA"/>
    </style:style>
    <style:style style:name="T87" style:family="text">
      <style:text-properties style:font-name="Liberation Serif" fo:font-size="12pt" fo:language="en" fo:country="US" officeooo:rsid="001123bf" style:font-size-asian="12pt" style:language-asian="ko" style:country-asian="KR" style:font-size-complex="12pt" style:language-complex="ar" style:country-complex="SA"/>
    </style:style>
    <style:style style:name="T88" style:family="text">
      <style:text-properties style:font-name="Liberation Serif" fo:font-size="12pt" fo:language="en" fo:country="US" officeooo:rsid="0008a552" style:font-size-asian="12pt" style:language-asian="ko" style:country-asian="KR" style:font-size-complex="12pt" style:language-complex="ar" style:country-complex="SA"/>
    </style:style>
    <style:style style:name="T89" style:family="text">
      <style:text-properties style:font-name="Liberation Serif" fo:font-size="12pt" fo:language="en" fo:country="GB" style:font-size-asian="12pt" style:language-asian="ko" style:country-asian="KR" style:font-size-complex="12pt" style:language-complex="ar" style:country-complex="SA"/>
    </style:style>
    <style:style style:name="T90" style:family="text">
      <style:text-properties style:font-name="Liberation Serif" fo:font-size="12pt" style:font-size-asian="12pt" style:language-asian="ko" style:country-asian="KR" style:font-size-complex="12pt" style:language-complex="ar" style:country-complex="SA"/>
    </style:style>
    <style:style style:name="T91" style:family="text">
      <style:text-properties officeooo:rsid="0091fbea"/>
    </style:style>
    <style:style style:name="T92" style:family="text">
      <style:text-properties officeooo:rsid="00938582"/>
    </style:style>
    <style:style style:name="T93" style:family="text">
      <style:text-properties officeooo:rsid="0096ab60"/>
    </style:style>
    <style:style style:name="T94" style:family="text">
      <style:text-properties officeooo:rsid="006969a6"/>
    </style:style>
    <style:style style:name="T95" style:family="text">
      <style:text-properties officeooo:rsid="006a3a81"/>
    </style:style>
    <style:style style:name="T96" style:family="text">
      <style:text-properties officeooo:rsid="006a52cb"/>
    </style:style>
    <style:style style:name="T97" style:family="text">
      <style:text-properties officeooo:rsid="006aa44f"/>
    </style:style>
    <style:style style:name="T98" style:family="text">
      <style:text-properties officeooo:rsid="0096b63c"/>
    </style:style>
    <style:style style:name="T99" style:family="text">
      <style:text-properties officeooo:rsid="00ba598a" style:language-asian="ko" style:country-asian="KR"/>
    </style:style>
    <style:style style:name="T100" style:family="text">
      <style:text-properties officeooo:rsid="00c471d8" style:language-asian="ko" style:country-asian="KR"/>
    </style:style>
    <style:style style:name="T101" style:family="text">
      <style:text-properties officeooo:rsid="00c61df3" style:language-asian="ko" style:country-asian="KR"/>
    </style:style>
    <style:style style:name="T102" style:family="text">
      <style:text-properties officeooo:rsid="00c68300" style:language-asian="ko" style:country-asian="KR"/>
    </style:style>
    <style:style style:name="T103" style:family="text">
      <style:text-properties officeooo:rsid="00a7c114"/>
    </style:style>
    <style:style style:name="T104" style:family="text">
      <style:text-properties officeooo:rsid="00ba598a"/>
    </style:style>
    <style:style style:name="T105" style:family="text">
      <style:text-properties officeooo:rsid="009a6126"/>
    </style:style>
    <style:style style:name="T106" style:family="text">
      <style:text-properties officeooo:rsid="00a98dc7"/>
    </style:style>
    <style:style style:name="T107" style:family="text">
      <style:text-properties officeooo:rsid="008a8fc9"/>
    </style:style>
    <style:style style:name="T108" style:family="text">
      <style:text-properties officeooo:rsid="00aff188"/>
    </style:style>
    <style:style style:name="T109" style:family="text">
      <style:text-properties officeooo:rsid="003f7b61"/>
    </style:style>
    <style:style style:name="T110" style:family="text">
      <style:text-properties officeooo:rsid="00443b8c"/>
    </style:style>
    <style:style style:name="T111" style:family="text">
      <style:text-properties officeooo:rsid="00b1e48d"/>
    </style:style>
    <style:style style:name="T112" style:family="text">
      <style:text-properties officeooo:rsid="004442c0"/>
    </style:style>
    <style:style style:name="T113" style:family="text">
      <style:text-properties fo:font-size="12pt" officeooo:rsid="006ad951" style:font-size-asian="12pt" style:language-asian="ko" style:country-asian="KR" style:font-size-complex="12pt" style:language-complex="ar" style:country-complex="SA"/>
    </style:style>
    <style:style style:name="T114" style:family="text">
      <style:text-properties officeooo:rsid="00bb796a"/>
    </style:style>
    <style:style style:name="T115" style:family="text">
      <style:text-properties officeooo:rsid="004f47de"/>
    </style:style>
    <style:style style:name="T116" style:family="text">
      <style:text-properties officeooo:rsid="00be54ef"/>
    </style:style>
    <style:style style:name="T117" style:family="text">
      <style:text-properties officeooo:rsid="00bf3d56"/>
    </style:style>
    <style:style style:name="T118" style:family="text">
      <style:text-properties officeooo:rsid="00bf9689"/>
    </style:style>
    <style:style style:name="T119" style:family="text">
      <style:text-properties officeooo:rsid="00c060d0"/>
    </style:style>
    <style:style style:name="T120" style:family="text">
      <style:text-properties officeooo:rsid="00c1a0fd"/>
    </style:style>
    <style:style style:name="T121" style:family="text">
      <style:text-properties officeooo:rsid="00c397af"/>
    </style:style>
    <style:style style:name="T122" style:family="text">
      <style:text-properties officeooo:rsid="00c471d8"/>
    </style:style>
    <style:style style:name="T123" style:family="text">
      <style:text-properties officeooo:rsid="00c61d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9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98939296" text:id="ct198939296">
          <text:deletion>
            <office:change-info>
              <dc:creator>Jan Holesovsky</dc:creator>
              <dc:date>2013-03-26T16:10:00</dc:date>
            </office:change-info>
            <text:p text:style-name="P1"><text:span text:style-name="T1"><text:s/></text:span><text:span text:style-name="T2">LibreOffice source code is dual licensed under</text:span></text:p>
          </text:deletion>
        </text:changed-region>
        <text:changed-region xml:id="ct198939400" text:id="ct198939400">
          <text:deletion>
            <office:change-info>
              <dc:creator>Jan Holesovsky</dc:creator>
              <dc:date>2013-03-26T16:10:00</dc:date>
            </office:change-info>
            <text:p text:style-name="P2"><text:s/>LGPLv3/MPL copyleft licenses.</text:p>
          </text:deletion>
        </text:changed-region>
        <text:changed-region xml:id="ct198939192" text:id="ct198939192">
          <text:deletion>
            <office:change-info>
              <dc:creator>Jan Holesovsky</dc:creator>
              <dc:date>2013-03-26T16:25:00</dc:date>
            </office:change-info>
            <text:p text:style-name="P3"><text:span text:style-name="T3">This is exactly the opposite from MS Office C-Fonts, which have been </text:span><text:span text:style-name="T4">designed</text:span><text:span text:style-name="T3"> to reduce interoperability as they can only be used by people owning a MS Office license. </text:span><text:span text:style-name="T4">C-Fonts</text:span><text:span text:style-name="T3"> </text:span><text:span text:style-name="T4">cannot be</text:span><text:span text:style-name="T3"> emulate</text:span><text:span text:style-name="T4">d</text:span><text:span text:style-name="T3"> </text:span><text:span text:style-name="T4">because</text:span><text:span text:style-name="T3"> the</text:span><text:span text:style-name="T4">y are covered by 10 different US patents, and thus they create an artificial barrier between MS Office users and users of other office suites.</text:span></text:p>
            <text:p text:style-name="P3"><text:span text:style-name="T4">In fact, Microsoft - which has been forced to adopt document standards such as ODF by overwelming user demand for interoperability - has resorted to the subtle use of visually incompatible patented fonts to perpetuate </text:span><text:span text:style-name="T2">the perception that a document created with MS Office cannot be opened by any other office suite with a reasonable level of fidelity.</text:span></text:p>
          </text:deletion>
        </text:changed-region>
        <text:changed-region xml:id="ct198938152" text:id="ct198938152">
          <text:deletion>
            <office:change-info>
              <dc:creator>Unknown Author</dc:creator>
              <dc:date>2013-03-27T00:51:00</dc:date>
            </office:change-info>
            <text:p text:style-name="P4"/>
            <text:p text:style-name="P4"/>
          </text:deletion>
        </text:changed-region>
        <text:changed-region xml:id="ct198937112" text:id="ct198937112">
          <text:deletion>
            <office:change-info>
              <dc:creator>Jan Holesovsky</dc:creator>
              <dc:date>2013-03-26T19:26:00</dc:date>
            </office:change-info>
            <text:p text:style-name="P5">Of course, d</text:p>
          </text:deletion>
        </text:changed-region>
        <text:changed-region xml:id="ct198177800" text:id="ct198177800">
          <text:insertion>
            <office:change-info>
              <dc:creator>Jan Holesovsky</dc:creator>
              <dc:date>2013-03-26T19:26:00</dc:date>
            </office:change-info>
          </text:insertion>
        </text:changed-region>
        <text:changed-region xml:id="ct198177696" text:id="ct198177696">
          <text:deletion>
            <office:change-info>
              <dc:creator>Jan Holesovsky</dc:creator>
              <dc:date>2013-03-26T19:26:00</dc:date>
            </office:change-info>
            <text:p text:style-name="P5">result in an overload and </text:p>
          </text:deletion>
        </text:changed-region>
        <text:changed-region xml:id="ct198177592" text:id="ct198177592">
          <text:deletion>
            <office:change-info>
              <dc:creator>Jan Holesovsky</dc:creator>
              <dc:date>2013-03-26T19:26:00</dc:date>
            </office:change-info>
            <text:p text:style-name="P5">developed by software vendors to</text:p>
          </text:deletion>
        </text:changed-region>
        <text:changed-region xml:id="ct198177488" text:id="ct198177488">
          <text:insertion>
            <office:change-info>
              <dc:creator>Jan Holesovsky</dc:creator>
              <dc:date>2013-03-26T19:26:00</dc:date>
            </office:change-info>
          </text:insertion>
        </text:changed-region>
        <text:changed-region xml:id="ct198177384" text:id="ct198177384">
          <text:insertion>
            <office:change-info>
              <dc:creator>Jan Holesovsky</dc:creator>
              <dc:date>2013-03-26T16:07:00</dc:date>
            </office:change-info>
          </text:insertion>
        </text:changed-region>
        <text:changed-region xml:id="ct198177280" text:id="ct198177280">
          <text:deletion>
            <office:change-info>
              <dc:creator>Jan Holesovsky</dc:creator>
              <dc:date>2013-03-26T19:29:00</dc:date>
            </office:change-info>
            <text:p text:style-name="P6">sexiest </text:p>
          </text:deletion>
        </text:changed-region>
        <text:changed-region xml:id="ct198177176" text:id="ct198177176">
          <text:insertion>
            <office:change-info>
              <dc:creator>Jan Holesovsky</dc:creator>
              <dc:date>2013-03-26T19:29:00</dc:date>
            </office:change-info>
          </text:insertion>
        </text:changed-region>
        <text:changed-region xml:id="ct198177072" text:id="ct198177072">
          <text:deletion>
            <office:change-info>
              <dc:creator>Jan Holesovsky</dc:creator>
              <dc:date>2013-03-26T19:31:00</dc:date>
            </office:change-info>
            <text:p text:style-name="P7">Once t</text:p>
          </text:deletion>
        </text:changed-region>
        <text:changed-region xml:id="ct198176968" text:id="ct198176968">
          <text:insertion>
            <office:change-info>
              <dc:creator>Jan Holesovsky</dc:creator>
              <dc:date>2013-03-26T19:31:00</dc:date>
            </office:change-info>
          </text:insertion>
        </text:changed-region>
        <text:changed-region xml:id="ct198176864" text:id="ct198176864">
          <text:deletion>
            <office:change-info>
              <dc:creator>Jan Holesovsky</dc:creator>
              <dc:date>2013-03-26T19:32:00</dc:date>
            </office:change-info>
            <text:p text:style-name="P8">have been identified, it will be necessary to organize a</text:p>
          </text:deletion>
        </text:changed-region>
        <text:changed-region xml:id="ct198176760" text:id="ct198176760">
          <text:insertion>
            <office:change-info>
              <dc:creator>Jan Holesovsky</dc:creator>
              <dc:date>2013-03-26T19:32:00</dc:date>
            </office:change-info>
          </text:insertion>
        </text:changed-region>
        <text:changed-region xml:id="ct198176656" text:id="ct198176656">
          <text:insertion>
            <office:change-info>
              <dc:creator>Jan Holesovsky</dc:creator>
              <dc:date>2013-03-26T19:29:00</dc:date>
            </office:change-info>
          </text:insertion>
        </text:changed-region>
        <text:changed-region xml:id="ct198176552" text:id="ct198176552">
          <text:deletion>
            <office:change-info>
              <dc:creator>Jan Holesovsky</dc:creator>
              <dc:date>2013-03-26T19:34:00</dc:date>
            </office:change-info>
            <text:p text:style-name="P7"><text:s/>targeted mainly at</text:p>
          </text:deletion>
        </text:changed-region>
        <text:changed-region xml:id="ct198176448" text:id="ct198176448">
          <text:insertion>
            <office:change-info>
              <dc:creator>Jan Holesovsky</dc:creator>
              <dc:date>2013-03-26T19:36:00</dc:date>
            </office:change-info>
          </text:insertion>
        </text:changed-region>
        <text:changed-region xml:id="ct198176344" text:id="ct198176344">
          <text:insertion>
            <office:change-info>
              <dc:creator>Jan Holesovsky</dc:creator>
              <dc:date>2013-03-26T19:34:00</dc:date>
            </office:change-info>
          </text:insertion>
        </text:changed-region>
        <text:changed-region xml:id="ct198176240" text:id="ct198176240">
          <text:deletion>
            <office:change-info>
              <dc:creator>Jan Holesovsky</dc:creator>
              <dc:date>2013-03-26T19:34:00</dc:date>
            </office:change-info>
            <text:p text:style-name="P7">and the <text:span text:style-name="T5">"technology leaders"</text:span></text:p>
          </text:deletion>
        </text:changed-region>
        <text:changed-region xml:id="ct198176136" text:id="ct198176136">
          <text:insertion>
            <office:change-info>
              <dc:creator>Jan Holesovsky</dc:creator>
              <dc:date>2013-03-26T19:35:00</dc:date>
            </office:change-info>
          </text:insertion>
        </text:changed-region>
        <text:changed-region xml:id="ct198176032" text:id="ct198176032">
          <text:deletion>
            <office:change-info>
              <dc:creator>Jan Holesovsky</dc:creator>
              <dc:date>2013-03-26T19:35:00</dc:date>
            </office:change-info>
            <text:p text:style-name="P7"><text:s/>the key <text:span text:style-name="T5">stakeholders</text:span></text:p>
          </text:deletion>
        </text:changed-region>
        <text:changed-region xml:id="ct198175928" text:id="ct198175928">
          <text:deletion>
            <office:change-info>
              <dc:creator>Jan Holesovsky</dc:creator>
              <dc:date>2013-03-26T19:36:00</dc:date>
            </office:change-info>
            <text:p text:style-name="P9"><text:span text:style-name="T6">first group of </text:span><text:span text:style-name="T7">"technology leaders" </text:span><text:span text:style-name="T6">should include </text:span><text:span text:style-name="T7">- if possible - a </text:span></text:p>
          </text:deletion>
        </text:changed-region>
        <text:changed-region xml:id="ct198175824" text:id="ct198175824">
          <text:insertion>
            <office:change-info>
              <dc:creator>Jan Holesovsky</dc:creator>
              <dc:date>2013-03-26T19:36:00</dc:date>
            </office:change-info>
          </text:insertion>
        </text:changed-region>
        <text:changed-region xml:id="ct198175720" text:id="ct198175720">
          <text:insertion>
            <office:change-info>
              <dc:creator>Jan Holesovsky</dc:creator>
              <dc:date>2013-03-26T19:37:00</dc:date>
            </office:change-info>
          </text:insertion>
        </text:changed-region>
        <text:changed-region xml:id="ct198175616" text:id="ct198175616">
          <text:insertion>
            <office:change-info>
              <dc:creator>Jan Holesovsky</dc:creator>
              <dc:date>2013-03-26T19:37:00</dc:date>
            </office:change-info>
          </text:insertion>
        </text:changed-region>
        <text:changed-region xml:id="ct198175512" text:id="ct198175512">
          <text:insertion>
            <office:change-info>
              <dc:creator>Jan Holesovsky</dc:creator>
              <dc:date>2013-03-26T19:37:00</dc:date>
            </office:change-info>
          </text:insertion>
        </text:changed-region>
        <text:changed-region xml:id="ct199496488" text:id="ct199496488">
          <text:insertion>
            <office:change-info>
              <dc:creator>Jan Holesovsky</dc:creator>
              <dc:date>2013-03-26T19:37:00</dc:date>
            </office:change-info>
          </text:insertion>
        </text:changed-region>
        <text:changed-region xml:id="ct199496384" text:id="ct199496384">
          <text:insertion>
            <office:change-info>
              <dc:creator>Jan Holesovsky</dc:creator>
              <dc:date>2013-03-26T19:37:00</dc:date>
            </office:change-info>
          </text:insertion>
        </text:changed-region>
        <text:changed-region xml:id="ct103527232" text:id="ct103527232">
          <text:deletion>
            <office:change-info>
              <dc:creator>Jan Holesovsky</dc:creator>
              <dc:date>2013-03-26T19:37:00</dc:date>
            </office:change-info>
            <text:p text:style-name="P10"><text:s/>and employees in order</text:p>
          </text:deletion>
        </text:changed-region>
        <text:changed-region xml:id="ct103298416" text:id="ct103298416">
          <text:insertion>
            <office:change-info>
              <dc:creator>Jan Holesovsky</dc:creator>
              <dc:date>2013-03-26T19:40:00</dc:date>
            </office:change-info>
          </text:insertion>
        </text:changed-region>
        <text:changed-region xml:id="ct199749336" text:id="ct199749336">
          <text:deletion>
            <office:change-info>
              <dc:creator>Jan Holesovsky</dc:creator>
              <dc:date>2013-03-26T19:40:00</dc:date>
            </office:change-info>
            <text:p text:style-name="P11">-</text:p>
          </text:deletion>
        </text:changed-region>
        <text:changed-region xml:id="ct199749440" text:id="ct199749440">
          <text:deletion>
            <office:change-info>
              <dc:creator>Jan Holesovsky</dc:creator>
              <dc:date>2013-03-26T19:40:00</dc:date>
            </office:change-info>
            <text:p text:style-name="P11"><text:s/>-</text:p>
          </text:deletion>
        </text:changed-region>
        <text:changed-region xml:id="ct199749544" text:id="ct199749544">
          <text:deletion>
            <office:change-info>
              <dc:creator>Jan Holesovsky</dc:creator>
              <dc:date>2013-03-26T19:41:00</dc:date>
            </office:change-info>
            <text:p text:style-name="P12">In fact, m</text:p>
          </text:deletion>
        </text:changed-region>
        <text:changed-region xml:id="ct199749648" text:id="ct199749648">
          <text:insertion>
            <office:change-info>
              <dc:creator>Jan Holesovsky</dc:creator>
              <dc:date>2013-03-26T19:41:00</dc:date>
            </office:change-info>
          </text:insertion>
        </text:changed-region>
        <text:changed-region xml:id="ct199749752" text:id="ct199749752">
          <text:deletion>
            <office:change-info>
              <dc:creator>Jan Holesovsky</dc:creator>
              <dc:date>2013-03-26T19:42:00</dc:date>
            </office:change-info>
            <text:p text:style-name="P12"><text:s/>truly</text:p>
          </text:deletion>
        </text:changed-region>
        <text:changed-region xml:id="ct199749856" text:id="ct199749856">
          <text:insertion>
            <office:change-info>
              <dc:creator>Jan Holesovsky</dc:creator>
              <dc:date>2013-03-26T19:42:00</dc:date>
            </office:change-info>
          </text:insertion>
        </text:changed-region>
        <text:changed-region xml:id="ct199749960" text:id="ct199749960">
          <text:deletion>
            <office:change-info>
              <dc:creator>Jan Holesovsky</dc:creator>
              <dc:date>2013-03-26T19:42:00</dc:date>
            </office:change-info>
            <text:p text:style-name="P13"><text:span text:style-name="T8">contribute to the growth of </text:span><text:span text:style-name="T9">a free </text:span><text:span text:style-name="T8">software </text:span><text:span text:style-name="T9">project which</text:span><text:span text:style-name="T8"> is benefi</text:span><text:span text:style-name="T9">cial</text:span><text:span text:style-name="T8"> to the </text:span><text:span text:style-name="T9">user </text:span><text:span text:style-name="T8">community </text:span><text:span text:style-name="T9">at large</text:span><text:span text:style-name="T8"> (</text:span><text:span text:style-name="T9">beyond any kind of border</text:span><text:span text:style-name="T8">)</text:span></text:p>
          </text:deletion>
        </text:changed-region>
        <text:changed-region xml:id="ct199750064" text:id="ct199750064">
          <text:insertion>
            <office:change-info>
              <dc:creator>Jan Holesovsky</dc:creator>
              <dc:date>2013-03-26T19:42:00</dc:date>
            </office:change-info>
          </text:insertion>
        </text:changed-region>
        <text:changed-region xml:id="ct199750168" text:id="ct199750168">
          <text:insertion>
            <office:change-info>
              <dc:creator>Jan Holesovsky</dc:creator>
              <dc:date>2013-03-26T19:42:00</dc:date>
            </office:change-info>
          </text:insertion>
        </text:changed-region>
        <text:changed-region xml:id="ct199750272" text:id="ct199750272">
          <text:deletion>
            <office:change-info>
              <dc:creator>Jan Holesovsky</dc:creator>
              <dc:date>2013-03-26T19:42:00</dc:date>
            </office:change-info>
            <text:p text:style-name="P14">for</text:p>
          </text:deletion>
        </text:changed-region>
        <text:changed-region xml:id="ct199750376" text:id="ct199750376">
          <text:deletion>
            <office:change-info>
              <dc:creator>Jan Holesovsky</dc:creator>
              <dc:date>2013-03-26T19:42:00</dc:date>
            </office:change-info>
            <text:p text:style-name="P14">(</text:p>
          </text:deletion>
        </text:changed-region>
        <text:changed-region xml:id="ct199750480" text:id="ct199750480">
          <text:deletion>
            <office:change-info>
              <dc:creator>Jan Holesovsky</dc:creator>
              <dc:date>2013-03-26T19:42:00</dc:date>
            </office:change-info>
            <text:p text:style-name="P14">)</text:p>
          </text:deletion>
        </text:changed-region>
        <text:changed-region xml:id="ct199750584" text:id="ct199750584">
          <text:deletion>
            <office:change-info>
              <dc:creator>Jan Holesovsky</dc:creator>
              <dc:date>2013-03-26T16:08:00</dc:date>
            </office:change-info>
            <text:p text:style-name="P15">s</text:p>
          </text:deletion>
        </text:changed-region>
        <text:changed-region xml:id="ct199750688" text:id="ct199750688">
          <text:deletion>
            <office:change-info>
              <dc:creator>Jan Holesovsky</dc:creator>
              <dc:date>2013-03-26T19:43:00</dc:date>
            </office:change-info>
            <text:p text:style-name="P15">which will become the main reference for</text:p>
          </text:deletion>
        </text:changed-region>
        <text:changed-region xml:id="ct199750792" text:id="ct199750792">
          <text:insertion>
            <office:change-info>
              <dc:creator>Jan Holesovsky</dc:creator>
              <dc:date>2013-03-26T19:43:00</dc:date>
            </office:change-info>
          </text:insertion>
        </text:changed-region>
        <text:changed-region xml:id="ct199750896" text:id="ct199750896">
          <text:insertion>
            <office:change-info>
              <dc:creator>Jan Holesovsky</dc:creator>
              <dc:date>2013-03-26T19:44:00</dc:date>
            </office:change-info>
          </text:insertion>
        </text:changed-region>
        <text:changed-region xml:id="ct199751000" text:id="ct199751000">
          <text:insertion>
            <office:change-info>
              <dc:creator>Jan Holesovsky</dc:creator>
              <dc:date>2013-03-26T19:44:00</dc:date>
            </office:change-info>
          </text:insertion>
        </text:changed-region>
        <text:changed-region xml:id="ct199751208" text:id="ct199751208">
          <text:deletion>
            <office:change-info>
              <dc:creator>Jan Holesovsky</dc:creator>
              <dc:date>2013-03-26T19:44:00</dc:date>
            </office:change-info>
            <text:p text:style-name="P15">cation</text:p>
          </text:deletion>
        </text:changed-region>
        <text:changed-region xml:id="ct199751104" text:id="ct199751104">
          <text:deletion>
            <office:change-info>
              <dc:creator>Jan Holesovsky</dc:creator>
              <dc:date>2013-03-26T20:34:00</dc:date>
            </office:change-info>
            <text:p text:style-name="P15"><text:s/>of</text:p>
          </text:deletion>
        </text:changed-region>
        <text:changed-region xml:id="ct199751312" text:id="ct199751312">
          <text:insertion>
            <office:change-info>
              <dc:creator>Jan Holesovsky</dc:creator>
              <dc:date>2013-03-26T20:41:00</dc:date>
            </office:change-info>
          </text:insertion>
        </text:changed-region>
        <text:changed-region xml:id="ct199751416" text:id="ct199751416">
          <text:insertion>
            <office:change-info>
              <dc:creator>Jan Holesovsky</dc:creator>
              <dc:date>2013-03-26T19:46:00</dc:date>
            </office:change-info>
          </text:insertion>
        </text:changed-region>
        <text:changed-region xml:id="ct199751624" text:id="ct199751624">
          <text:deletion>
            <office:change-info>
              <dc:creator>Jan Holesovsky</dc:creator>
              <dc:date>2013-03-26T16:08:00</dc:date>
            </office:change-info>
            <text:p text:style-name="P16">s</text:p>
          </text:deletion>
        </text:changed-region>
        <text:changed-region xml:id="ct199751520" text:id="ct199751520">
          <text:deletion>
            <office:change-info>
              <dc:creator>Jan Holesovsky</dc:creator>
              <dc:date>2013-03-26T19:46:00</dc:date>
            </office:change-info>
            <text:p text:style-name="P16"><text:s/>will also be instrumental</text:p>
          </text:deletion>
        </text:changed-region>
        <text:changed-region xml:id="ct199751728" text:id="ct199751728">
          <text:deletion>
            <office:change-info>
              <dc:creator>Jan Holesovsky</dc:creator>
              <dc:date>2013-03-26T19:46:00</dc:date>
            </office:change-info>
            <text:p text:style-name="P17"><text:span text:style-name="T10">, which is another </text:span><text:span text:style-name="T11">crucial element </text:span><text:span text:style-name="T10">for the </text:span><text:span text:style-name="T11">success </text:span><text:span text:style-name="T10">of the </text:span><text:span text:style-name="T11">migration </text:span><text:span text:style-name="T10">project</text:span><text:span text:style-name="T11">. </text:span><text:span text:style-name="T10">In fact, w</text:span></text:p>
          </text:deletion>
        </text:changed-region>
        <text:changed-region xml:id="ct199751832" text:id="ct199751832">
          <text:insertion>
            <office:change-info>
              <dc:creator>Jan Holesovsky</dc:creator>
              <dc:date>2013-03-26T19:46:00</dc:date>
            </office:change-info>
          </text:insertion>
        </text:changed-region>
        <text:changed-region xml:id="ct199751936" text:id="ct199751936">
          <text:deletion>
            <office:change-info>
              <dc:creator>Jan Holesovsky</dc:creator>
              <dc:date>2013-03-26T19:46:00</dc:date>
            </office:change-info>
            <text:p text:style-name="P16">will</text:p>
          </text:deletion>
        </text:changed-region>
        <text:changed-region xml:id="ct199752040" text:id="ct199752040">
          <text:insertion>
            <office:change-info>
              <dc:creator>Jan Holesovsky</dc:creator>
              <dc:date>2013-03-26T19:46:00</dc:date>
            </office:change-info>
          </text:insertion>
        </text:changed-region>
        <text:changed-region xml:id="ct199752144" text:id="ct199752144">
          <text:deletion>
            <office:change-info>
              <dc:creator>Jan Holesovsky</dc:creator>
              <dc:date>2013-03-26T19:47:00</dc:date>
            </office:change-info>
            <text:p text:style-name="P16">, according to needs)</text:p>
          </text:deletion>
        </text:changed-region>
        <text:changed-region xml:id="ct199752248" text:id="ct199752248">
          <text:insertion>
            <office:change-info>
              <dc:creator>Jan Holesovsky</dc:creator>
              <dc:date>2013-03-26T19:48:00</dc:date>
            </office:change-info>
          </text:insertion>
        </text:changed-region>
        <text:changed-region xml:id="ct199752352" text:id="ct199752352">
          <text:insertion>
            <office:change-info>
              <dc:creator>Jan Holesovsky</dc:creator>
              <dc:date>2013-03-26T19:49:00</dc:date>
            </office:change-info>
          </text:insertion>
        </text:changed-region>
        <text:changed-region xml:id="ct199752456" text:id="ct199752456">
          <text:insertion>
            <office:change-info>
              <dc:creator>Jan Holesovsky</dc:creator>
              <dc:date>2013-03-26T19:50:00</dc:date>
            </office:change-info>
          </text:insertion>
        </text:changed-region>
        <text:changed-region xml:id="ct199752560" text:id="ct199752560">
          <text:deletion>
            <office:change-info>
              <dc:creator>Jan Holesovsky</dc:creator>
              <dc:date>2013-03-26T19:50:00</dc:date>
            </office:change-info>
            <text:p text:style-name="P18">In addition to first and second level support, t</text:p>
          </text:deletion>
        </text:changed-region>
        <text:changed-region xml:id="ct199752664" text:id="ct199752664">
          <text:insertion>
            <office:change-info>
              <dc:creator>Jan Holesovsky</dc:creator>
              <dc:date>2013-03-26T19:50:00</dc:date>
            </office:change-info>
          </text:insertion>
        </text:changed-region>
        <text:changed-region xml:id="ct199752768" text:id="ct199752768">
          <text:deletion>
            <office:change-info>
              <dc:creator>Jan Holesovsky</dc:creator>
              <dc:date>2013-03-26T19:50:00</dc:date>
            </office:change-info>
            <text:p text:style-name="P18"><text:s/>is already</text:p>
          </text:deletion>
        </text:changed-region>
        <text:changed-region xml:id="ct199752872" text:id="ct199752872">
          <text:insertion>
            <office:change-info>
              <dc:creator>Jan Holesovsky</dc:creator>
              <dc:date>2013-03-26T19:50:00</dc:date>
            </office:change-info>
          </text:insertion>
        </text:changed-region>
        <text:changed-region xml:id="ct199752976" text:id="ct199752976">
          <text:deletion>
            <office:change-info>
              <dc:creator>Jan Holesovsky</dc:creator>
              <dc:date>2013-03-26T19:50:00</dc:date>
            </office:change-info>
            <text:p text:style-name="P18">ing</text:p>
          </text:deletion>
        </text:changed-region>
        <text:changed-region xml:id="ct199753080" text:id="ct199753080">
          <text:insertion>
            <office:change-info>
              <dc:creator>Jan Holesovsky</dc:creator>
              <dc:date>2013-03-26T19:50:00</dc:date>
            </office:change-info>
          </text:insertion>
        </text:changed-region>
        <text:changed-region xml:id="ct199753184" text:id="ct199753184">
          <text:insertion>
            <office:change-info>
              <dc:creator>Jan Holesovsky</dc:creator>
              <dc:date>2013-03-26T19:51:00</dc:date>
            </office:change-info>
          </text:insertion>
        </text:changed-region>
        <text:changed-region xml:id="ct199753288" text:id="ct199753288">
          <text:deletion>
            <office:change-info>
              <dc:creator>Jan Holesovsky</dc:creator>
              <dc:date>2013-03-26T19:50:00</dc:date>
            </office:change-info>
            <text:p text:style-name="P18"><text:s/>from</text:p>
          </text:deletion>
        </text:changed-region>
        <text:changed-region xml:id="ct199757528" text:id="ct199757528">
          <text:insertion>
            <office:change-info>
              <dc:creator>Jan Holesovsky</dc:creator>
              <dc:date>2013-03-26T19:51:00</dc:date>
            </office:change-info>
          </text:insertion>
        </text:changed-region>
        <text:changed-region xml:id="ct199757632" text:id="ct199757632">
          <text:insertion>
            <office:change-info>
              <dc:creator>Jan Holesovsky</dc:creator>
              <dc:date>2013-03-26T20:35:00</dc:date>
            </office:change-info>
          </text:insertion>
        </text:changed-region>
        <text:changed-region xml:id="ct199757736" text:id="ct199757736">
          <text:insertion>
            <office:change-info>
              <dc:creator>Jan Holesovsky</dc:creator>
              <dc:date>2013-03-26T20:36:00</dc:date>
            </office:change-info>
          </text:insertion>
        </text:changed-region>
        <text:changed-region xml:id="ct199757840" text:id="ct199757840">
          <text:insertion>
            <office:change-info>
              <dc:creator>Jan Holesovsky</dc:creator>
              <dc:date>2013-03-26T20:35:00</dc:date>
            </office:change-info>
          </text:insertion>
        </text:changed-region>
        <text:changed-region xml:id="ct199757944" text:id="ct199757944">
          <text:deletion>
            <office:change-info>
              <dc:creator>Jan Holesovsky</dc:creator>
              <dc:date>2013-03-26T20:35:00</dc:date>
            </office:change-info>
            <text:p text:style-name="P19">committed</text:p>
          </text:deletion>
        </text:changed-region>
        <text:changed-region xml:id="ct199758048" text:id="ct199758048">
          <text:insertion>
            <office:change-info>
              <dc:creator>Jan Holesovsky</dc:creator>
              <dc:date>2013-03-26T19:52:00</dc:date>
            </office:change-info>
          </text:insertion>
        </text:changed-region>
        <text:changed-region xml:id="ct199758152" text:id="ct199758152">
          <text:insertion>
            <office:change-info>
              <dc:creator>Jan Holesovsky</dc:creator>
              <dc:date>2013-03-26T20:42:00</dc:date>
            </office:change-info>
          </text:insertion>
        </text:changed-region>
        <text:changed-region xml:id="ct199758256" text:id="ct199758256">
          <text:insertion>
            <office:change-info>
              <dc:creator>Jan Holesovsky</dc:creator>
              <dc:date>2013-03-26T20:43:00</dc:date>
            </office:change-info>
          </text:insertion>
        </text:changed-region>
        <text:changed-region xml:id="ct199758360" text:id="ct199758360">
          <text:insertion>
            <office:change-info>
              <dc:creator>Jan Holesovsky</dc:creator>
              <dc:date>2013-03-26T20:44:00</dc:date>
            </office:change-info>
          </text:insertion>
        </text:changed-region>
        <text:changed-region xml:id="ct199758464" text:id="ct199758464">
          <text:insertion>
            <office:change-info>
              <dc:creator>Jan Holesovsky</dc:creator>
              <dc:date>2013-03-26T20:45:00</dc:date>
            </office:change-info>
          </text:insertion>
        </text:changed-region>
        <text:changed-region xml:id="ct199758568" text:id="ct199758568">
          <text:insertion>
            <office:change-info>
              <dc:creator>Jan Holesovsky</dc:creator>
              <dc:date>2013-03-26T20:46:00</dc:date>
            </office:change-info>
          </text:insertion>
        </text:changed-region>
        <text:changed-region xml:id="ct199758672" text:id="ct199758672">
          <text:deletion>
            <office:change-info>
              <dc:creator>Jan Holesovsky</dc:creator>
              <dc:date>2013-03-26T20:41:00</dc:date>
            </office:change-info>
            <text:p text:style-name="P20">In order to assist users, <text:span text:style-name="T12">the entire support team </text:span>will work together to compile a list of Frequently Asked Questions (FAQ) as a quick reference <text:span text:style-name="T12">for</text:span> future <text:span text:style-name="T12">needs</text:span>. These FAQ, <text:span text:style-name="T12">together will all the documents used during the migration process - especialy presentations and manuals</text:span> <text:span text:style-name="T12">- </text:span>sh<text:span text:style-name="T12">ould be published online </text:span>onto the <text:span text:style-name="T12">organization</text:span>'s website, for easy <text:span text:style-name="T12">access and </text:span>retrieval.</text:p>
          </text:deletion>
        </text:changed-region>
        <text:changed-region xml:id="ct199758776" text:id="ct199758776">
          <text:deletion>
            <office:change-info>
              <dc:creator>Jan Holesovsky</dc:creator>
              <dc:date>2013-03-26T20:37:00</dc:date>
            </office:change-info>
            <text:p text:style-name="P21">of </text:p>
          </text:deletion>
        </text:changed-region>
        <text:changed-region xml:id="ct199759088" text:id="ct199759088">
          <text:deletion>
            <office:change-info>
              <dc:creator>Jan Holesovsky</dc:creator>
              <dc:date>2013-03-26T19:53:00</dc:date>
            </office:change-info>
            <text:p text:style-name="P21">- </text:p>
          </text:deletion>
        </text:changed-region>
        <text:changed-region xml:id="ct199758984" text:id="ct199758984">
          <text:deletion>
            <office:change-info>
              <dc:creator>Jan Holesovsky</dc:creator>
              <dc:date>2013-03-26T20:37:00</dc:date>
            </office:change-info>
            <text:p text:style-name="P21">for specific technical reasons</text:p>
          </text:deletion>
        </text:changed-region>
        <text:changed-region xml:id="ct199758880" text:id="ct199758880">
          <text:deletion>
            <office:change-info>
              <dc:creator>Jan Holesovsky</dc:creator>
              <dc:date>2013-03-26T19:53:00</dc:date>
            </office:change-info>
            <text:p text:style-name="P21"><text:s/>-</text:p>
          </text:deletion>
        </text:changed-region>
        <text:changed-region xml:id="ct199759192" text:id="ct199759192">
          <text:insertion>
            <office:change-info>
              <dc:creator>Jan Holesovsky</dc:creator>
              <dc:date>2013-03-26T20:37:00</dc:date>
            </office:change-info>
          </text:insertion>
        </text:changed-region>
        <text:changed-region xml:id="ct199759296" text:id="ct199759296">
          <text:insertion>
            <office:change-info>
              <dc:creator>Jan Holesovsky</dc:creator>
              <dc:date>2013-03-26T20:38:00</dc:date>
            </office:change-info>
          </text:insertion>
        </text:changed-region>
        <text:changed-region xml:id="ct199759608" text:id="ct199759608">
          <text:deletion>
            <office:change-info>
              <dc:creator>Jan Holesovsky</dc:creator>
              <dc:date>2013-03-26T20:37:00</dc:date>
            </office:change-info>
            <text:p text:style-name="P22">as soon as possible </text:p>
          </text:deletion>
        </text:changed-region>
        <text:changed-region xml:id="ct199759504" text:id="ct199759504">
          <text:deletion>
            <office:change-info>
              <dc:creator>Jan Holesovsky</dc:creator>
              <dc:date>2013-03-26T20:11:00</dc:date>
            </office:change-info>
            <text:p text:style-name="P22">(</text:p>
          </text:deletion>
        </text:changed-region>
        <text:changed-region xml:id="ct199759400" text:id="ct199759400">
          <text:deletion>
            <office:change-info>
              <dc:creator>Jan Holesovsky</dc:creator>
              <dc:date>2013-03-26T20:37:00</dc:date>
            </office:change-info>
            <text:p text:style-name="P22">ideally, after</text:p>
          </text:deletion>
        </text:changed-region>
        <text:changed-region xml:id="ct199759712" text:id="ct199759712">
          <text:deletion>
            <office:change-info>
              <dc:creator>Jan Holesovsky</dc:creator>
              <dc:date>2013-03-26T20:11:00</dc:date>
            </office:change-info>
            <text:p text:style-name="P22">)</text:p>
          </text:deletion>
        </text:changed-region>
        <text:changed-region xml:id="ct199759816" text:id="ct199759816">
          <text:deletion>
            <office:change-info>
              <dc:creator>Jan Holesovsky</dc:creator>
              <dc:date>2013-03-26T20:00:00</dc:date>
            </office:change-info>
            <text:p text:style-name="P23">Windows desktops by</text:p>
          </text:deletion>
        </text:changed-region>
        <text:changed-region xml:id="ct199759920" text:id="ct199759920">
          <text:insertion>
            <office:change-info>
              <dc:creator>Jan Holesovsky</dc:creator>
              <dc:date>2013-03-26T19:55:00</dc:date>
            </office:change-info>
          </text:insertion>
        </text:changed-region>
        <text:changed-region xml:id="ct199760024" text:id="ct199760024">
          <text:insertion>
            <office:change-info>
              <dc:creator>Jan Holesovsky</dc:creator>
              <dc:date>2013-03-26T19:58:00</dc:date>
            </office:change-info>
          </text:insertion>
        </text:changed-region>
        <text:changed-region xml:id="ct199760232" text:id="ct199760232">
          <text:deletion>
            <office:change-info>
              <dc:creator>Jan Holesovsky</dc:creator>
              <dc:date>2013-03-26T20:03:00</dc:date>
            </office:change-info>
            <text:p text:style-name="P24"><text:span text:style-name="T9">Deploying LibreOffice, though, does not mean eradicating MS Office from each and every PC. The goal is to maximize the </text:span>number of PCs us<text:span text:style-name="T9">ing LibreOffice, and to foster the interoperability with MS Office by identifying the areas where the latter - for obvious reasons - </text:span><text:span text:style-name="T13">tries to perpetuate the lock-in. </text:span></text:p>
          </text:deletion>
        </text:changed-region>
        <text:changed-region xml:id="ct199760128" text:id="ct199760128">
          <text:deletion>
            <office:change-info>
              <dc:creator>Jan Holesovsky</dc:creator>
              <dc:date>2013-03-26T20:04:00</dc:date>
            </office:change-info>
            <text:p text:style-name="P25">For instance, it will be necessary to educate MS Office users - who, at the end of the migration, should not exceed 20% of all users (as this is the highest potential percentage of people using MS Office specific features in corporate environments) - to avoid proprietary fonts such as Microsoft C-Fonts.</text:p>
          </text:deletion>
        </text:changed-region>
        <text:changed-region xml:id="ct199760336" text:id="ct199760336">
          <text:insertion>
            <office:change-info>
              <dc:creator>Jan Holesovsky</dc:creator>
              <dc:date>2013-03-26T20:04:00</dc:date>
            </office:change-info>
          </text:insertion>
        </text:changed-region>
        <text:changed-region xml:id="ct199760440" text:id="ct199760440">
          <text:insertion>
            <office:change-info>
              <dc:creator>Jan Holesovsky</dc:creator>
              <dc:date>2013-03-26T20:05:00</dc:date>
            </office:change-info>
          </text:insertion>
        </text:changed-region>
        <text:changed-region xml:id="ct199760544" text:id="ct199760544">
          <text:insertion>
            <office:change-info>
              <dc:creator>Jan Holesovsky</dc:creator>
              <dc:date>2013-03-26T20:06:00</dc:date>
            </office:change-info>
          </text:insertion>
        </text:changed-region>
        <text:changed-region xml:id="ct199760648" text:id="ct199760648">
          <text:deletion>
            <office:change-info>
              <dc:creator>Jan Holesovsky</dc:creator>
              <dc:date>2013-03-26T20:06:00</dc:date>
            </office:change-info>
            <text:p text:style-name="P26">seems to be</text:p>
          </text:deletion>
        </text:changed-region>
        <text:changed-region xml:id="ct199760752" text:id="ct199760752">
          <text:deletion>
            <office:change-info>
              <dc:creator>Jan Holesovsky</dc:creator>
              <dc:date>2013-03-26T20:06:00</dc:date>
            </office:change-info>
            <text:p text:style-name="P26">- i.e. more than 90% - </text:p>
          </text:deletion>
        </text:changed-region>
        <text:changed-region xml:id="ct199760856" text:id="ct199760856">
          <text:deletion>
            <office:change-info>
              <dc:creator>Jan Holesovsky</dc:creator>
              <dc:date>2013-03-26T20:06:00</dc:date>
            </office:change-info>
            <text:p text:style-name="P27"><text:span text:style-name="T14">, </text:span><text:span text:style-name="T15">including VBA patents</text:span></text:p>
          </text:deletion>
        </text:changed-region>
        <text:changed-region xml:id="ct199760960" text:id="ct199760960">
          <text:deletion>
            <office:change-info>
              <dc:creator>Jan Holesovsky</dc:creator>
              <dc:date>2013-03-26T20:12:00</dc:date>
            </office:change-info>
            <text:p text:style-name="P28">In fact, t</text:p>
          </text:deletion>
        </text:changed-region>
        <text:changed-region xml:id="ct199761064" text:id="ct199761064">
          <text:insertion>
            <office:change-info>
              <dc:creator>Jan Holesovsky</dc:creator>
              <dc:date>2013-03-26T20:12:00</dc:date>
            </office:change-info>
          </text:insertion>
        </text:changed-region>
        <text:changed-region xml:id="ct199761168" text:id="ct199761168">
          <text:deletion>
            <office:change-info>
              <dc:creator>Jan Holesovsky</dc:creator>
              <dc:date>2013-03-26T20:13:00</dc:date>
            </office:change-info>
            <text:p text:style-name="P28">new </text:p>
          </text:deletion>
        </text:changed-region>
        <text:changed-region xml:id="ct199761272" text:id="ct199761272">
          <text:deletion>
            <office:change-info>
              <dc:creator>Jan Holesovsky</dc:creator>
              <dc:date>2013-03-26T20:14:00</dc:date>
            </office:change-info>
            <text:p text:style-name="P27"><text:s/></text:p>
          </text:deletion>
        </text:changed-region>
        <text:changed-region xml:id="ct199761376" text:id="ct199761376">
          <text:insertion>
            <office:change-info>
              <dc:creator>Jan Holesovsky</dc:creator>
              <dc:date>2013-03-26T20:15:00</dc:date>
            </office:change-info>
          </text:insertion>
        </text:changed-region>
        <text:changed-region xml:id="ct199761480" text:id="ct199761480">
          <text:deletion>
            <office:change-info>
              <dc:creator>Jan Holesovsky</dc:creator>
              <dc:date>2013-03-26T20:15:00</dc:date>
            </office:change-info>
            <text:p text:style-name="P29">done</text:p>
          </text:deletion>
        </text:changed-region>
        <text:changed-region xml:id="ct199761624" text:id="ct199761624">
          <text:deletion>
            <office:change-info>
              <dc:creator>Jan Holesovsky</dc:creator>
              <dc:date>2013-03-26T20:15:00</dc:date>
            </office:change-info>
            <text:p text:style-name="P30">u</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리브레오피스로 전환하기<text:line-break/>(소프트웨어 및 문서 자유화)</text:p>
      <text:p text:style-name="P76"/>
      <text:p text:style-name="P91">리브레오피스는 <text:span text:style-name="T105">MS Windows, MacOS X, GNU/Linux에서 사용할 수 있는 대표적인 자유 소프트웨어로, 일반적인 업무에 필요한 문서 작성 및 데이터 처리 관련된 6가지 고급 프로그램이 포함되어 있습니다.(라이터-문서작업, 캘크-스프레드시트, 임프레스-프레젠테이션, 드로우-도형 그리기, 베이스-데이터베이스, 매쓰-수학 공식 표기)</text:span></text:p>
      <text:p text:style-name="P91"><text:change text:change-id="ct198939296"/><text:change text:change-id="ct198939400"/>리브레오피스는 개인용 뿐만 아니라 어떤 기관/단체에서도 사용할 수 있습니다. 프랑스 정부와 독일의 뮌헨 시를 비롯하여 전 유럽의 수많은 지역 및 도시의 공공기관에서 사용 중이며, 덴마크의 코펜하겐 병원 시스템처럼 다른 기관에서도 사용 중입니다.</text:p>
      <text:p text:style-name="P85"><text:span text:style-name="T50">리브레오피스는 </text:span><text:span text:style-name="T51">NATO를 비롯한 전세계 기관/단체에서 인정한 ISO </text:span><text:span text:style-name="T52">표준 오픈도큐먼트 형식(ODF)를 기본 파일 형식으로 사용합니다. </text:span><text:span text:style-name="T53">ODF 형식은 파일은 다음과 같은 확장자를 갖습니다. 텍스트 문서: .odt, 스프레드시트: .ods, 프레젠테이션: .odp, 도형그리기: .odg, 데이터베이스: .odb, 수학 수식: .odf</text:span></text:p>
      <text:p text:style-name="P77"><text:span text:style-name="T103">리브레오피스는 </text:span><text:span text:style-name="T68">"Hybrid PDF" 형식으로 문서를 저장할 수 있습니다. 이는 </text:span><text:span text:style-name="T103">편집이 가능한 ODF 문서를 내장한 형식으로 표준 PDF 파일입니다. 이 파일 형식은 리브레오피스로 열어서 편집할 수 있으며, 일반 PDF 리더로도 읽을 수 있습니다. 이는 문서의 상호 운용에 있어 독점적 솔루션에서는 얻을 수 없는 중대한 기능입니다.</text:span></text:p>
      <text:p text:style-name="P78">리브레오피스에서는 단축키를 이용하여 문서를 이메일 첨부 파일로 바로 보낼 수 있습니다.<text:span text:style-name="T106">(</text:span>ODF, PDF (<text:span text:style-name="T107">H</text:span>ybrid <text:span text:style-name="T106">포함</text:span>), <text:span text:style-name="T59">MS Office 형식 등</text:span><text:span text:style-name="T106">)</text:span></text:p>
      <text:p text:style-name="P82"><text:change text:change-id="ct198939192"/>리브레오피스에는 공개 글꼴만 포함되어 모든 운영체제에서 문서의 호환성을 유지할 수 있도록 설계되었습니다. 즉, 문서가 작성된 운영체제와 다른 운영체제에서 해당 문서를 열어보아도 동일한 글꼴이나 레이아웃을 사용함으로써 상호 운용성을 높일 수 있습니다.</text:p>
      <text:p text:style-name="P92"/>
      <text:p text:style-name="P83">리브레오피스로 전환하기</text:p>
      <text:p text:style-name="P79"><text:span text:style-name="T2">리브레오피스는 대부분의 사용자들이 개인적인 용도나 사무적인 용도에서 필요로 하는 거의 모든 일과 연관된 프로그램들을 제공합니다. 개인적인 수준에서 리브레오피스로 전환하는 것은 무척 쉽습니다. 하지만 기관 단위에서의 전환은 집단 수준에서의 기존 사용 습관의 저항, 써드파티 독점 소프트웨어나 문서 서식, 매크로 등을 포함한 기존 </text:span><text:span text:style-name="T108">IT 인프라와의 통합 등의 문제가 </text:span><text:soft-page-break/><text:span text:style-name="T108">존재하기 때문에 </text:span><text:span text:style-name="T2">상당히 복잡한 노력을 필요로 합니다.</text:span></text:p>
      <text:p text:style-name="P80"><text:span text:style-name="T109">하지만 반대로 단체의 일처리 방식에 대한 고민을 해볼 수 있는 좋은 기회가 될 수도 있습니다. 예를 들어 리브레오피스로 전환하기 전에 기존에 사용하던 비주얼 베</text:span><text:span text:style-name="T109">이직 매크로들을 살펴 불필요한 매크로는 없는지, 좀더 개선할 수 있는지 확인해 볼 수 있습니다. 같은 방식으로 문서 서식이나 독점 플러그인의 필요성/개선 필요성 여부를 확인할 수 있습니다.</text:span></text:p>
      <text:p text:style-name="P81"><text:span text:style-name="T110">리브레오피스 </text:span><text:span text:style-name="T111">4.0부터는 CMIS(</text:span><text:span text:style-name="T110">Content Management Interoperability Services , </text:span><text:span text:style-name="T111">컨텐츠 관리 상호 운용 서비스)의 구현으로 </text:span><text:span text:style-name="T112">MS</text:span><text:span text:style-name="T110"> SharePoint, IBM FileNet, Alfresco , Nuxeo 등과 같은 컨텐츠 관리 시스템에 접근하여 읽고 수정하는데 </text:span><text:span text:style-name="T111">별도의 플러그인이 필요한 경우가 대폭 줄었습니다.</text:span></text:p>
      <text:p text:style-name="P93"/>
      <text:p text:style-name="P107">전환 프로세스 시작하기</text:p>
      <text:p text:style-name="Autore"><text:span text:style-name="T104">리브레오피스로 전환을 위한 써드파티 프로그램, 서식 파일 매크로 등의 점검이 끝나면, 시범 프로젝트 구현 작업을 진행합니다. 시범 프로젝트는 </text:span><text:span text:style-name="T99">전환 작업 중에 발생할 수 있는 모든 문제들을 확인하고, 문서 작업 및 공동 작업 등이 의도한 대로 진행되는가를 확인하기 위한 것입니다. 리브레오피스가 확장성이 뛰어나고 MS 오피스와 호환성이 뛰어나지만, 서로 다른 장단점을 가진 프로그램이므로, 특정 부분에서 예기치 못한 문제를 발생시킬 수도 있습니다.</text:span></text:p>
      <text:p text:style-name="P115">시범 프로젝트의 참여자들은 기관/단체의 전체 작업 흐름에 대해 익숙하고 리브레오피스를 사용할 줄 알아야 합니다. 또는 그러한 사람들에게 자문을 구할 수 있어야 합니다.</text:p>
      <text:p text:style-name="Autore"><text:span text:style-name="T58">도큐먼트재단</text:span><text:span text:style-name="T114">(</text:span><text:span text:style-name="T115">The Document Foundation</text:span><text:span text:style-name="T114">)은 다른 오피스 스위트에서 리브레오피스로의 전환 경험이 많고, 프로젝트 관리, 개발, 교육 및 지원 분야에 전문적인 서비스를 제공하는 개인/업체 목록을 제공합니다. 기관/단체에서 리브레오피스로의 대규모 전환 작업을 진행할 때에는 이러한 전문적인 서비스를 이용하는 것이 좋습니다. 이는 또한 좀더 심층적인 소프트웨어 개발에 필요한 경제적 자원을 확보하는데 도움이 됩니다.</text:span></text:p>
      <text:p text:style-name="P116">시범 프로젝트는 다음 주요 목표를 가집니다.</text:p>
      <text:list xml:id="list5216043537897324179" text:style-name="L1">
        <text:list-item>
          <text:p text:style-name="P117"><text:span text:style-name="T69">주요 문서, 서식, 매크로: 더이상 사용하지 않거나 리브레오피스로 이전 후 사용하지 않을 문서, 서식, 매크로 제거하기. 문서나 서식은 표준 </text:span><text:span text:style-name="T116">ODF 형식으로 변환하여 계속 사용할 수 있지만, 매크로는 적절한 기술을 이용하여 새로 작성해야 합니다.</text:span></text:p>
        </text:list-item>
        <text:list-item>
          <text:p text:style-name="P117">써드 파티 소프트웨어를 이용하는 문서 중 <text:span text:style-name="T117">기관/단체 내부 생산 프로세스에 직접적인 영향을 주는 문서 목록(단일/다중) 만들기. (가능하다면, 새 표준 ODF 형식이 포함된) 새 작업 과정이 써드 파티 소프트웨어와 일관성있게 동작하는지 확인하고, 관련된 모든 사람들에게 해당 내용을 설명해야 합니다.</text:span></text:p>
        </text:list-item>
        <text:list-item>
          <text:p text:style-name="P117"><text:soft-page-break/><text:span text:style-name="T118">(특히 CRM이나 ERP 환경에서) MS 오피스에 의존적인 프로그램이나 도구 목록 만들기. 이러한 프로그램들은 리브레오피스와의 호환성을 확인해야 합니다. 예를 들어 </text:span><text:span text:style-name="T119">CMIS 연결과 같은 대체 방법 등이 있는지 확인합니다. </text:span><text:span text:style-name="T118"><text:s/>팀 리더나 그룹 매니저들에게 설문 조사를 하여 </text:span><text:span text:style-name="T119">MS 오피스와 상호 작업을 하는데 </text:span><text:span text:style-name="T118">더 나은 해결책을 얻을 수도 있습니다.</text:span></text:p>
        </text:list-item>
      </text:list>
      <text:p text:style-name="Autore">전환시 문제 발생을 최소화하고 생산성을 극대화시키려면, 사용자를 위한 “리브레오피스 사용 안내” 패키지를 만드는 것이 좋습니다. 여기에는 리브레오피스의 기본 기능과 <text:span text:style-name="T120">MS 오피스와의 차이점 등을 포함합니다.</text:span></text:p>
      <text:p text:style-name="Autore"><text:span text:style-name="T120"/></text:p>
      <text:p text:style-name="P61">표준 오픈도큐먼트로 변경하기</text:p>
      <text:p text:style-name="Autore"><text:span text:style-name="T60">모든 문서를 표준 </text:span><text:span text:style-name="T121">ODF 형식으로 변경할 때, 오래된 또는 현재 사용중인 MS 로피스 문서 형식 파일 중 (MS 오피스와 같은) 독점 오피스 스위트 사용자와 교환해야 하는 파일을 따로 구분하여 분류하는 것이 중요합니다. 파일 공유는 개발 및 정보 교환을 효과적으로 하는데 핵심적인 부분이므로 상당히 중요한 문제입니다. ODF 형식을 기본 문서 형식으로 사용하면 모든 정보 자산의 노후화</text:span><text:span text:style-name="T122">(오래됨)나 특정 업체에 종속을 방지할 수 있는 저장소를 만</text:span><text:span text:style-name="T100">드는 데 많은 이점이 있습니다.</text:span></text:p>
      <text:p text:style-name="Autore"><text:span text:style-name="T60">전환시에는 반드시 </text:span><text:span text:style-name="T123">MS 오피스를 사용해야 하는 일부 사용자를 제외한 모든 사용자들에게 리브레오피스를 설치하고 사용하도록 하는 것이 좋습니다.</text:span></text:p>
      <text:p text:style-name="P118"><text:change text:change-id="ct198938152"/><text:span text:style-name="T101">다른 사람과 문서를 주고 받을 경우에, 상대방이 </text:span><text:span text:style-name="T102">MS 오피스</text:span><text:span text:style-name="T101">2007 이상 버전을 사용한다면 ODF 1.2 에 따르는 ODF 형식을 읽거나 쓸 수 있습니다.</text:span><text:span text:style-name="T102">(주요 기능 중 일부는 사용할 수 없을 수도 있습니다)</text:span><text:span text:style-name="T101"> 혹 상대방이 리브레오피스를 사용하지 않거나 단순히 읽거나 인쇄하기만 한다면, </text:span><text:span text:style-name="T102">PDF 형식으로 변환하여 전달할 수도 있습니다. PDF 형식의 경우 읽기 전용의 최종 버전으로 만들 수도 있고, 하이브리드 PDF 처럼 리브레오피스를 이용하여 전체 편집이 가능한 버전으로 만들 수도 있습니다.</text:span></text:p>
      <text:p text:style-name="P71"><text:change text:change-id="ct198937112"/><text:change-start text:change-id="ct198177800"/><text:span text:style-name="T77">D</text:span><text:change-end text:change-id="ct198177800"/>eciding the interoperability format for each document might <text:change text:change-id="ct198177696"/>be <text:span text:style-name="T91">seen as</text:span> an unnecessary nuisance for the average user, but is a key factor for liberating both the user itself and the organization from the constraints of proprietary formats <text:change text:change-id="ct198177592"/><text:change-start text:change-id="ct198177488"/><text:span text:style-name="T77">that</text:span><text:change-end text:change-id="ct198177488"/> perpetuate the lock-in. Users and organizations should always remember that closed document formats are limiting not only their freedom but also the ownership of their information assets.</text:p>
      <text:p text:style-name="P111">Identifying "tec<text:change-start text:change-id="ct198177384"/><text:span text:style-name="T76">h</text:span><text:change-end text:change-id="ct198177384"/>nology leaders" within the organization</text:p>
      <text:p text:style-name="P63"><text:span text:style-name="T61">Once the pilot project and the migration to ODF are in place, it is the right time to i</text:span>dentify <text:span text:style-name="T61">"technology leaders" within the organization: they are the individuals who are recognized by their peers for their tech competence. For instance, they are the ones who </text:span><text:span text:style-name="T61">are asked about the latest and greatest smartphone or PC to buy, and about the </text:span><text:change text:change-id="ct198177280"/><text:change-start text:change-id="ct198177176"/><text:span text:style-name="T77">most </text:span><text:soft-page-break/><text:span text:style-name="T77">recent </text:span><text:change-end text:change-id="ct198177176"/><text:span text:style-name="T61">applications to use.</text:span></text:p>
      <text:p text:style-name="P63"><text:span text:style-name="T61">"Technology leaders" </text:span><text:span text:style-name="T5">will </text:span><text:span text:style-name="T61">have a key role in the migration process, as they will become the LibreOffice </text:span><text:span text:style-name="T61">evangelists </text:span><text:span text:style-name="T5">and act as the first </text:span>contact point for providing simple support to users. The <text:span text:style-name="T5">role and </text:span>efforts of the <text:span text:style-name="T5">"technology leaders" </text:span>should be recogni<text:span text:style-name="T5">z</text:span>ed, supported and encouraged through appropriate incentives by the <text:span text:style-name="T5">organization </text:span>management.</text:p>
      <text:p text:style-name="P64"><text:change text:change-id="ct198177072"/><text:change-start text:change-id="ct198176968"/><text:span text:style-name="T77">T</text:span><text:change-end text:change-id="ct198176968"/>he <text:span text:style-name="T5">"technology leaders" </text:span><text:change text:change-id="ct198176864"/><text:change-start text:change-id="ct198176760"/><text:span text:style-name="T77">should be invited to a</text:span><text:change-end text:change-id="ct198176760"/><text:span text:style-name="T5"> smal</text:span><text:change-start text:change-id="ct198176656"/><text:span text:style-name="T77">l</text:span><text:change-end text:change-id="ct198176656"/><text:span text:style-name="T5"> number of Libre</text:span>Office briefing sessions<text:change text:change-id="ct198176552"/><text:change-start text:change-id="ct198176448"/> <text:span text:style-name="T77">together with</text:span><text:change-end text:change-id="ct198176448"/> the senior and middle management, <text:change-start text:change-id="ct198176344"/><text:span text:style-name="T77">and </text:span><text:change-end text:change-id="ct198176344"/>the IT Support team <text:change text:change-id="ct198176240"/><text:span text:style-name="T5">. </text:span>The briefings are intended to<text:span text:style-name="T5"> </text:span>achieve the required buy in of <text:span text:style-name="T5">LibreOffice</text:span> <text:span text:style-name="T5">and motivate</text:span> the decision makers <text:span text:style-name="T5">and the opinion leaders about the migration process</text:span>.</text:p>
      <text:p text:style-name="P64">Once<text:change-start text:change-id="ct198176136"/> <text:span text:style-name="T77">the key stakeholders are</text:span><text:change-end text:change-id="ct198176136"/> convinced<text:change text:change-id="ct198176032"/><text:span text:style-name="T5">, they </text:span>will be able to <text:span text:style-name="T5">inform </text:span>their staff <text:span text:style-name="T5">about the migration process and to encourage them </text:span>to adopt <text:span text:style-name="T5">LibreOffice as early as possible after the training and the installation.</text:span></text:p>
      <text:p text:style-name="P86"><text:span text:style-name="T22">The </text:span><text:change text:change-id="ct198175928"/><text:span text:style-name="T31">mix of </text:span><text:change-start text:change-id="ct198175824"/><text:span text:style-name="T32">s</text:span><text:change-end text:change-id="ct198175824"/><text:change-start text:change-id="ct198175720"/><text:span text:style-name="T32">enior man</text:span><text:change-end text:change-id="ct198175720"/><text:span text:style-name="T47">a</text:span><text:change-start text:change-id="ct198175616"/><text:span text:style-name="T32">gement, </text:span><text:change-end text:change-id="ct198175616"/><text:span text:style-name="T22">middle manage</text:span><text:span text:style-name="T31">rs</text:span><text:change-start text:change-id="ct198175512"/><text:span text:style-name="T31">, </text:span><text:span text:style-name="T32">and </text:span><text:change-end text:change-id="ct198175512"/><text:span text:style-name="T47">"</text:span><text:change-start text:change-id="ct199496488"/><text:span text:style-name="T32">technology leaders</text:span><text:change-end text:change-id="ct199496488"/><text:span text:style-name="T47">"</text:span><text:change-start text:change-id="ct199496384"/><text:span text:style-name="T32"> will help</text:span><text:change-end text:change-id="ct199496384"/><text:change text:change-id="ct103527232"/><text:span text:style-name="T31"> to penetrate into the different layers of the organization. The group will meet regularly during all the stages of the migration process, </text:span><text:span text:style-name="T22">to share the </text:span><text:span text:style-name="T31">different </text:span><text:span text:style-name="T22">experiences and identify solutions to common issues.</text:span></text:p>
      <text:p text:style-name="P89"><text:span text:style-name="T33">Providing t</text:span><text:span text:style-name="T34">raining and support</text:span></text:p>
      <text:p text:style-name="P65"><text:span text:style-name="T71">A</text:span><text:span text:style-name="T91">n advanced</text:span><text:span text:style-name="T71"> training </text:span><text:span text:style-name="T62">on LibreOffice </text:span><text:span text:style-name="T91">- </text:span><text:change-start text:change-id="ct103298416"/><text:span text:style-name="T78">including</text:span><text:change-end text:change-id="ct103298416"/><text:change text:change-id="ct199749336"/><text:span text:style-name="T62"> characteristics, advantages, features, peculiarities, and main differences with MS Office</text:span><text:change text:change-id="ct199749440"/><text:span text:style-name="T62"> </text:span><text:span text:style-name="T91">- </text:span><text:span text:style-name="T62">is a fundamental step for any migration project. Training, at different levels, should be provided to IT personnel, trainers, "technology leaders", </text:span>middle and upper management, <text:span text:style-name="T62">and all end users.</text:span></text:p>
      <text:p text:style-name="P66"><text:span text:style-name="T9">Another objective of the training process is to make users aware of the </text:span><text:span text:style-name="T8">rationale and objectives of the migration project, so that </text:span><text:span text:style-name="T9">it</text:span><text:span text:style-name="T8"> is not perceived </text:span><text:span text:style-name="T9">as a mere solution to budget related</text:span><text:span text:style-name="T8"> issues. </text:span><text:change text:change-id="ct199749544"/><text:change-start text:change-id="ct199749648"/><text:span text:style-name="T78">M</text:span><text:change-end text:change-id="ct199749648"/><text:span text:style-name="T9">igrating to LibreOffice offers the </text:span><text:span text:style-name="T8">opportunity </text:span><text:span text:style-name="T9">of adopting a</text:span><text:change text:change-id="ct199749752"/><text:change-start text:change-id="ct199749856"/><text:span text:style-name="T78">n</text:span><text:change-end text:change-id="ct199749856"/><text:span text:style-name="T9"> open and standard </text:span><text:span text:style-name="T8">format, </text:span><text:span text:style-name="T9">intended to protect the freedom of each individual's creative work </text:span><text:span text:style-name="T8">and </text:span><text:change text:change-id="ct199749960"/><text:change-start text:change-id="ct199750064"/><text:span text:style-name="T78">prevent vendor lock-in</text:span><text:change-end text:change-id="ct199750064"/><text:span text:style-name="T8">.</text:span></text:p>
      <text:p text:style-name="P69"><text:span text:style-name="T72">U</text:span>ser<text:span text:style-name="T72">s, including middle and upper managers,</text:span> <text:span text:style-name="T72">should</text:span> be segmented <text:change-start text:change-id="ct199750168"/><text:span text:style-name="T78">according to their</text:span><text:change-end text:change-id="ct199750168"/><text:change text:change-id="ct199750272"/> technical skills, training needs and organizational units. These groups form the basis for planning <text:span text:style-name="T72">the</text:span> <text:span text:style-name="T72">implementation phase of the</text:span> migration, so that the transition takes place in homogeneous <text:span text:style-name="T72">steps</text:span> <text:change text:change-id="ct199750376"/>to avoid fragmentation<text:change text:change-id="ct199750480"/>.</text:p>
      <text:p text:style-name="P72"><text:span text:style-name="T8">The </text:span><text:span text:style-name="T63">Document Foundation </text:span><text:span text:style-name="T91">is working to</text:span><text:span text:style-name="T63"> provide a reference program for training</text:span><text:change text:change-id="ct199750584"/><text:span text:style-name="T63">, </text:span><text:change text:change-id="ct199750688"/><text:change-start text:change-id="ct199750792"/><text:span text:style-name="T78">and the </text:span><text:change-end text:change-id="ct199750792"/><text:change-start text:change-id="ct199750896"/><text:span text:style-name="T78">list of</text:span><text:change-end text:change-id="ct199750896"/><text:span text:style-name="T63"> the certifi</text:span><text:change-start text:change-id="ct199751000"/><text:span text:style-name="T78">ed</text:span><text:change-end text:change-id="ct199751000"/><text:change text:change-id="ct199751208"/><text:change text:change-id="ct199751104"/><text:span text:style-name="T63"> trainers. The availability of certified trainers is another important step for the development of a LibreOffice ecosystem capable of providing all the necessary value added services to organizations willing to deploy LibreOffice or to migrate from MS Office to LibreOffice.</text:span><text:change-start text:change-id="ct199751312"/></text:p>
      <text:p text:style-name="P73"><text:span text:style-name="T1">In order to assist users, </text:span><text:span text:style-name="T12">the entire support team </text:span><text:span text:style-name="T1">will work together to compile a list of Frequently Asked Questions (FAQ) as a quick reference </text:span><text:span text:style-name="T12">for</text:span><text:span text:style-name="T1"> future </text:span><text:span text:style-name="T12">needs</text:span><text:span text:style-name="T1">. These FAQ, </text:span><text:span text:style-name="T12">together will all the documents used during the migration process - especial</text:span><text:span text:style-name="T81">l</text:span><text:span text:style-name="T12">y </text:span><text:soft-page-break/><text:span text:style-name="T12">presentations and manuals</text:span><text:span text:style-name="T1"> </text:span><text:span text:style-name="T12">- </text:span><text:span text:style-name="T1">sh</text:span><text:span text:style-name="T12">ould be published online </text:span><text:span text:style-name="T1">onto the </text:span><text:span text:style-name="T12">organization</text:span><text:span text:style-name="T1">'s website, for easy </text:span><text:span text:style-name="T12">access and </text:span><text:span text:style-name="T1">retrieval.</text:span><text:change-end text:change-id="ct199751312"/></text:p>
      <text:p text:style-name="P87"><text:span text:style-name="T35">Training</text:span><text:change-start text:change-id="ct199751416"/><text:span text:style-name="T35"> </text:span><text:span text:style-name="T36">is crucial</text:span><text:change-end text:change-id="ct199751416"/><text:change text:change-id="ct199751624"/><text:change text:change-id="ct199751520"/><text:span text:style-name="T35"> for the development of a tech support team</text:span><text:change text:change-id="ct199751728"/><text:change-start text:change-id="ct199751832"/><text:span text:style-name="T35">. </text:span><text:span text:style-name="T36">W</text:span><text:change-end text:change-id="ct199751832"/><text:span text:style-name="T35">hen the "technology leaders" - who </text:span><text:change text:change-id="ct199751936"/><text:change-start text:change-id="ct199752040"/><text:span text:style-name="T36">often</text:span><text:change-end text:change-id="ct199752040"/><text:span text:style-name="T35"> provide the first hand support to colleagues - will not be able to </text:span><text:span text:style-name="T35">provide an answer to </text:span><text:span text:style-name="T37">issues arising within their department, </text:span><text:span text:style-name="T35">the problem should always be escalated to</text:span><text:span text:style-name="T37"> </text:span><text:span text:style-name="T47">L</text:span><text:span text:style-name="T37">evel </text:span><text:span text:style-name="T47">1 </text:span><text:span text:style-name="T37">support </text:span><text:span text:style-name="T35">and if necessary to </text:span><text:span text:style-name="T47">L</text:span><text:span text:style-name="T37">evel </text:span><text:span text:style-name="T47">2 </text:span><text:span text:style-name="T37">support</text:span><text:change text:change-id="ct199752144"/><text:span text:style-name="T35">.</text:span></text:p>
      <text:p text:style-name="P94">Level 1 and Level 2 support team can be either internal or external, or a mix of the two, according to the stage of the migration to LibreOffice.<text:change-start text:change-id="ct199752248"/></text:p>
      <text:p text:style-name="P106">Level 3 support<text:change-end text:change-id="ct199752248"/></text:p>
      <text:p text:style-name="P88"><text:change-start text:change-id="ct199752352"/><text:span text:style-name="T36">When everything else fails, and the Level 1 and 2 support comes to conclusion that a problem is not on the user's side, it is necessary to have access to Level 3 support that ca</text:span><text:change-end text:change-id="ct199752352"/><text:change-start text:change-id="ct199752456"/><text:span text:style-name="T36">n fix behavior of LibreOffice. </text:span><text:change-end text:change-id="ct199752456"/><text:change text:change-id="ct199752560"/><text:change-start text:change-id="ct199752664"/><text:span text:style-name="T36">T</text:span><text:change-end text:change-id="ct199752664"/><text:span text:style-name="T35">he LibreOffice ecosystem</text:span><text:change text:change-id="ct199752768"/><text:span text:style-name="T35"> provid</text:span><text:change-start text:change-id="ct199752872"/><text:span text:style-name="T36">es</text:span><text:change-end text:change-id="ct199752872"/><text:change text:change-id="ct199752976"/><text:span text:style-name="T35"> third level certified support</text:span><text:change-start text:change-id="ct199753080"/><text:span text:style-name="T35"> </text:span><text:change-end text:change-id="ct199753080"/><text:change-start text:change-id="ct199753184"/><text:span text:style-name="T36">via</text:span><text:change-end text:change-id="ct199753184"/><text:change text:change-id="ct199753288"/><text:span text:style-name="T35"> developers</text:span><text:change-start text:change-id="ct199757528"/><text:span text:style-name="T35"> </text:span><text:span text:style-name="T36">who are</text:span><text:change-end text:change-id="ct199757528"/><text:span text:style-name="T35"> able to identify and solve technical issues related to missing or partially implemented features, bugs or regressions.</text:span></text:p>
      <text:p text:style-name="P88"><text:span text:style-name="T38">It is important to understand that any improvement to the code</text:span><text:change-start text:change-id="ct199757632"/><text:span text:style-name="T38"> </text:span><text:span text:style-name="T39">done by the certified </text:span><text:span text:style-name="T39">develop</text:span><text:change-end text:change-id="ct199757632"/><text:change-start text:change-id="ct199757736"/><text:span text:style-name="T39">ers</text:span><text:change-end text:change-id="ct199757736"/><text:span text:style-name="T38"> will be </text:span><text:change-start text:change-id="ct199757840"/><text:span text:style-name="T40">contributed</text:span><text:change-end text:change-id="ct199757840"/><text:change text:change-id="ct199757944"/><text:span text:style-name="T38"> back to LibreOffice in order to be shared with all the users of the office suite, and will have a positive impact on the </text:span><text:span text:style-name="T41">entire ecosystem.</text:span><text:change-start text:change-id="ct199758048"/></text:p>
      <text:p text:style-name="P84"><text:change-end text:change-id="ct199758048"/><text:change-start text:change-id="ct199758152"/><text:span text:style-name="Teletype"><text:span text:style-name="T29">Deploying in a large organization without Level 3 support is extremely risky, and may lead to failure of the entire project.</text:span></text:span><text:change-end text:change-id="ct199758152"/><text:change-start text:change-id="ct199758256"/><text:span text:style-name="Teletype"><text:span text:style-name="T29"> </text:span></text:span><text:change-end text:change-id="ct199758256"/><text:change-start text:change-id="ct199758360"/><text:span text:style-name="Teletype"><text:span text:style-name="T30">With the Level 3 support in place, the organization can be sure that any problem they might face will be </text:span></text:span><text:change-end text:change-id="ct199758360"/><text:change-start text:change-id="ct199758464"/><text:span text:style-name="Teletype"><text:span text:style-name="T30">solved in timely manner – something that is impossible to achieve when using only community forums, mailing li</text:span></text:span><text:change-end text:change-id="ct199758464"/><text:change-start text:change-id="ct199758568"/><text:span text:style-name="Teletype"><text:span text:style-name="T30">sts, or bug tracking system.</text:span></text:span><text:change-end text:change-id="ct199758568"/><text:change text:change-id="ct199758672"/></text:p>
      <text:p text:style-name="P62">Deploying LibreOffice on every personal computer</text:p>
      <text:p text:style-name="P67"><text:span text:style-name="T73">The deployment of LibreOffice on every personal computer, </text:span><text:span text:style-name="T64">including those </text:span><text:change text:change-id="ct199758776"/><text:span text:style-name="T64">users who have been authorized </text:span><text:change text:change-id="ct199759088"/><text:change text:change-id="ct199758984"/><text:change text:change-id="ct199758880"/><text:span text:style-name="T64"><text:s/>to </text:span><text:span text:style-name="T65">keep on using MS Office</text:span><text:change-start text:change-id="ct199759192"/><text:span text:style-name="T65"> </text:span><text:span text:style-name="T64">for specific technical reasons</text:span><text:change-end text:change-id="ct199759192"/><text:span text:style-name="T65">, needs to be planned in advance and should be coordinated with the training schedule, in order to ensure that users will be able to use the software </text:span><text:change-start text:change-id="ct199759296"/><text:span text:style-name="T82">immediately after</text:span><text:change-end text:change-id="ct199759296"/><text:change text:change-id="ct199759608"/><text:change text:change-id="ct199759504"/><text:change text:change-id="ct199759400"/><text:span text:style-name="T65"> the first training session</text:span><text:change text:change-id="ct199759712"/><text:span text:style-name="T65">.</text:span></text:p>
      <text:p text:style-name="P68"><text:span text:style-name="T65">The deployment method can be identified and selected based on the characteristics of the organization's IT infrastructure. </text:span><text:span text:style-name="T66">LibreOffice can be mass deployed inside a large organization using </text:span><text:change text:change-id="ct199759816"/><text:change-start text:change-id="ct199759920"/><text:span text:style-name="T79">the appropriate </text:span><text:change-end text:change-id="ct199759920"/><text:change-start text:change-id="ct199760024"/><text:span text:style-name="T79">systems management software on all major platforms, or (on Windows) by</text:span><text:change-end text:change-id="ct199760024"/><text:span text:style-name="T66"> tweaking the .msi package with the help of a MSI editor such as InstEd or Orca, and then by creating a Group Policy Object (GPO) to distribute the software package.</text:span></text:p>
      <text:p text:style-name="P70"><text:change text:change-id="ct199760232"/><text:change text:change-id="ct199760128"/><text:change-start text:change-id="ct199760336"/><text:span text:style-name="T79">The users who will be allowed to keep an installation of MS Office together with the installation of LibreOffice should be made aware of specific </text:span><text:change-end text:change-id="ct199760336"/><text:change-start text:change-id="ct199760440"/><text:span text:style-name="T79">interoperability needs (avoid C* fonts </text:span><text:span text:style-name="T80">in the documents,</text:span><text:span text:style-name="T79"> etc.)</text:span><text:change-end text:change-id="ct199760440"/></text:p>
      <text:p text:style-name="P112">Lessons learned from past successful migrations to LibreOffice</text:p>
      <text:p text:style-name="P108"><text:soft-page-break/><text:span text:style-name="T42">LibreOffice feature set </text:span><text:change-start text:change-id="ct199760544"/><text:span text:style-name="T43">is</text:span><text:change-end text:change-id="ct199760544"/><text:change text:change-id="ct199760648"/><text:span text:style-name="T42"> more than adequate for the everyday needs of the majority </text:span><text:change text:change-id="ct199760752"/><text:span text:style-name="T42">of the users inside organizations of any size. In general, the few technical obstacles are related to spreadsheets using advanced features or to MS Office macros, which are often difficult to migrate for a number of reasons</text:span><text:change text:change-id="ct199760856"/><text:span text:style-name="T44">.</text:span></text:p>
      <text:p text:style-name="P109"><text:span text:style-name="T75">Users </text:span>should be able to produce <text:span text:style-name="T75">documents using LibreOffice </text:span>right after the training: <text:span text:style-name="T75">therefore, </text:span>it is crucial to complete <text:span text:style-name="T75">the </text:span>set up and <text:span text:style-name="T75">the </text:span>test of the workstations before <text:span text:style-name="T75">the </text:span>training begins, <text:span text:style-name="T75">as any</text:span> delay <text:span text:style-name="T75">in the installation of LibreOffice </text:span>will diminish the effect of the training itself. <text:span text:style-name="T75">It is also extremely important to offer</text:span> a reference point for any problem connected to the <text:span text:style-name="T75">migration, starting from "technology leaders" up to trained support personnel</text:span>.</text:p>
      <text:p text:style-name="P113"><text:change text:change-id="ct199760960"/><text:change-start text:change-id="ct199761064"/><text:span text:style-name="T80">T</text:span><text:change-end text:change-id="ct199761064"/>he production of the first few documents will create a lasting perception about the quality of LibreOffice in the mind of the users: a smooth process will motivate them to continue and try <text:change text:change-id="ct199761168"/>more advanced features, while stumbling into a problem - even a trivial one - will discourage them and leave a negative feeling.</text:p>
      <text:p text:style-name="P114">The biggest problem, <text:span text:style-name="T75">then,</text:span> <text:span text:style-name="T75">is</text:span> <text:span text:style-name="T13">the</text:span> resistance to change, <text:span text:style-name="T13">which is </text:span><text:span text:style-name="T75">a side effect</text:span><text:span text:style-name="T13"> of</text:span> the introduction of <text:span text:style-name="T13">a</text:span> <text:span text:style-name="T13">new </text:span>technology <text:span text:style-name="T75">in any large organization </text:span><text:span text:style-name="T92">(and not specifically related to LibreOffice as such)</text:span>. <text:span text:style-name="T13">This </text:span>it often seen <text:span text:style-name="T13">as </text:span>a burden, in addition to every<text:change text:change-id="ct199761272"/>day’s work, <text:span text:style-name="T13">and has to be tackled with a carefully crafted communication strategy</text:span>. <text:span text:style-name="T13">Users</text:span> have to be persuaded that the new tools, after some training, can provide <text:span text:style-name="T13">a better and more rewarding user experience</text:span>.</text:p>
      <text:p text:style-name="P74">Typical reasons for resistance to change <text:span text:style-name="T13">are:</text:span></text:p>
      <text:list xml:id="list192213700107439369" text:style-name="L2">
        <text:list-item>
          <text:p text:style-name="P119">The fear of the unknown, which triggers the fear of not being good enough to deal with the new technology;</text:p>
        </text:list-item>
        <text:list-item>
          <text:p text:style-name="P120"><text:span text:style-name="T13">The perception that the change is being imposed by the </text:span><text:span text:style-name="T74">top </text:span><text:span text:style-name="T13">management, which </text:span><text:span text:style-name="T74">is not using the new tool to the same extent of middle managers and employees;</text:span></text:p>
        </text:list-item>
        <text:list-item>
          <text:p text:style-name="P121"><text:span text:style-name="T74">A p</text:span>oor communication <text:span text:style-name="T74">strategy</text:span>: <text:span text:style-name="T74">w</text:span>hen it comes to <text:span text:style-name="T74">a </text:span>change management <text:span text:style-name="T74">process </text:span>there's no such thing as too much communication;</text:p>
        </text:list-item>
        <text:list-item>
          <text:p text:style-name="P121"><text:span text:style-name="T74">A c</text:span>hange <text:span text:style-name="T74">of the</text:span> routine, <text:span text:style-name="T74">which translated into a change - or perceived reduction - of the user's </text:span>comfort zone;</text:p>
        </text:list-item>
        <text:list-item>
          <text:p text:style-name="P121"><text:span text:style-name="T74">A l</text:span>ow trust <text:span text:style-name="T74">in the organization's, management's or personal capability to </text:span>competently manage the change;</text:p>
        </text:list-item>
        <text:list-item>
          <text:p text:style-name="P121"><text:span text:style-name="T74">A m</text:span>isunderstanding about the need for <text:span text:style-name="T74">a </text:span>change, <text:span text:style-name="T74">e</text:span>specially from those who strongly believe <text:span text:style-name="T74">that </text:span>the current way of doing things works well... and has <text:change-start text:change-id="ct199761376"/><text:span text:style-name="T80">been</text:span><text:change-end text:change-id="ct199761376"/><text:change text:change-id="ct199761480"/> for twenty years!</text:p>
        </text:list-item>
        <text:list-item>
          <text:p text:style-name="P125"><text:span text:style-name="T45">A c</text:span><text:span text:style-name="T46">hange in the status quo, </text:span><text:span text:style-name="T45">which triggers the </text:span><text:span text:style-name="T46">perception </text:span><text:span text:style-name="T45">that at the end of the process one's situation will be worse than before (because the change </text:span><text:span text:style-name="T46">favo</text:span><text:change text:change-id="ct199761624"/><text:span text:style-name="T46">rs another group, </text:span><text:span text:style-name="T45">such as younger people in the case of old loyal employees).</text:span></text:p>
        </text:list-item>
      </text:list>
      <text:p text:style-name="P110"><text:soft-page-break/><text:span text:style-name="T44">Of course, t</text:span>he <text:span text:style-name="T75">"</text:span>brute force<text:span text:style-name="T75">"</text:span> method <text:span text:style-name="T75">- which consists in installing LibreOffice and eradicating </text:span>MS Office <text:span text:style-name="T75">without any previous warning -</text:span> <text:span text:style-name="T75">is the worst of all choices, as it creates </text:span><text:span text:style-name="T67">a rejection effect which kills any hope of success.</text:span></text:p>
      <text:p text:style-name="P98"><text:span text:style-name="T48">A focused c</text:span><text:span text:style-name="T49">ommunication </text:span><text:span text:style-name="T48">strategy</text:span></text:p>
      <text:p text:style-name="P96"><text:span text:style-name="T67">In order to reduce the impact on the organization of the </text:span><text:span text:style-name="T8">migrati</text:span><text:span text:style-name="T67">on</text:span><text:span text:style-name="T8"> from </text:span><text:span text:style-name="T67">MS</text:span><text:span text:style-name="T8"> Office to LibreOffice, </text:span><text:span text:style-name="T67">it </text:span><text:span text:style-name="T8">is </text:span><text:span text:style-name="T67">extremely important to communicate to all stakeholders - first of all, to all office suite users - the reasons behind such a large</text:span><text:span text:style-name="T8"> organizational change. In fact, although the two </text:span><text:span text:style-name="T67">office </text:span><text:span text:style-name="T8">suites are </text:span><text:span text:style-name="T67">almost identical on a feature-by-feature basis, </text:span><text:span text:style-name="T8">users </text:span><text:span text:style-name="T67">do </text:span><text:span text:style-name="T67">not</text:span><text:span text:style-name="T8"> understand why th</text:span><text:span text:style-name="T67">ey have to change habits</text:span><text:span text:style-name="T8"> rooted in years of work, which have </text:span><text:span text:style-name="T67">often </text:span><text:span text:style-name="T8">become automatic.</text:span></text:p>
      <text:p text:style-name="P95">The suggested approach should include the following messages:</text:p>
      <text:list xml:id="list8234915201639793062" text:style-name="L3">
        <text:list-item>
          <text:p text:style-name="P122">Outline of the migration process and rationale;</text:p>
        </text:list-item>
        <text:list-item>
          <text:p text:style-name="P122">Short introduction to LibreOffice and Free Software basic concepts;</text:p>
        </text:list-item>
        <text:list-item>
          <text:p text:style-name="P122">Migration project schedule, with a summary of the different steps directly involving users;</text:p>
        </text:list-item>
        <text:list-item>
          <text:p text:style-name="P123"><text:span text:style-name="T93">Request for </text:span><text:span text:style-name="T98">collaboration</text:span><text:span text:style-name="T93">, </text:span><text:span text:style-name="T98">by contributing </text:span><text:span text:style-name="T93">documents/applications/work flows </text:span><text:span text:style-name="T98">which are critical for each user productivity;</text:span></text:p>
        </text:list-item>
        <text:list-item>
          <text:p text:style-name="P124"><text:span text:style-name="T98">O</text:span><text:span text:style-name="T93">utline of the training s</text:span><text:span text:style-name="T98">chedule, and of additional training opportunities;</text:span></text:p>
        </text:list-item>
        <text:list-item>
          <text:p text:style-name="P124"><text:span text:style-name="T98">Outline of the new </text:span><text:span text:style-name="T93">support </text:span><text:span text:style-name="T98">infrastructure in place </text:span><text:span text:style-name="T93">after the training </text:span><text:span text:style-name="T98">and at the end of the migration process;</text:span></text:p>
        </text:list-item>
        <text:list-item>
          <text:p text:style-name="P124"><text:span text:style-name="T98">Request for </text:span><text:span text:style-name="T93">feedback </text:span><text:span text:style-name="T98">during the entire process, and summary of the mechanism for managing the feedback.</text:span></text:p>
        </text:list-item>
      </text:list>
      <text:p text:style-name="P97"><text:span text:style-name="T98">A</text:span> <text:span text:style-name="T94">carefully crafted </text:span>change management communication plans should be targeted to the different constituencies likely to receive the message, <text:span text:style-name="T94">which are </text:span>represented not only by functional units <text:span text:style-name="T94">inside</text:span> the organizational chart, but also by <text:span text:style-name="T94">the </text:span>different types of people within those functional units.</text:p>
      <text:p text:style-name="P97"><text:span text:style-name="T94">The </text:span>different types of people are captured by the categories of change adopters, <text:span text:style-name="T94">which </text:span>have been adapted to modern marketing plans: <text:span text:style-name="T94">innovators, early adopters, early majority, late majority and laggards (or conservative traditionalists).</text:span></text:p>
      <text:p text:style-name="P96">Innovators are the people who by nature always want to try new things, <text:span text:style-name="T95">and will be at the front of any migration process to a new or different technology</text:span>. <text:span text:style-name="T95">Although they are just 2,5% of the total, t</text:span>hey try a lot of things that never make it, but they always are up for something new: the<text:span text:style-name="T95">y</text:span> are the people who want the change to be made even before <text:span text:style-name="T95">the </text:span><text:span text:style-name="T95">management decides for it.</text:span></text:p>
      <text:p text:style-name="P96"><text:span text:style-name="T95">The ea</text:span>rly <text:span text:style-name="T95">a</text:span>dopters are <text:span text:style-name="T95">the</text:span> typical opinion leaders, <text:span text:style-name="T95">and </text:span>are the people that others want to check with to see if a change is worth doing. The<text:span text:style-name="T95">y</text:span> are not as adventurous as innovators, <text:soft-page-break/>but will typically be keeping track of what things are new to see what might be worthwhile, <text:span text:style-name="T95">as </text:span>they <text:span text:style-name="T95">see</text:span> change <text:span text:style-name="T95">under a positive light.</text:span></text:p>
      <text:p text:style-name="P96">Early adopters can be any<text:span text:style-name="T95">where</text:span>, regardless of title or position. <text:span text:style-name="T95">A</text:span>ny change communication plan <text:span text:style-name="T95">should</text:span> begins by targeting these people, because their influence is essential and their resistance will make any change efforts futile. Early adopters <text:span text:style-name="T95">are</text:span> about 13,5% of any population.</text:p>
      <text:p text:style-name="P96"><text:span text:style-name="T95">T</text:span>he <text:span text:style-name="T95">e</text:span>arly <text:span text:style-name="T95">m</text:span>ajority <text:span text:style-name="T95">is</text:span> a bit more conservative than the early adopters, <text:span text:style-name="T95">and</text:span> adopt<text:span text:style-name="T95">s</text:span> new ideas just before the average member of any group does, but don't tend to keep track of things that might be new and exciting. <text:s/>They take longer to believe in a new change, <text:span text:style-name="T95">and will </text:span>follow change with "deliberate willingness" but won't lead <text:span text:style-name="T95">it</text:span>. <text:span text:style-name="T95">They</text:span> mak<text:span text:style-name="T95">e</text:span> up about 34% of a<text:span text:style-name="T95">ny</text:span> population.</text:p>
      <text:p text:style-name="P96"><text:span text:style-name="T95">The early majority </text:span>won't move to accept change without the encouragement and <text:span text:style-name="T95">the </text:span>leadership of the early adopters. They will take more time and attention to win over <text:span text:style-name="T95">in comparison with any other group</text:span>, and this is the <text:span text:style-name="T95">single </text:span>point where most <text:span text:style-name="T95">communication </text:span>change campaigns will stand or fall, <text:span text:style-name="T95">in winning these people over</text:span>.</text:p>
      <text:p text:style-name="P96"><text:span text:style-name="T95">The l</text:span>ate majority go<text:span text:style-name="T95">es</text:span> along with a change not out of belief but out of necessity, or because they see the change as inevitable. They make up another 34% of the <text:span text:style-name="T95">entire </text:span>population, <text:span text:style-name="T95">and are</text:span> most concerned about <text:span text:style-name="T95">preserving</text:span> the best elements of the old way. <text:span text:style-name="T95">Y</text:span>ou can only get them once you <text:span text:style-name="T95">have </text:span>w<text:span text:style-name="T95">o</text:span>n over the early adopters and the early majority group members.</text:p>
      <text:p text:style-name="P96"><text:span text:style-name="T95">The </text:span>laggards <text:span text:style-name="T95">or conservative</text:span> traditionalists will always like the old way better. They make up the last 16% of the population, and <text:span text:style-name="T96">t</text:span>hey <text:span text:style-name="T96">could</text:span> even make a show of compliance when everyone else is on board, but still resist <text:span text:style-name="T96">the change </text:span>in subtle <text:span text:style-name="T96">and hidden </text:span>ways.</text:p>
      <text:p text:style-name="P96">Using these strategies to create a change management communications plan can make <text:span text:style-name="T97">the</text:span> job a lot easier and more effective. Too many change management projects fail because management loses its focus and begins to <text:span text:style-name="T97">concentrate</text:span> on skeptics and critics before building momentum with more natural allies.</text:p>
      <text:p text:style-name="P75">Getting LibreOffice</text:p>
      <text:p text:style-name="P104"><text:span text:style-name="T83">LibreOffice </text:span><text:span text:style-name="T84">4.0</text:span><text:span text:style-name="T83"> is</text:span><text:span text:style-name="T84"> </text:span><text:span text:style-name="T83">available for download from: </text:span><text:a xlink:type="simple" xlink:href="http://www.libreoffice.org/download/"><text:span text:style-name="T89">http://www.libreoffice.org/download/</text:span></text:a><text:span text:style-name="T83">. Extensions are available from: </text:span><text:a xlink:type="simple" xlink:href="http://extensions.libreoffice.org/extension-center"><text:span text:style-name="T89">http://extensions.libreoffice.org/extension-center</text:span></text:a><text:span text:style-name="T83">.</text:span></text:p>
      <text:p text:style-name="P60"><text:span text:style-name="T113">LibreOffice is developed by The Document Foundation, a not for profit independent Free Software project which was launched in late September 2010, based on ten years of history of OpenOffice.org. Further information are available on the website: </text:span><text:a xlink:type="simple" xlink:href="http://www.documentfoundation.org/"><text:span text:style-name="T113">http://www.documentfoundation.org</text:span></text:a><text:span text:style-name="T113">.</text:span></text:p>
      <text:p text:style-name="P105"><text:span text:style-name="T85">LibreOffice users, free software advocates and c</text:span><text:span text:style-name="T86">ommunity </text:span><text:span text:style-name="T87">members </text:span><text:span text:style-name="T85">can support The Document Foundation with a donation</text:span><text:span text:style-name="T87"> </text:span><text:span text:style-name="T86">at </text:span><text:a xlink:type="simple" xlink:href="http://donate.libreoffice.org/"><text:span text:style-name="T90">http://donate.libreoffice.org</text:span></text:a><text:span text:style-name="T86">. </text:span><text:span text:style-name="T84">Money collected will be used to grow the infrastructure, </text:span><text:span text:style-name="T88">and </text:span><text:span text:style-name="T84">support marketing activities </text:span><text:span text:style-name="T88">to increase the awareness of the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StarSymbol" svg:font-family="StarSymbol, 'Arial Unicode MS'"/>
    <style:font-face style:name="Tahoma2" svg:font-family="Tahoma, Lucidasans"/>
    <style:font-face style:name="Courier New" svg:font-family="'Courier New'" style:font-family-generic="modern"/>
    <style:font-face style:name="Courier New1" svg:font-family="'Courier New'" style:font-family-generic="modern" style:font-pitch="fixed"/>
    <style:font-face style:name="Cumberland AMT" svg:font-family="'Cumberland AMT'" style:font-family-generic="modern" style:font-pitch="fixed"/>
    <style:font-face style:name="DejaVu Sans Mono" svg:font-family="'DejaVu Sans Mono'" style:font-family-generic="modern" style:font-pitch="fixed"/>
    <style:font-face style:name="FreeSans" svg:font-family="FreeSans" style:font-family-generic="modern" style:font-pitch="fixed"/>
    <style:font-face style:name="HG Mincho Light J" svg:font-family="'HG Mincho Light J', msmincho" style:font-pitch="variable"/>
    <style:font-face style:name="Tahoma1" svg:font-family="Tahoma, Lucidasans" style:font-pitch="variable"/>
    <style:font-face style:name="맑은 고딕" svg:font-family="'맑은 고딕'" style:font-family-generic="modern" style:font-pitch="variable"/>
    <style:font-face style:name="맑은 고딕1" svg:font-family="'맑은 고딕'" style:font-adornments="보통"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en" fo:country="US" style:font-name-asian="DejaVu Sans" style:font-size-asian="12pt" style:language-asian="it" style:country-asian="IT" style:font-name-complex="DejaVu Sans"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6cm"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3pt" style:font-name-asian="Times New Roman" style:font-size-asian="13pt" style:language-asian="it" style:country-asian="I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size="14pt"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sto_20_Base" style:class="text">
      <style:paragraph-properties fo:margin-left="0cm" fo:margin-right="0cm" fo:margin-top="0.423cm" fo:margin-bottom="0.423cm" style:contextual-spacing="false" fo:keep-together="always" fo:orphans="2" fo:widows="2" fo:text-indent="0cm" style:auto-text-indent="false" fo:keep-with-next="always"/>
      <style:text-properties fo:text-transform="uppercase" style:use-window-font-color="true" style:font-name="Times New Roman" fo:font-size="14pt" fo:font-weight="bold" style:letter-kerning="true" style:font-name-asian="Times New Roman" style:font-size-asian="14pt" style:font-weight-asian="bold" style:font-name-complex="Times New Roman" style:font-size-complex="12pt" style:language-complex="ar" style:country-complex="SA"/>
    </style:style>
    <style:style style:name="Heading_20_2" style:display-name="Heading 2" style:family="paragraph" style:parent-style-name="Standard" style:next-style-name="Testo_20_Base" style:class="text">
      <style:paragraph-properties fo:margin-left="0cm" fo:margin-right="0cm" fo:margin-top="0.388cm" fo:margin-bottom="0.388cm" style:contextual-spacing="false" style:line-height-at-least="0.176cm" fo:text-align="start" style:justify-single-word="false" fo:keep-together="always" fo:orphans="2" fo:widows="2" fo:text-indent="0cm" style:auto-text-indent="false" fo:keep-with-next="always"/>
      <style:text-properties style:use-window-font-color="true" style:font-name="Times New Roman" fo:font-size="11pt" style:font-name-asian="Times New Roman" style:font-size-asian="11pt" style:font-name-complex="Times New Roman" style:font-size-complex="11pt" style:language-complex="ar" style:country-complex="SA"/>
    </style:style>
    <style:style style:name="Heading_20_3" style:display-name="Heading 3" style:family="paragraph" style:parent-style-name="Standard" style:next-style-name="Testo_20_Base" style:class="text">
      <style:paragraph-properties fo:margin-left="0cm" fo:margin-right="0cm" fo:margin-top="0.353cm" fo:margin-bottom="0.353cm" style:contextual-spacing="false" fo:keep-together="always" fo:orphans="2" fo:widows="2" fo:text-indent="0cm" style:auto-text-indent="false" fo:keep-with-next="always"/>
      <style:text-properties style:use-window-font-color="true" style:font-name="Times New Roman" fo:font-size="11pt" fo:font-style="italic" style:font-name-asian="Times New Roman" style:font-size-asian="11pt" style:font-style-asian="italic" style:font-name-complex="Times New Roman" style:font-size-complex="10pt" style:language-complex="ar" style:country-complex="SA"/>
    </style:style>
    <style:style style:name="Heading_20_4" style:display-name="Heading 4" style:family="paragraph" style:parent-style-name="Standard" style:next-style-name="Standard" style:class="text">
      <style:paragraph-properties fo:margin-left="0cm" fo:margin-right="0cm" fo:margin-top="1.199cm" fo:margin-bottom="0.6cm" style:contextual-spacing="false" fo:keep-together="always" fo:text-indent="0cm" style:auto-text-indent="false" fo:keep-with-next="always">
        <style:tab-stops>
          <style:tab-stop style:position="0cm"/>
        </style:tab-stops>
      </style:paragraph-properties>
      <style:text-properties fo:font-size="14pt" style:font-size-asian="14pt"/>
    </style:style>
    <style:style style:name="Heading_20_5" style:display-name="Heading 5"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size="10pt" style:font-size-asian="10pt"/>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size="9pt" fo:font-style="italic" fo:font-weight="bold" style:font-size-asian="9pt" style:font-style-asian="italic" style:font-weight-asian="bold"/>
    </style:style>
    <style:style style:name="Intestazione1" style:family="paragraph" style:parent-style-name="Standard" style:next-style-name="Text_20_body">
      <style:paragraph-properties fo:margin-top="0.423cm" fo:margin-bottom="0.212cm" style:contextual-spacing="false" fo:keep-with-next="always"/>
      <style:text-properties style:font-name="Bitstream Vera Sans" fo:font-size="14pt" style:font-name-asian="HG Mincho Light J" style:font-size-asian="14pt" style:font-name-complex="Tahoma" style:font-size-complex="14pt"/>
    </style:style>
    <style:style style:name="Didascalia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YACME_20_body_20_text" style:display-name="YACME body text" style:family="paragraph">
      <style:paragraph-properties fo:margin-left="1.9cm" fo:margin-right="0cm" fo:margin-top="0.212cm" fo:margin-bottom="0.212cm" style:contextual-spacing="false" fo:line-height="110%" fo:text-align="justify"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Arial"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YACME_20_head_20_2" style:display-name="YACME head 2" style:family="paragraph" style:next-style-name="YACME_20_body_20_text">
      <style:paragraph-properties fo:margin-left="1.9cm" fo:margin-right="0cm" fo:margin-top="0.423cm" fo:margin-bottom="0.212cm" style:contextual-spacing="false" fo:orphans="0" fo:widows="0" fo:hyphenation-ladder-count="no-limit" fo:text-indent="0cm" style:auto-text-indent="false" fo:keep-with-next="always" style:text-autospace="ideograph-alpha" style:punctuation-wrap="hanging" style:line-break="strict" style:writing-mode="lr-tb"/>
      <style:text-properties style:use-window-font-color="true" style:font-name="Arial" fo:font-size="16pt" fo:font-weight="bold" style:letter-kerning="true" style:font-name-asian="Times New Roman" style:font-size-asian="16pt" style:font-weight-asian="bold" style:font-name-complex="Times New Roman" style:font-size-complex="10pt" style:language-complex="ar" style:country-complex="SA" fo:hyphenate="false" fo:hyphenation-remain-char-count="2" fo:hyphenation-push-char-count="2"/>
    </style:style>
    <style:style style:name="YACME_20_table_20_body_20_text" style:display-name="YACME table body text" style:family="paragraph">
      <style:paragraph-properties fo:margin-top="0.141cm" fo:margin-bottom="0.071cm" style:contextual-spacing="false" fo:orphans="2" fo:widows="2" fo:hyphenation-ladder-count="no-limit" style:text-autospace="ideograph-alpha" style:punctuation-wrap="hanging" style:line-break="strict" style:writing-mode="lr-tb"/>
      <style:text-properties style:use-window-font-color="true" style:font-name="Arial" fo:font-size="8pt" style:letter-kerning="true" style:font-name-asian="Times New Roman" style:font-size-asian="8pt" style:font-name-complex="Times New Roman" style:font-size-complex="10pt" style:language-complex="ar" style:country-complex="SA" fo:hyphenate="false" fo:hyphenation-remain-char-count="2" fo:hyphenation-push-char-count="2"/>
    </style:style>
    <style:style style:name="Footnote" style:family="paragraph" style:parent-style-name="Standard" style:class="extra">
      <style:paragraph-properties style:line-height-at-least="0.176cm">
        <style:tab-stops>
          <style:tab-stop style:position="0.75cm"/>
        </style:tab-stops>
      </style:paragraph-properties>
      <style:text-properties fo:color="#000000" fo:font-size="9pt" style:font-size-asian="9pt" style:font-size-complex="8pt"/>
    </style:style>
    <style:style style:name="Testo_20_Base" style:display-name="Testo Base" style:family="paragraph">
      <style:paragraph-properties fo:margin-top="0.212cm" fo:margin-bottom="0cm" style:contextual-spacing="false" fo:text-align="justify" style:justify-single-word="false" fo:orphans="2" fo:widows="2" fo:hyphenation-ladder-count="no-limit" style:text-autospace="ideograph-alpha" style:punctuation-wrap="hanging" style:line-break="strict" style:writing-mode="lr-tb"/>
      <style:text-properties fo:color="#000000" style:font-name="Times New Roman" fo:font-size="11pt" style:font-name-asian="Times New Roman" style:font-size-asian="11pt" style:language-asian="it" style:country-asian="IT" style:font-name-complex="Arial" style:font-size-complex="7.5pt" style:language-complex="ar" style:country-complex="SA" fo:hyphenate="false" fo:hyphenation-remain-char-count="2" fo:hyphenation-push-char-count="2"/>
    </style:style>
    <style:style style:name="Table" style:family="paragraph" style:parent-style-name="Testo_20_Base" style:class="extra">
      <style:paragraph-properties fo:margin-top="0cm" fo:margin-bottom="0cm" style:contextual-spacing="false" fo:text-align="start" style:justify-single-word="false"/>
      <style:text-properties fo:font-size="10pt" style:font-size-asian="10pt" style:font-size-complex="10pt"/>
    </style:style>
    <style:style style:name="Illustration" style:family="paragraph" style:parent-style-name="Didascalia1" style:class="extra"/>
    <style:style style:name="_2022__20_NCS_20_body_20_text" style:display-name="• NCS body text" style:family="paragraph">
      <style:paragraph-properties fo:margin-left="1.9cm" fo:margin-right="0cm" fo:margin-top="0.212cm" fo:margin-bottom="0.212cm" style:contextual-spacing="false" fo:line-height="110%" fo:text-align="justify"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Trebuchet MS"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_2022__20_NCS_20_head_20_2" style:display-name="• NCS head 2" style:family="paragraph" style:next-style-name="_2022__20_NCS_20_body_20_text">
      <style:paragraph-properties fo:margin-top="0.423cm" fo:margin-bottom="0.212cm" style:contextual-spacing="false" fo:orphans="0" fo:widows="0" fo:hyphenation-ladder-count="no-limit" fo:keep-with-next="always" style:text-autospace="ideograph-alpha" style:punctuation-wrap="hanging" style:line-break="strict" style:writing-mode="lr-tb"/>
      <style:text-properties style:use-window-font-color="true" style:font-name="Trebuchet MS" fo:font-size="18pt" fo:font-weight="bold" style:letter-kerning="true" style:font-name-asian="Times New Roman" style:font-size-asian="18pt" style:font-weight-asian="bold" style:font-name-complex="Times New Roman" style:font-size-complex="10pt" style:language-complex="ar" style:country-complex="SA" fo:hyphenate="false" fo:hyphenation-remain-char-count="2" fo:hyphenation-push-char-count="2"/>
    </style:style>
    <style:style style:name="_2022__20_NCS_20_bullet_20_list" style:display-name="• NCS bullet list" style:family="paragraph" style:list-style-name="WW8Num2">
      <style:paragraph-properties fo:margin-left="2.54cm" fo:margin-right="0cm" fo:margin-top="0.141cm" fo:margin-bottom="0cm" style:contextual-spacing="false" fo:line-height="110%" fo:orphans="2" fo:widows="2" fo:hyphenation-ladder-count="no-limit" fo:text-indent="0cm" style:auto-text-indent="false" style:text-autospace="ideograph-alpha" style:punctuation-wrap="hanging" style:line-break="strict" style:writing-mode="lr-tb"/>
      <style:text-properties style:use-window-font-color="true" style:font-name="Trebuchet MS"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_2022__20_NCS_20_head_20_4" style:display-name="• NCS head 4" style:family="paragraph" style:next-style-name="_2022__20_NCS_20_body_20_text">
      <style:paragraph-properties fo:margin-left="1.905cm" fo:margin-right="0cm" fo:margin-top="0.423cm" fo:margin-bottom="0.106cm" style:contextual-spacing="false" fo:orphans="0" fo:widows="0" fo:hyphenation-ladder-count="no-limit" fo:text-indent="0cm" style:auto-text-indent="false" fo:keep-with-next="always" style:text-autospace="ideograph-alpha" style:punctuation-wrap="hanging" style:line-break="strict" style:writing-mode="lr-tb"/>
      <style:text-properties style:use-window-font-color="true" style:font-name="Trebuchet MS" fo:font-size="12pt" fo:font-weight="bold" style:letter-kerning="true" style:font-name-asian="Times New Roman" style:font-size-asian="12pt" style:font-weight-asian="bold" style:font-name-complex="Times New Roman" style:font-size-complex="10pt" style:language-complex="ar" style:country-complex="SA" fo:hyphenate="false" fo:hyphenation-remain-char-count="2" fo:hyphenation-push-char-count="2"/>
    </style:style>
    <style:style style:name="_2022__20_NCS_20_table_20_body_20_text" style:display-name="• NCS table body text" style:family="paragraph">
      <style:paragraph-properties fo:margin-top="0.141cm" fo:margin-bottom="0.071cm" style:contextual-spacing="false" fo:orphans="2" fo:widows="2" fo:hyphenation-ladder-count="no-limit" style:text-autospace="ideograph-alpha" style:punctuation-wrap="hanging" style:line-break="strict" style:writing-mode="lr-tb"/>
      <style:text-properties style:use-window-font-color="true" style:font-name="Trebuchet MS"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Table_20_Contents" style:display-name="Table Contents" style:family="paragraph" style:parent-style-name="Text_20_body" style:class="extra">
      <style:paragraph-properties text:number-lines="false" text:line-number="0"/>
    </style:style>
    <style:style style:name="Corpo_20_del_20_testo_20_21" style:display-name="Corpo del testo 21" style:family="paragraph" style:parent-style-name="Standard">
      <style:paragraph-properties fo:line-height="150%" fo:text-align="justify" style:justify-single-word="false"/>
      <style:text-properties fo:font-size="13pt" style:font-size-asian="13pt" style:font-size-complex="13pt"/>
    </style:style>
    <style:style style:name="_5f_YA_20_elenco_20_puntato" style:display-name="_YA elenco puntato" style:family="paragraph">
      <style:paragraph-properties fo:margin-left="2cm" fo:margin-right="0cm" fo:margin-top="0cm" fo:margin-bottom="0cm" style:contextual-spacing="false" style:line-height-at-least="0.176cm" fo:orphans="2" fo:widows="2" fo:hyphenation-ladder-count="no-limit" fo:text-indent="0cm" style:auto-text-indent="false" style:text-autospace="ideograph-alpha" style:punctuation-wrap="hanging" style:line-break="strict" style:writing-mode="lr-tb"/>
      <style:text-properties style:use-window-font-color="true" style:font-name="Bitstream Vera Sans"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_5f_YA_20_corpo_20_del_20_testo" style:display-name="_YA corpo del testo" style:family="paragraph">
      <style:paragraph-properties fo:margin-left="1cm" fo:margin-right="0cm" fo:margin-top="0.212cm" fo:margin-bottom="0.212cm" style:contextual-spacing="false" fo:line-height="110%" fo:text-align="justify"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Bitstream Vera Sans"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Frame_20_contents" style:display-name="Frame contents" style:family="paragraph" style:parent-style-name="Text_20_body" style:class="extra"/>
    <style:style style:name="Abstract" style:family="paragraph" style:parent-style-name="Testo_20_Base" style:next-style-name="Testo_20_Base" style:master-page-name="">
      <style:paragraph-properties style:page-number="auto"/>
      <style:text-properties fo:font-size="10pt" fo:font-style="italic" style:font-style-asian="italic" style:font-size-complex="9pt"/>
    </style:style>
    <style:style style:name="_2022__20_NCS_20_table_20_bullet_20_list" style:display-name="• NCS table bullet list" style:family="paragraph" style:list-style-name="WW8Num4">
      <style:paragraph-properties fo:margin-left="0.101cm" fo:margin-right="0cm" fo:margin-top="0.101cm" fo:margin-bottom="0.101cm" style:contextual-spacing="false" fo:orphans="2" fo:widows="2"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rebuchet MS" fo:font-size="8pt" style:letter-kerning="true" style:font-name-asian="Times New Roman" style:font-size-asian="8pt" style:font-name-complex="Times New Roman" style:font-size-complex="10pt" style:language-complex="ar" style:country-complex="SA" fo:hyphenate="false" fo:hyphenation-remain-char-count="2" fo:hyphenation-push-char-count="2"/>
    </style:style>
    <style:style style:name="_2022__20_NCS_20_head_20_5" style:display-name="• NCS head 5" style:family="paragraph" style:next-style-name="_2022__20_NCS_20_body_20_text">
      <style:paragraph-properties fo:margin-left="1.905cm" fo:margin-right="0cm" fo:margin-top="0.423cm" fo:margin-bottom="0.106cm" style:contextual-spacing="false" fo:orphans="0" fo:widows="0" fo:hyphenation-ladder-count="no-limit" fo:text-indent="0cm" style:auto-text-indent="false" fo:keep-with-next="always" style:text-autospace="ideograph-alpha" style:punctuation-wrap="hanging" style:line-break="strict" style:writing-mode="lr-tb"/>
      <style:text-properties style:use-window-font-color="true" style:font-name="Trebuchet MS" fo:font-size="10.5pt" fo:font-weight="bold" style:letter-kerning="true" style:font-name-asian="Times New Roman" style:font-size-asian="10.5pt" style:font-weight-asian="bold" style:font-name-complex="Times New Roman" style:font-size-complex="10pt" style:language-complex="ar" style:country-complex="SA" fo:hyphenate="false" fo:hyphenation-remain-char-count="2" fo:hyphenation-push-char-count="2"/>
    </style:style>
    <style:style style:name="YACME_20_bullet_20_list" style:display-name="YACME bullet list" style:family="paragraph" style:list-style-name="WW8Num2">
      <style:paragraph-properties fo:margin-left="1.9cm" fo:margin-right="0cm" fo:margin-top="0.141cm" fo:margin-bottom="0cm" style:contextual-spacing="false" fo:line-height="110%" fo:orphans="2" fo:widows="2" fo:hyphenation-ladder-count="no-limit" fo:text-indent="0cm" style:auto-text-indent="false" style:text-autospace="ideograph-alpha" style:punctuation-wrap="hanging" style:line-break="strict" style:writing-mode="lr-tb"/>
      <style:text-properties style:use-window-font-color="true" style:font-name="Arial"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master-page-name="">
      <style:paragraph-properties fo:margin-left="0.635cm" fo:margin-right="0cm" fo:margin-top="0cm" fo:margin-bottom="0.212cm" style:contextual-spacing="false" fo:text-indent="-0.635cm" style:auto-text-indent="false" style:page-number="auto" fo:background-color="transparent" style:shadow="none">
        <style:tab-stops/>
        <style:background-image/>
      </style:paragraph-properties>
    </style:style>
    <style:style style:name="Numbering_20_1_20_End" style:display-name="Numbering 1 End" style:family="paragraph" style:parent-style-name="List"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Contents_20_2" style:class="index">
      <style:paragraph-properties fo:margin-left="1cm" fo:margin-right="0.501cm" fo:margin-top="0.212cm" fo:margin-bottom="0.212cm" style:contextual-spacing="false" fo:keep-together="always" fo:text-indent="-1cm" style:auto-text-indent="false">
        <style:tab-stops>
          <style:tab-stop style:position="13.503cm" style:type="right" style:leader-style="dotted" style:leader-text="."/>
        </style:tab-stops>
      </style:paragraph-properties>
      <style:text-properties fo:text-transform="uppercase" style:language-asian="it" style:country-asian="IT"/>
    </style:style>
    <style:style style:name="Contents_20_2" style:display-name="Contents 2" style:family="paragraph" style:parent-style-name="Standard" style:class="index">
      <style:paragraph-properties fo:margin-left="2cm" fo:margin-right="0.501cm" fo:margin-top="0cm" fo:margin-bottom="0cm" style:contextual-spacing="false" fo:keep-together="always" fo:text-indent="-1cm" style:auto-text-indent="false">
        <style:tab-stops>
          <style:tab-stop style:position="12.502cm" style:type="right" style:leader-style="dotted" style:leader-text="."/>
        </style:tab-stops>
      </style:paragraph-properties>
      <style:text-properties style:language-asian="it" style:country-asian="IT"/>
    </style:style>
    <style:style style:name="Contents_20_3" style:display-name="Contents 3" style:family="paragraph" style:parent-style-name="Standard" style:class="index">
      <style:paragraph-properties fo:margin-left="3cm" fo:margin-right="0.501cm" fo:margin-top="0cm" fo:margin-bottom="0cm" style:contextual-spacing="false" fo:keep-together="always" fo:text-indent="-1cm" style:auto-text-indent="false">
        <style:tab-stops>
          <style:tab-stop style:position="11.502cm" style:type="right" style:leader-style="dotted" style:leader-text="."/>
        </style:tab-stops>
      </style:paragraph-properties>
      <style:text-properties fo:font-size="11pt" style:font-size-asian="11pt" style:language-asian="it" style:country-asian="IT"/>
    </style:style>
    <style:style style:name="Contents_20_4" style:display-name="Contents 4" style:family="paragraph" style:parent-style-name="Standard" style:class="index">
      <style:paragraph-properties fo:margin-left="4.501cm" fo:margin-right="0.501cm" fo:margin-top="0cm" fo:margin-bottom="0cm" style:contextual-spacing="false" fo:text-align="justify" style:justify-single-word="false" fo:keep-together="always" fo:text-indent="-1.501cm" style:auto-text-indent="false">
        <style:tab-stops>
          <style:tab-stop style:position="10.001cm" style:type="right" style:leader-style="dotted" style:leader-text="."/>
        </style:tab-stops>
      </style:paragraph-properties>
      <style:text-properties fo:font-size="11pt" fo:font-style="italic" style:font-size-asian="11pt" style:language-asian="it" style:country-asian="IT" style:font-style-asian="italic"/>
    </style:style>
    <style:style style:name="Contents_20_5" style:display-name="Contents 5" style:family="paragraph" style:parent-style-name="Standard" style:next-style-name="Standard" style:class="index">
      <style:paragraph-properties fo:margin-left="1.834cm" fo:margin-right="0cm" fo:margin-top="0cm" fo:margin-bottom="0cm" style:contextual-spacing="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293cm" fo:margin-right="0cm" fo:margin-top="0cm" fo:margin-bottom="0cm" style:contextual-spacing="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752cm" fo:margin-right="0cm" fo:margin-top="0cm" fo:margin-bottom="0cm" style:contextual-spacing="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3.21cm" fo:margin-right="0cm" fo:margin-top="0cm" fo:margin-bottom="0cm" style:contextual-spacing="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669cm" fo:margin-right="0cm" fo:margin-top="0cm" fo:margin-bottom="0cm" style:contextual-spacing="false" fo:text-indent="0cm" style:auto-text-indent="false"/>
      <style:text-properties fo:font-size="9pt" style:font-size-asian="9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1.506cm" style:type="right" style:leader-style="dotted" style:leader-text="."/>
        </style:tab-stops>
      </style:paragraph-properties>
    </style:style>
    <style:style style:name="Subtitle" style:family="paragraph" style:parent-style-name="Standard" style:class="chapter"/>
    <style:style style:name="Dicitura"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2" style:font-size-complex="10pt" style:font-style-complex="italic"/>
    </style:style>
    <style:style style:name="WW-Caption" style:family="paragraph" style:parent-style-name="Standard" style:next-style-name="Standard">
      <style:paragraph-properties fo:margin-top="0.212cm" fo:margin-bottom="0.212cm" style:contextual-spacing="false" fo:text-align="justify" style:justify-single-word="false"/>
      <style:text-properties fo:font-weight="bold" style:font-weight-asian="bold"/>
    </style:style>
    <style:style style:name="ElencoPuntato" style:family="paragraph" style:parent-style-name="Standard" style:list-style-name="WW8Num1" style:master-page-name="">
      <style:paragraph-properties fo:margin-left="0cm" fo:margin-right="0cm" fo:margin-top="0cm" fo:margin-bottom="0cm" style:contextual-spacing="false" style:line-height-at-least="0.176cm" fo:text-align="justify" style:justify-single-word="false" fo:text-indent="0cm" style:auto-text-indent="false" style:page-number="auto" fo:background-color="transparent">
        <style:tab-stops>
          <style:tab-stop style:position="0cm"/>
        </style:tab-stops>
        <style:background-image/>
      </style:paragraph-properties>
      <style:text-properties fo:font-size="11pt" style:font-size-asian="11pt" style:font-size-complex="11pt"/>
    </style:style>
    <style:style style:name="WW-Table_20_of_20_Figures" style:display-name="WW-Table of Figures" style:family="paragraph" style:parent-style-name="Standard" style:next-style-name="Standard">
      <style:paragraph-properties fo:margin-left="2cm" fo:margin-right="0.497cm" fo:margin-top="0cm" fo:margin-bottom="0cm" style:contextual-spacing="false" fo:text-align="justify" style:justify-single-word="false" fo:text-indent="-2cm" style:auto-text-indent="false">
        <style:tab-stops>
          <style:tab-stop style:position="0cm"/>
          <style:tab-stop style:position="12.502cm" style:type="right" style:leader-style="dotted" style:leader-text="."/>
        </style:tab-stops>
      </style:paragraph-properties>
      <style:text-properties style:language-asian="it" style:country-asian="IT"/>
    </style:style>
    <style:style style:name="ElencoPuntato2" style:family="paragraph" style:parent-style-name="Standard" style:list-style-name="WW8Num1">
      <style:paragraph-properties fo:margin-left="0.771cm" fo:margin-right="0cm" fo:margin-top="0cm" fo:margin-bottom="0cm" style:contextual-spacing="false" style:line-height-at-least="0.176cm" fo:text-align="justify" style:justify-single-word="false" fo:text-indent="0cm" style:auto-text-indent="false">
        <style:tab-stops>
          <style:tab-stop style:position="0cm"/>
        </style:tab-stops>
      </style:paragraph-properties>
      <style:text-properties fo:font-size="11pt" style:font-size-asian="11pt" style:font-size-complex="11pt"/>
    </style:style>
    <style:style style:name="Figure" style:family="paragraph" style:parent-style-name="Testo_20_Base" style:next-style-name="TitoloFigure">
      <style:paragraph-properties fo:margin-top="0.423cm" fo:margin-bottom="0cm" style:contextual-spacing="false" fo:text-align="start" style:justify-single-word="false" fo:keep-with-next="always"/>
    </style:style>
    <style:style style:name="TitoloFigure" style:family="paragraph" style:parent-style-name="Testo_20_Base" style:next-style-name="Testo_20_Base">
      <style:paragraph-properties fo:margin-left="2.501cm" fo:margin-right="0cm" fo:margin-top="0.212cm" fo:margin-bottom="0.212cm" style:contextual-spacing="false" fo:text-align="start" style:justify-single-word="false" fo:text-indent="-2.501cm" style:auto-text-indent="false">
        <style:tab-stops>
          <style:tab-stop style:position="0cm"/>
        </style:tab-stops>
      </style:paragraph-properties>
      <style:text-properties fo:font-style="italic" style:font-style-asian="italic" style:font-size-complex="7.5pt"/>
    </style:style>
    <style:style style:name="Bibliografia" style:family="paragraph" style:parent-style-name="Testo_20_Base">
      <style:paragraph-properties fo:margin-left="0.501cm" fo:margin-right="0cm" fo:margin-top="0cm" fo:margin-bottom="0cm" style:contextual-spacing="false" fo:text-align="start" style:justify-single-word="false" fo:text-indent="-0.501cm" style:auto-text-indent="false"/>
    </style:style>
    <style:style style:name="TitoloPrincipale" style:family="paragraph" style:parent-style-name="Testo_20_Base" style:next-style-name="Autore">
      <style:paragraph-properties fo:margin-top="0cm" fo:margin-bottom="0.847cm" style:contextual-spacing="false" fo:text-align="center" style:justify-single-word="false"/>
      <style:text-properties fo:text-transform="uppercase" fo:font-size="16pt" style:font-size-asian="16pt" style:font-size-complex="16pt"/>
    </style:style>
    <style:style style:name="Autore" style:family="paragraph">
      <style:paragraph-properties fo:margin-left="0cm" fo:margin-right="0cm" fo:margin-top="0.21cm" fo:margin-bottom="0cm" style: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fo:color="#000000" style:font-name="Times New Roman" fo:font-size="12pt" style:font-name-asian="맑은 고딕1" style:font-size-asian="10pt" style:language-asian="ko" style:country-asian="KR" style:font-name-complex="Arial" style:font-size-complex="12pt" style:language-complex="ar" style:country-complex="SA" fo:hyphenate="false" fo:hyphenation-remain-char-count="2" fo:hyphenation-push-char-count="2"/>
    </style:style>
    <style:style style:name="NotaPiePagina" style:family="paragraph" style:parent-style-name="Footnote"/>
    <style:style style:name="Titolo1" style:family="paragraph" style:parent-style-name="Heading_20_1" style:default-outline-level="1" style:master-page-name="">
      <style:paragraph-properties style:line-height-at-least="0.6cm" style:page-number="auto" text:number-lines="true" text:line-number="0"/>
    </style:style>
    <style:style style:name="Titolo2" style:family="paragraph" style:parent-style-name="Heading_20_2" style:default-outline-level="2" style:master-page-name="">
      <style:paragraph-properties style:line-height-at-least="0.6cm" fo:text-align="justify" style:justify-single-word="false" style:page-number="auto" text:number-lines="true" text:line-number="0"/>
      <style:text-properties fo:font-weight="bold"/>
    </style:style>
    <style:style style:name="Titolo3" style:family="paragraph" style:parent-style-name="Heading_20_3" style:default-outline-level="3"/>
    <style:style style:name="Testo_20_fumetto" style:display-name="Testo fumetto" style:family="paragraph" style:parent-style-name="Standard">
      <style:text-properties style:font-name="Tahoma" fo:font-size="8pt" style:font-size-asian="8pt" style:font-name-complex="Tahoma" style:font-size-complex="8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FreeSans" style:font-size-complex="10pt"/>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WW8Num2z0" style:family="text">
      <style:text-properties style:font-name="Symbol"/>
    </style:style>
    <style:style style:name="WW8Num3z0" style:family="text"/>
    <style:style style:name="WW8Num4z0" style:family="text">
      <style:text-properties style:font-name="Symbol"/>
    </style:style>
    <style:style style:name="WW8Num5z0" style:family="text">
      <style:text-properties style:font-name="Symbol"/>
    </style:style>
    <style:style style:name="WW8Num5z1" style:family="text">
      <style:text-properties style:font-name="OpenSymbol" style:font-name-complex="OpenSymbol"/>
    </style:style>
    <style:style style:name="WW8Num6z0" style:family="text">
      <style:text-properties style:font-name="Symbol"/>
    </style:style>
    <style:style style:name="WW8Num6z1" style:family="text">
      <style:text-properties style:font-name="OpenSymbol" style:font-name-complex="OpenSymbol"/>
    </style:style>
    <style:style style:name="WW8Num8z0" style:family="text">
      <style:text-properties style:font-name="Symbol"/>
    </style:style>
    <style:style style:name="WW8Num8z2" style:family="text">
      <style:text-properties style:font-name="StarSymbol" style:font-name-complex="OpenSymbol"/>
    </style:style>
    <style:style style:name="WW8Num8z3" style:family="text">
      <style:text-properties style:font-name="Wingdings" style:font-name-complex="OpenSymbol"/>
    </style:style>
    <style:style style:name="WW8Num8z4" style:family="text">
      <style:text-properties style:font-name="Wingdings 2" style:font-name-complex="OpenSymbol"/>
    </style:style>
    <style:style style:name="WW8Num9z0" style:family="text">
      <style:text-properties style:font-name="Symbol" fo:font-size="10pt" style:font-size-asian="10pt"/>
    </style:style>
    <style:style style:name="WW8Num9z2" style:family="text">
      <style:text-properties style:font-name="StarSymbol" style:font-name-complex="OpenSymbol"/>
    </style:style>
    <style:style style:name="WW8Num9z3" style:family="text">
      <style:text-properties style:font-name="Wingdings" style:font-name-complex="OpenSymbol"/>
    </style:style>
    <style:style style:name="WW8Num9z4" style:family="text">
      <style:text-properties style:font-name="Wingdings 2" style:font-name-complex="OpenSymbol"/>
    </style:style>
    <style:style style:name="WW8Num10z0" style:family="text">
      <style:text-properties style:font-name="Symbol"/>
    </style:style>
    <style:style style:name="WW8Num10z1" style:family="text">
      <style:text-properties style:font-name="OpenSymbol" style:font-name-complex="OpenSymbol"/>
    </style:style>
    <style:style style:name="WW8Num11z0" style:family="text">
      <style:text-properties style:font-name="Courier New" style:font-name-complex="Courier New"/>
    </style:style>
    <style:style style:name="WW8Num11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Arial" style:font-name-complex="OpenSymbol"/>
    </style:style>
    <style:style style:name="WW8Num14z2" style:family="text">
      <style:text-properties style:font-name="StarSymbol" style:font-name-complex="OpenSymbol"/>
    </style:style>
    <style:style style:name="WW8Num14z3" style:family="text">
      <style:text-properties style:font-name="Wingdings" style:font-name-complex="OpenSymbol"/>
    </style:style>
    <style:style style:name="WW8Num14z4" style:family="text">
      <style:text-properties style:font-name="Wingdings 2" style:font-name-complex="OpenSymbol"/>
    </style:style>
    <style:style style:name="WW8Num15z0" style:family="text">
      <style:text-properties style:font-name="Arial" style:font-name-complex="OpenSymbol"/>
    </style:style>
    <style:style style:name="WW8Num15z2" style:family="text">
      <style:text-properties style:font-name="StarSymbol" style:font-name-complex="OpenSymbol"/>
    </style:style>
    <style:style style:name="WW8Num15z3" style:family="text">
      <style:text-properties style:font-name="Wingdings" style:font-name-complex="OpenSymbol"/>
    </style:style>
    <style:style style:name="WW8Num15z4" style:family="text">
      <style:text-properties style:font-name="Wingdings 2" style:font-name-complex="OpenSymbol"/>
    </style:style>
    <style:style style:name="WW8Num16z0"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6z4" style:family="text">
      <style:text-properties style:font-name="Wingdings 2" style:font-name-complex="OpenSymbol"/>
    </style:style>
    <style:style style:name="WW8Num17z0" style:family="text">
      <style:text-properties style:font-name="Arial" style:font-name-complex="OpenSymbol"/>
    </style:style>
    <style:style style:name="WW8Num17z2" style:family="text">
      <style:text-properties style:font-name="StarSymbol" style:font-name-complex="OpenSymbol"/>
    </style:style>
    <style:style style:name="WW8Num17z3" style:family="text">
      <style:text-properties style:font-name="Wingdings" style:font-name-complex="OpenSymbol"/>
    </style:style>
    <style:style style:name="WW8Num17z4" style:family="text">
      <style:text-properties style:font-name="Wingdings 2" style:font-name-complex="OpenSymbol"/>
    </style:style>
    <style:style style:name="WW8Num18z0" style:family="text">
      <style:text-properties style:font-name="Symbol" fo:font-size="10pt" style:font-size-asian="10pt"/>
    </style:style>
    <style:style style:name="Car._20_predefinito_20_paragrafo" style:display-name="Car. predefinito paragrafo" style:family="text"/>
    <style:style style:name="Bullet_20_Symbols" style:display-name="Bullet Symbols" style:family="text">
      <style:text-properties style:font-name="OpenSymbol1" style:font-name-asian="OpenSymbol1" style:font-name-complex="OpenSymbol1"/>
    </style:style>
    <style:style style:name="WW-Default_20_Paragraph_20_Font" style:display-name="WW-Default Paragraph Font" style:family="text"/>
    <style:style style:name="Footnote_20_Symbol" style:display-name="Footnote Symbol" style:family="text" style:parent-style-name="WW-Default_20_Paragraph_20_Font">
      <style:text-properties style:text-position="super 58%"/>
    </style:style>
    <style:style style:name="Rimando_20_nota_20_a_20_piè_20_di_20_pagina" style:display-name="Rimando nota a piè di pagina" style:family="text">
      <style:text-properties style:text-position="super 58%"/>
    </style:style>
    <style:style style:name="WW8Num191z0" style:family="text">
      <style:text-properties style:font-name="Symbol"/>
    </style:style>
    <style:style style:name="WW8Num247z0" style:family="text">
      <style:text-properties style:font-name="Symbol"/>
    </style:style>
    <style:style style:name="Numbering_20_Symbols" style:display-name="Numbering Symbols"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Rimando_20_nota_20_di_20_chiusura" style:display-name="Rimando nota di chiusura" style:family="text">
      <style:text-properties style:text-position="super 58%"/>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Absatz-Standardschriftart" style:family="text"/>
    <style:style style:name="WW8Num7z0" style:family="text">
      <style:text-properties style:font-name="Symbol"/>
    </style:style>
    <style:style style:name="WW8Num11z2" style:family="text">
      <style:text-properties style:font-name="Wingdings"/>
    </style:style>
    <style:style style:name="WW8Num11z3" style:family="text">
      <style:text-properties style:font-name="Symbol"/>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style style:name="WW8Num23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31z0" style:family="text">
      <style:text-properties style:font-name="Symbol"/>
    </style:style>
    <style:style style:name="WW8Num33z0"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Teletype" style:family="text">
      <style:text-properties style:font-name="Cumberland AMT" style:font-name-asian="Cumberland AMT" style:font-name-complex="Cumberland AM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3">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3">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3">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WW8Num1">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499cm" text:min-label-width="0.499cm"/>
        <style:text-properties style:font-name="StarSymbol1"/>
      </text:list-level-style-bullet>
      <text:list-level-style-bullet text:level="3" text:style-name="WW8Num1z2" text:bullet-char="">
        <style:list-level-properties text:space-before="2.54cm" text:min-label-width="0.635cm"/>
        <style:text-properties style:font-name="Wingdings"/>
      </text:list-level-style-bullet>
      <text:list-level-style-bullet text:level="4" text:style-name="WW8Num1z0" text:bullet-char="">
        <style:list-level-properties text:space-before="3.81cm" text:min-label-width="0.635cm"/>
        <style:text-properties style:font-name="Symbol"/>
      </text:list-level-style-bullet>
      <text:list-level-style-bullet text:level="5" text:style-name="WW8Num1z1" text:bullet-char="o">
        <style:list-level-properties text:space-before="5.08cm" text:min-label-width="0.635cm"/>
        <style:text-properties style:font-name="Courier New1"/>
      </text:list-level-style-bullet>
      <text:list-level-style-bullet text:level="6" text:style-name="WW8Num1z2" text:bullet-char="">
        <style:list-level-properties text:space-before="6.35cm" text:min-label-width="0.635cm"/>
        <style:text-properties style:font-name="Wingdings"/>
      </text:list-level-style-bullet>
      <text:list-level-style-bullet text:level="7" text:style-name="WW8Num1z0" text:bullet-char="">
        <style:list-level-properties text:space-before="7.62cm" text:min-label-width="0.635cm"/>
        <style:text-properties style:font-name="Symbol"/>
      </text:list-level-style-bullet>
      <text:list-level-style-bullet text:level="8" text:style-name="WW8Num1z1" text:bullet-char="o">
        <style:list-level-properties text:space-before="8.89cm" text:min-label-width="0.635cm"/>
        <style:text-properties style:font-name="Courier New1"/>
      </text:list-level-style-bullet>
      <text:list-level-style-bullet text:level="9" text:style-name="WW8Num1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WW8Num3z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3cm" fo:text-indent="-0.3cm" fo:margin-left="0.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8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8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8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8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8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8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9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9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9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9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9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9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4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14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4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4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4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4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4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4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1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5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5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5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5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6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16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6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6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6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6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6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6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7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1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7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7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7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7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master-page-name="">
      <style:paragraph-properties fo:margin-top="0.499cm" fo:margin-bottom="0cm" style:contextual-spacing="false" fo:text-align="end" style:justify-single-word="false" style:page-number="auto"/>
      <style:text-properties style:font-name="맑은 고딕" fo:font-size="24pt" fo:font-weight="bold" officeooo:rsid="009a6126" officeooo:paragraph-rsid="009a6126" style:font-name-asian="맑은 고딕" style:font-size-asian="24pt" style:font-weight-asian="bold" style:font-size-complex="24pt" style:font-weight-complex="bold"/>
    </style:style>
    <style:style style:name="MP2" style:family="paragraph" style:parent-style-name="Header_20_left">
      <style:text-properties style:text-underline-style="solid" style:text-underline-type="double" style:text-underline-width="auto" style:text-underline-color="font-colo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3cm" fo:margin-left="3cm" fo:margin-right="3cm" fo:background-color="#ffffff" style:writing-mode="lr-tb" style:layout-grid-color="#c0c0c0" style:layout-grid-lines="37" style:layout-grid-base-height="0.459cm" style:layout-grid-ruby-height="0.176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3cm" fo:margin-left="0cm" fo:margin-right="0cm" fo:margin-bottom="1cm" style:dynamic-spacing="false"/>
      </style:header-style>
      <style:footer-style/>
    </style:page-layout>
    <style:page-layout style:name="Mpm2">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59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3" text:anchor-type="paragraph" svg:x="11.596cm" svg:y="0.418cm" svg:width="3.41cm" svg:height="1.192cm" draw:z-index="6"><draw:image xlink:href="Pictures/10000201000001930000008D0A797014.png" xlink:type="simple" xlink:show="embed" xlink:actuate="onLoad"/></draw:frame></text:p>
      </style:header>
      <style:header-first style:display="false">
        <text:p text:style-name="MP1"><draw:frame draw:style-name="Mfr1" draw:name="graphics1" text:anchor-type="paragraph" svg:x="-0.005cm" svg:y="0cm" svg:width="6.221cm" svg:height="1.991cm" draw:z-index="0"><draw:image xlink:href="Pictures/10000201000001F4000000A0E13E424D.png" xlink:type="simple" xlink:show="embed" xlink:actuate="onLoad"/></draw:frame>백서(白書)</text:p>
      </style:header-first>
      <style:header-left style:display="false">
        <text:p text:style-name="MP2"><draw:frame draw:style-name="Mfr1" draw:name="graphics2" text:anchor-type="paragraph" svg:x="11.596cm" svg:y="0.418cm" svg:width="3.41cm" svg:height="1.192cm" draw:z-index="4"><draw:image xlink:href="Pictures/10000201000001930000008D0A797014.png" xlink:type="simple" xlink:show="embed" xlink:actuate="onLoad"/></draw:frame></text:p>
      </style:header-left>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MIGRAZIONE AL DESKTOP LINUX</dc:title>
    <meta:initial-creator>Peter Venkman</meta:initial-creator>
    <meta:creation-date>2009-06-02T11:22:00</meta:creation-date>
    <dc:date>2013-06-24T18:34:30.48</dc:date>
    <meta:print-date>2009-06-03T08:35:12</meta:print-date>
    <meta:editing-cycles>160</meta:editing-cycles>
    <meta:editing-duration>P2DT2H1M5S</meta:editing-duration>
    <meta:generator>LibreOffice/4.0.3.3$Windows_x86 LibreOffice_project/0eaa50a932c8f2199a615e1eb30f7ac74279539</meta:generator>
    <meta:printed-by>Peter Venkman</meta:printed-by>
    <dc:creator>Choi Jihui</dc:creator>
    <meta:document-statistic meta:table-count="0" meta:image-count="3" meta:object-count="0" meta:page-count="8" meta:paragraph-count="86" meta:word-count="4795" meta:character-count="17807" meta:non-whitespace-character-count="14814"/>
  </office:meta>
</office:document-meta>
</file>